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in"/>
    </style:style>
    <style:style style:name="co2" style:family="table-column">
      <style:table-column-properties fo:break-before="auto" style:column-width="0.3319in"/>
    </style:style>
    <style:style style:name="co3" style:family="table-column">
      <style:table-column-properties fo:break-before="auto" style:column-width="0.1717in"/>
    </style:style>
    <style:style style:name="co4" style:family="table-column">
      <style:table-column-properties fo:break-before="auto" style:column-width="0.15in"/>
    </style:style>
    <style:style style:name="co5" style:family="table-column">
      <style:table-column-properties fo:break-before="auto" style:column-width="0.1602in"/>
    </style:style>
    <style:style style:name="co6" style:family="table-column">
      <style:table-column-properties fo:break-before="auto" style:column-width="0.889in"/>
    </style:style>
    <style:style style:name="co7" style:family="table-column">
      <style:table-column-properties fo:break-before="auto" style:column-width="0.2783in"/>
    </style:style>
    <style:style style:name="co8" style:family="table-column">
      <style:table-column-properties fo:break-before="auto" style:column-width="0.3965in"/>
    </style:style>
    <style:style style:name="co9" style:family="table-column">
      <style:table-column-properties fo:break-before="auto" style:column-width="1.3075in"/>
    </style:style>
    <style:style style:name="co10" style:family="table-column">
      <style:table-column-properties fo:break-before="auto" style:column-width="0.3752in"/>
    </style:style>
    <style:style style:name="co11" style:family="table-column">
      <style:table-column-properties fo:break-before="auto" style:column-width="1.3189in"/>
    </style:style>
    <style:style style:name="co12" style:family="table-column">
      <style:table-column-properties fo:break-before="auto" style:column-width="1.1898in"/>
    </style:style>
    <style:style style:name="co13" style:family="table-column">
      <style:table-column-properties fo:break-before="auto" style:column-width="0.3854in"/>
    </style:style>
    <style:style style:name="co14" style:family="table-column">
      <style:table-column-properties fo:break-before="auto" style:column-width="1.38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automatic"/>
    </style:style>
    <style:style style:name="ce2" style:family="table-cell" style:parent-style-name="Default" style:data-style-name="N100"/>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vertical-align="automat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
        <table:table-column table:style-name="co1" table:number-columns-repeated="4"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number-columns-repeated="14" table:default-cell-style-name="Default"/>
        <table:table-column table:style-name="co7" table:default-cell-style-name="ce7"/>
        <table:table-column table:style-name="co8" table:default-cell-style-name="Default"/>
        <table:table-column table:style-name="co9" table:default-cell-style-name="Default"/>
        <table:table-column table:style-name="co7" table:default-cell-style-name="ce7"/>
        <table:table-column table:style-name="co10" table:default-cell-style-name="Default"/>
        <table:table-column table:style-name="co11" table:default-cell-style-name="Default"/>
        <table:table-row table:style-name="ro1">
          <table:table-cell table:number-columns-repeated="14"/>
          <table:table-cell office:value-type="string" calcext:value-type="string">
            <text:p>MASS</text:p>
          </table:table-cell>
          <table:table-cell office:value-type="string" calcext:value-type="string">
            <text:p>ACTION</text:p>
          </table:table-cell>
          <table:table-cell office:value-type="string" calcext:value-type="string">
            <text:p>PRESERVATION</text:p>
          </table:table-cell>
          <table:table-cell office:value-type="string" calcext:value-type="string">
            <text:p>KNOWLEDGE</text:p>
          </table:table-cell>
          <table:table-cell office:value-type="string" calcext:value-type="string">
            <text:p>COORDINATION</text:p>
          </table:table-cell>
          <table:table-cell office:value-type="string" calcext:value-type="string">
            <text:p>SECURITY</text:p>
          </table:table-cell>
          <table:table-cell table:number-columns-repeated="7"/>
          <table:table-cell office:value-type="string" calcext:value-type="string">
            <text:p>b64</text:p>
          </table:table-cell>
          <table:table-cell office:value-type="string" calcext:value-type="string">
            <text:p>Hex</text:p>
          </table:table-cell>
          <table:table-cell office:value-type="string" calcext:value-type="string">
            <text:p>Meaning</text:p>
          </table:table-cell>
          <table:table-cell office:value-type="string" calcext:value-type="string">
            <text:p>b64</text:p>
          </table:table-cell>
          <table:table-cell office:value-type="string" calcext:value-type="string">
            <text:p>Hex</text:p>
          </table:table-cell>
          <table:table-cell office:value-type="string" calcext:value-type="string">
            <text:p>Meaning</text:p>
          </table:table-cell>
        </table:table-row>
        <table:table-row table:style-name="ro1">
          <table:table-cell/>
          <table:table-cell office:value-type="string" calcext:value-type="string">
            <text:p>BIN</text:p>
          </table:table-cell>
          <table:table-cell office:value-type="string" calcext:value-type="string">
            <text:p>E/W</text:p>
          </table:table-cell>
          <table:table-cell office:value-type="string" calcext:value-type="string">
            <text:p>N/S</text:p>
          </table:table-cell>
          <table:table-cell office:value-type="string" calcext:value-type="string">
            <text:p>CAN</text:p>
          </table:table-cell>
          <table:table-cell/>
          <table:table-cell office:value-type="string" calcext:value-type="string">
            <text:p>obin</text:p>
          </table:table-cell>
          <table:table-cell table:number-columns-repeated="7"/>
          <table:table-cell office:value-type="string" calcext:value-type="string">
            <text:p>MASS connotes a military force present in overwhelming numbers - a person surrounded by others of like mind. <text:s/>He has control over his circumstance to be in this position.</text:p>
          </table:table-cell>
          <table:table-cell office:value-type="string" calcext:value-type="string">
            <text:p>ACTION connotes the boldness and mobility of a military force. <text:s/>The person has taken control in his decision to act.</text:p>
          </table:table-cell>
          <table:table-cell office:value-type="string" calcext:value-type="string">
            <text:p>PRESERVATION of forces suggests a military striving, within its own space, to protect itself with armor, medics, food supplies. <text:s/>It is control over the private space they hold.</text:p>
          </table:table-cell>
          <table:table-cell office:value-type="string" calcext:value-type="string">
            <text:p>KNOWLEDGE suggests a military able to collect intelligence and most importantly able to view it realistically and impartially. <text:s/>It is control over one’s own mind, to choose to delight in knowing the truth rather than choosing what one likes to believe to be true.</text:p>
          </table:table-cell>
          <table:table-cell office:value-type="string" calcext:value-type="string">
            <text:p>COORDINATION suggests a military communicating and taking action to support one another. <text:s/>It involves control over morale to have the confidence to act jointly.</text:p>
          </table:table-cell>
          <table:table-cell office:value-type="string" calcext:value-type="string">
            <text:p>SECURITY suggests a military whose plans are unknown to anyone, which is ready to surprise its opponents. <text:s/>This involves control over its interaction with external society.</text:p>
          </table:table-cell>
          <table:table-cell office:value-type="string" calcext:value-type="string">
            <text:p>DESCRIPTION</text:p>
          </table:table-cell>
          <table:table-cell office:value-type="string" calcext:value-type="string">
            <text:p>OPPOSITE (XOR all attributes)</text:p>
          </table:table-cell>
          <table:table-cell office:value-type="string" calcext:value-type="string">
            <text:p>CONVERSE - flipped trigrams of physical and mental advantages</text:p>
          </table:table-cell>
          <table:table-cell table:number-columns-repeated="10"/>
        </table:table-row>
        <table:table-row table:style-name="ro1">
          <table:table-cell office:value-type="string" calcext:value-type="string">
            <text:p>A</text:p>
          </table:table-cell>
          <table:table-cell table:formula="of:=[.H3]+2*([.I3]+2*([.J3]+2*([.K3]+2*([.L3]+2*[.M3]))))" office:value-type="float" office:value="0" calcext:value-type="float">
            <text:p>0</text:p>
          </table:table-cell>
          <table:table-cell table:formula="of:=3-[.H3]-[.I3]-[.J3]+[.K3]+[.L3]+[.M3]" office:value-type="float" office:value="3" calcext:value-type="float">
            <text:p>3</text:p>
          </table:table-cell>
          <table:table-cell table:formula="of:=SUM([.H3:.M3])" office:value-type="float" office:value="0" calcext:value-type="float">
            <text:p>0</text:p>
          </table:table-cell>
          <table:table-cell office:value-type="float" office:value="2" calcext:value-type="float">
            <text:p>2</text:p>
          </table:table-cell>
          <table:table-cell table:style-name="ce8" office:value-type="string" calcext:value-type="string">
            <text:p>䷁ </text:p>
          </table:table-cell>
          <table:table-cell office:value-type="float" office:value="1" calcext:value-type="float">
            <text:p>1</text:p>
          </table:table-cell>
          <table:table-cell table:number-columns-repeated="6" office:value-type="float" office:value="0" calcext:value-type="float">
            <text:p>0</text:p>
          </table:table-cell>
          <table:table-cell office:value-type="string" calcext:value-type="string">
            <text:p>Submission</text:p>
          </table:table-cell>
          <table:table-cell office:value-type="string" calcext:value-type="string">
            <text:p>The first 0, lacking MASS, distinguishes submission from RETURN. <text:s/>There is nothing familiar in this subjection.</text:p>
          </table:table-cell>
          <table:table-cell office:value-type="string" calcext:value-type="string">
            <text:p>The second 0, lacking ACTION, is the difference between submission and ATTACK. <text:s/>All avenues seem closed.</text:p>
          </table:table-cell>
          <table:table-cell office:value-type="string" calcext:value-type="string">
            <text:p>The third 0, lacking PRESERVATION, means that submission lacks the humble art of SURVIVAL. <text:s/>There is no means of coping.</text:p>
          </table:table-cell>
          <table:table-cell office:value-type="string" calcext:value-type="string">
            <text:p>The fourth 0, lacking KNOWLEDGE, distinguishes submission from the INUREMENT of the poor man receiving his expected paltry wage.</text:p>
          </table:table-cell>
          <table:table-cell office:value-type="string" calcext:value-type="string">
            <text:p>The fifth 0, lacking COORDINATION, distinguishes submission from the COMPLIANCE of a follower in a shared cause.</text:p>
          </table:table-cell>
          <table:table-cell office:value-type="string" calcext:value-type="string">
            <text:p>The sixth 0, lacking SECURITY, distinguishes submission from DISCONTENT. <text:s/>There is no private space for contemplating resistance.</text:p>
          </table:table-cell>
          <table:table-cell office:value-type="string" calcext:value-type="string">
            <text:p>In this Yang-dominated interpretation of the hexagram meanings, submission is the hardest to think about; the mind tends to fantasize resistance and substitute a neighbor. <text:s/>Running away is not submission, because it implies friends or safety to run to. <text:s/>Attack, however desperate or suicidal, is not submission. <text:s/>Survival, even in the camp, is not submission. <text:s/>Even mental responses: the process of inurement to the horror, the attempt to comply with and believe the lies of the oppressor, or to become discontent in some small private mental space, steps away from submission. <text:s/>But a Yin-oriented set of hexagrams might portray this as the peaceful contentment of a baby.</text:p>
          </table:table-cell>
          <table:table-cell office:value-type="string" calcext:value-type="string">
            <text:p>Commanding</text:p>
          </table:table-cell>
          <table:table-cell office:value-type="string" calcext:value-type="string">
            <text:p>*Submission</text:p>
          </table:table-cell>
          <table:table-cell table:number-columns-repeated="4"/>
          <table:table-cell table:formula="of:=[.A3]" office:value-type="string" office:string-value="A" calcext:value-type="string">
            <text:p>A</text:p>
          </table:table-cell>
          <table:table-cell table:formula="of:=COM.MICROSOFT.CONCAT([.F3];[.E3])" office:value-type="string" office:string-value="䷁ 2" calcext:value-type="string">
            <text:p>䷁ 2</text:p>
          </table:table-cell>
          <table:table-cell table:formula="of:=[.N3]" office:value-type="string" office:string-value="Submission" calcext:value-type="string">
            <text:p>Submission</text:p>
          </table:table-cell>
          <table:table-cell table:formula="of:=[.AB35]" office:value-type="string" office:string-value="g" calcext:value-type="string">
            <text:p>g</text:p>
          </table:table-cell>
          <table:table-cell table:formula="of:=[.AC35]" office:value-type="string" office:string-value="䷖ 23" calcext:value-type="string">
            <text:p>䷖ 23</text:p>
          </table:table-cell>
          <table:table-cell table:formula="of:=[.AD35]" office:value-type="string" office:string-value="Disillusion" calcext:value-type="string">
            <text:p>Disillusion</text:p>
          </table:table-cell>
        </table:table-row>
        <table:table-row table:style-name="ro1">
          <table:table-cell office:value-type="string" calcext:value-type="string">
            <text:p>B</text:p>
          </table:table-cell>
          <table:table-cell table:formula="of:=[.H4]+2*([.I4]+2*([.J4]+2*([.K4]+2*([.L4]+2*[.M4]))))" office:value-type="float" office:value="1" calcext:value-type="float">
            <text:p>1</text:p>
          </table:table-cell>
          <table:table-cell table:formula="of:=3-[.H4]-[.I4]-[.J4]+[.K4]+[.L4]+[.M4]" office:value-type="float" office:value="2" calcext:value-type="float">
            <text:p>2</text:p>
          </table:table-cell>
          <table:table-cell table:formula="of:=SUM([.H4:.M4])" office:value-type="float" office:value="1" calcext:value-type="float">
            <text:p>1</text:p>
          </table:table-cell>
          <table:table-cell office:value-type="float" office:value="24" calcext:value-type="float">
            <text:p>24</text:p>
          </table:table-cell>
          <table:table-cell table:style-name="ce8" office:value-type="string" calcext:value-type="string">
            <text:p>䷗ </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Flight</text:p>
          </table:table-cell>
          <table:table-cell office:value-type="string" calcext:value-type="string">
            <text:p>The first 1, meaning MASS, shows the person leaving a state of SUBMISSION by fleeing to friends</text:p>
          </table:table-cell>
          <table:table-cell office:value-type="string" calcext:value-type="string">
            <text:p>The second 0, lacking ACTION, distinguishes flight from HOLDING</text:p>
          </table:table-cell>
          <table:table-cell office:value-type="string" calcext:value-type="string">
            <text:p>The third 0, lacking PRESERVATION, distinguishes flight from LOOTING</text:p>
          </table:table-cell>
          <table:table-cell office:value-type="string" calcext:value-type="string">
            <text:p>The fourth 0, lacking KNOWLEDGE, distinguishes flight from MIGRATION. <text:s/>It is running away blindly without a plan.</text:p>
          </table:table-cell>
          <table:table-cell office:value-type="string" calcext:value-type="string">
            <text:p>The fifth 0, lacking COORDINATION, distinguishes flight from FOUNDING a new organization</text:p>
          </table:table-cell>
          <table:table-cell office:value-type="string" calcext:value-type="string">
            <text:p>The sixth 0, lacking SECURITY, distinguishes flight from REFUGE. <text:s/>The person has fled, but whether they are safe is another question.</text:p>
          </table:table-cell>
          <table:table-cell office:value-type="string" calcext:value-type="string">
            <text:p>“Flight” is a rout, not a retreat - a basic response to submission. <text:s/>Here flight often suggests the return to a larger group, i.e. the development of MASS.</text:p>
          </table:table-cell>
          <table:table-cell office:value-type="string" calcext:value-type="string">
            <text:p>Introducing</text:p>
          </table:table-cell>
          <table:table-cell office:value-type="string" calcext:value-type="string">
            <text:p>Inurement</text:p>
          </table:table-cell>
          <table:table-cell table:number-columns-repeated="4"/>
          <table:table-cell table:formula="of:=[.A4]" office:value-type="string" office:string-value="B" calcext:value-type="string">
            <text:p>B</text:p>
          </table:table-cell>
          <table:table-cell table:formula="of:=COM.MICROSOFT.CONCAT([.F4];[.E4])" office:value-type="string" office:string-value="䷗ 24" calcext:value-type="string">
            <text:p>䷗ 24</text:p>
          </table:table-cell>
          <table:table-cell table:formula="of:=[.N4]" office:value-type="string" office:string-value="Flight" calcext:value-type="string">
            <text:p>Flight</text:p>
          </table:table-cell>
          <table:table-cell table:formula="of:=[.AB36]" office:value-type="string" office:string-value="h" calcext:value-type="string">
            <text:p>h</text:p>
          </table:table-cell>
          <table:table-cell table:formula="of:=[.AC36]" office:value-type="string" office:string-value="䷚ 27" calcext:value-type="string">
            <text:p>䷚ 27</text:p>
          </table:table-cell>
          <table:table-cell table:formula="of:=[.AD36]" office:value-type="string" office:string-value="Refuge" calcext:value-type="string">
            <text:p>Refuge</text:p>
          </table:table-cell>
        </table:table-row>
        <table:table-row table:style-name="ro1">
          <table:table-cell office:value-type="string" calcext:value-type="string">
            <text:p>C</text:p>
          </table:table-cell>
          <table:table-cell table:formula="of:=[.H5]+2*([.I5]+2*([.J5]+2*([.K5]+2*([.L5]+2*[.M5]))))" office:value-type="float" office:value="2" calcext:value-type="float">
            <text:p>2</text:p>
          </table:table-cell>
          <table:table-cell table:formula="of:=3-[.H5]-[.I5]-[.J5]+[.K5]+[.L5]+[.M5]" office:value-type="float" office:value="2" calcext:value-type="float">
            <text:p>2</text:p>
          </table:table-cell>
          <table:table-cell table:formula="of:=SUM([.H5:.M5])" office:value-type="float" office:value="1" calcext:value-type="float">
            <text:p>1</text:p>
          </table:table-cell>
          <table:table-cell office:value-type="float" office:value="7" calcext:value-type="float">
            <text:p>7</text:p>
          </table:table-cell>
          <table:table-cell table:style-name="ce8" office:value-type="string" calcext:value-type="string">
            <text:p>䷆ </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ttack</text:p>
          </table:table-cell>
          <table:table-cell office:value-type="string" calcext:value-type="string">
            <text:p>The first 0, lacking MASS, distinguishes an audacious and uncertain struggle from the likely PROGRESS of a focused effort.</text:p>
          </table:table-cell>
          <table:table-cell office:value-type="string" calcext:value-type="string">
            <text:p>The second 1, by ACTION, is what distinguishes attack from SUBMISSION.</text:p>
          </table:table-cell>
          <table:table-cell office:value-type="string" calcext:value-type="string">
            <text:p>The third 0, lacking PRESERVATION, distinguishes the one who puts himself in peril from mere TALK in hope of achieving a goal.</text:p>
          </table:table-cell>
          <table:table-cell office:value-type="string" calcext:value-type="string">
            <text:p>The fourth 0, lacking KNOWLEDGE, distinguishes blind attack from a more effective RESCUE.</text:p>
          </table:table-cell>
          <table:table-cell office:value-type="string" calcext:value-type="string">
            <text:p>The fifth 0, lacking COORDINATION, releases attack from the FEAR of reprisal against others.</text:p>
          </table:table-cell>
          <table:table-cell office:value-type="string" calcext:value-type="string">
            <text:p>The sixth 0, lacking SECURITY, distinguishes attack from an EXPERIMENT that reduces an opponent’s power without being recognized.</text:p>
          </table:table-cell>
          <table:table-cell office:value-type="string" calcext:value-type="string">
            <text:p>The attack is an unplanned, uninformed, visceral resort to blind action to change one’s fate.</text:p>
          </table:table-cell>
          <table:table-cell office:value-type="string" calcext:value-type="string">
            <text:p>Solidarity</text:p>
          </table:table-cell>
          <table:table-cell office:value-type="string" calcext:value-type="string">
            <text:p>Compliance</text:p>
          </table:table-cell>
          <table:table-cell table:number-columns-repeated="4"/>
          <table:table-cell table:formula="of:=[.A5]" office:value-type="string" office:string-value="C" calcext:value-type="string">
            <text:p>C</text:p>
          </table:table-cell>
          <table:table-cell table:formula="of:=COM.MICROSOFT.CONCAT([.F5];[.E5])" office:value-type="string" office:string-value="䷆ 7" calcext:value-type="string">
            <text:p>䷆ 7</text:p>
          </table:table-cell>
          <table:table-cell table:formula="of:=[.N5]" office:value-type="string" office:string-value="Attack" calcext:value-type="string">
            <text:p>Attack</text:p>
          </table:table-cell>
          <table:table-cell table:formula="of:=[.AB37]" office:value-type="string" office:string-value="i" calcext:value-type="string">
            <text:p>i</text:p>
          </table:table-cell>
          <table:table-cell table:formula="of:=[.AC37]" office:value-type="string" office:string-value="䷃ 4" calcext:value-type="string">
            <text:p>䷃ 4</text:p>
          </table:table-cell>
          <table:table-cell table:formula="of:=[.AD37]" office:value-type="string" office:string-value="Experiment" calcext:value-type="string">
            <text:p>Experiment</text:p>
          </table:table-cell>
        </table:table-row>
        <table:table-row table:style-name="ro1">
          <table:table-cell office:value-type="string" calcext:value-type="string">
            <text:p>D</text:p>
          </table:table-cell>
          <table:table-cell table:formula="of:=[.H6]+2*([.I6]+2*([.J6]+2*([.K6]+2*([.L6]+2*[.M6]))))" office:value-type="float" office:value="3" calcext:value-type="float">
            <text:p>3</text:p>
          </table:table-cell>
          <table:table-cell table:formula="of:=3-[.H6]-[.I6]-[.J6]+[.K6]+[.L6]+[.M6]" office:value-type="float" office:value="1" calcext:value-type="float">
            <text:p>1</text:p>
          </table:table-cell>
          <table:table-cell table:formula="of:=SUM([.H6:.M6])" office:value-type="float" office:value="2" calcext:value-type="float">
            <text:p>2</text:p>
          </table:table-cell>
          <table:table-cell office:value-type="float" office:value="19" calcext:value-type="float">
            <text:p>19</text:p>
          </table:table-cell>
          <table:table-cell table:style-name="ce8" office:value-type="string" calcext:value-type="string">
            <text:p>䷒ </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string" calcext:value-type="string">
            <text:p>Holding</text:p>
          </table:table-cell>
          <table:table-cell office:value-type="string" calcext:value-type="string">
            <text:p>The first 1, meaning MASS, suggests the mass of people holding out against some foe. <text:s/>If the advantage of numbers is lost or fails to materialize, as at the Alamo or Harper’s Ferry, the situation becomes more akin to a suicide ATTACK even if made by standing still.</text:p>
          </table:table-cell>
          <table:table-cell office:value-type="string" calcext:value-type="string">
            <text:p>The second 1, meaning ACTION, distinguishes holding from a rout. <text:s/>The people holding here are not well coordinated or secure; only their urge to act holds them together and, thereby, holds the fort.</text:p>
          </table:table-cell>
          <table:table-cell office:value-type="string" calcext:value-type="string">
            <text:p>The third 0, lacking PRESERVATION, suggests the risk or expense of this position. <text:s/>When a holding is safe it become PRIVILEGE.</text:p>
          </table:table-cell>
          <table:table-cell office:value-type="string" calcext:value-type="string">
            <text:p>The fourth 0, lacking KNOWLEDGE, distinguishes holding from RETREATING. <text:s/>If the advantages of all positions were known, the defenders would almost surely go somewhere else.</text:p>
          </table:table-cell>
          <table:table-cell office:value-type="string" calcext:value-type="string">
            <text:p>The fifth 0, lacking COORDINATION, distinguishes holding from REGULATIONS. <text:s/>These people are holding on because they want to, not because they will be tried for retreating.</text:p>
          </table:table-cell>
          <table:table-cell office:value-type="string" calcext:value-type="string">
            <text:p>The sixth 0, lacking SECURITY, distinguishes a visible action struggling together to hold the line from GENEROSITY that may provide material support, but out of sight.</text:p>
          </table:table-cell>
          <table:table-cell office:value-type="string" calcext:value-type="string">
            <text:p>“HOLDING” portrays a group of people holding on solely through numbers and determination. <text:s/>If it succeeds it could have several good outcomes, but when it fails the result will either be a rout or a desperate fight.</text:p>
          </table:table-cell>
          <table:table-cell office:value-type="string" calcext:value-type="string">
            <text:p>Retirement</text:p>
          </table:table-cell>
          <table:table-cell office:value-type="string" calcext:value-type="string">
            <text:p>Subversion</text:p>
          </table:table-cell>
          <table:table-cell table:number-columns-repeated="4"/>
          <table:table-cell table:formula="of:=[.A6]" office:value-type="string" office:string-value="D" calcext:value-type="string">
            <text:p>D</text:p>
          </table:table-cell>
          <table:table-cell table:formula="of:=COM.MICROSOFT.CONCAT([.F6];[.E6])" office:value-type="string" office:string-value="䷒ 19" calcext:value-type="string">
            <text:p>䷒ 19</text:p>
          </table:table-cell>
          <table:table-cell table:formula="of:=[.N6]" office:value-type="string" office:string-value="Holding" calcext:value-type="string">
            <text:p>Holding</text:p>
          </table:table-cell>
          <table:table-cell table:formula="of:=[.AB38]" office:value-type="string" office:string-value="j" calcext:value-type="string">
            <text:p>j</text:p>
          </table:table-cell>
          <table:table-cell table:formula="of:=[.AC38]" office:value-type="string" office:string-value="䷨ 41" calcext:value-type="string">
            <text:p>䷨ 41</text:p>
          </table:table-cell>
          <table:table-cell table:formula="of:=[.AD38]" office:value-type="string" office:string-value="Generosity" calcext:value-type="string">
            <text:p>Generosity</text:p>
          </table:table-cell>
        </table:table-row>
        <table:table-row table:style-name="ro1">
          <table:table-cell office:value-type="string" calcext:value-type="string">
            <text:p>E</text:p>
          </table:table-cell>
          <table:table-cell table:formula="of:=[.H7]+2*([.I7]+2*([.J7]+2*([.K7]+2*([.L7]+2*[.M7]))))" office:value-type="float" office:value="4" calcext:value-type="float">
            <text:p>4</text:p>
          </table:table-cell>
          <table:table-cell table:formula="of:=3-[.H7]-[.I7]-[.J7]+[.K7]+[.L7]+[.M7]" office:value-type="float" office:value="2" calcext:value-type="float">
            <text:p>2</text:p>
          </table:table-cell>
          <table:table-cell table:formula="of:=SUM([.H7:.M7])" office:value-type="float" office:value="1" calcext:value-type="float">
            <text:p>1</text:p>
          </table:table-cell>
          <table:table-cell office:value-type="float" office:value="15" calcext:value-type="float">
            <text:p>15</text:p>
          </table:table-cell>
          <table:table-cell table:style-name="ce8" office:value-type="string" calcext:value-type="string">
            <text:p>䷎ </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Survival</text:p>
          </table:table-cell>
          <table:table-cell office:value-type="string" calcext:value-type="string">
            <text:p>The first 0, lacking MASS, leaves the person alone rather than as part of LOOTING.</text:p>
          </table:table-cell>
          <table:table-cell office:value-type="string" calcext:value-type="string">
            <text:p>The second 0, lacking ACTION, distinguishes survival from making a BEACON</text:p>
          </table:table-cell>
          <table:table-cell office:value-type="string" calcext:value-type="string">
            <text:p>The third 1, meaning PRESERVATION, is the emphasis that has distinguished the survivor from utter submission.</text:p>
          </table:table-cell>
          <table:table-cell office:value-type="string" calcext:value-type="string">
            <text:p>The fourth 0, lacking KNOWLEDGE, distinguishes survival from INDULGENCE.</text:p>
          </table:table-cell>
          <table:table-cell office:value-type="string" calcext:value-type="string">
            <text:p>The fifth 0, lacking COORDINATION, distinguishes survival from SHIRKING. <text:s/>Without coordination there is no one to be let down by selfish action.</text:p>
          </table:table-cell>
          <table:table-cell office:value-type="string" calcext:value-type="string">
            <text:p>The sixth 0, lacking SECURITY, distinguishes survival from RESTING.</text:p>
          </table:table-cell>
          <table:table-cell office:value-type="string" calcext:value-type="string">
            <text:p>Survival suggests one emerged from submission through sheer focus on self-preservation. <text:s/>It is a harsh and lonely existence lacking in security, knowledge, or bold action.</text:p>
          </table:table-cell>
          <table:table-cell office:value-type="string" calcext:value-type="string">
            <text:p>Diplomacy</text:p>
          </table:table-cell>
          <table:table-cell office:value-type="string" calcext:value-type="string">
            <text:p>Disillusion</text:p>
          </table:table-cell>
          <table:table-cell table:number-columns-repeated="4"/>
          <table:table-cell table:formula="of:=[.A7]" office:value-type="string" office:string-value="E" calcext:value-type="string">
            <text:p>E</text:p>
          </table:table-cell>
          <table:table-cell table:formula="of:=COM.MICROSOFT.CONCAT([.F7];[.E7])" office:value-type="string" office:string-value="䷎ 15" calcext:value-type="string">
            <text:p>䷎ 15</text:p>
          </table:table-cell>
          <table:table-cell table:formula="of:=[.N7]" office:value-type="string" office:string-value="Survival" calcext:value-type="string">
            <text:p>Survival</text:p>
          </table:table-cell>
          <table:table-cell table:formula="of:=[.AB39]" office:value-type="string" office:string-value="k" calcext:value-type="string">
            <text:p>k</text:p>
          </table:table-cell>
          <table:table-cell table:formula="of:=[.AC39]" office:value-type="string" office:string-value="䷳ 52" calcext:value-type="string">
            <text:p>䷳ 52</text:p>
          </table:table-cell>
          <table:table-cell table:formula="of:=[.AD39]" office:value-type="string" office:string-value="Recovery" calcext:value-type="string">
            <text:p>Recovery</text:p>
          </table:table-cell>
        </table:table-row>
        <table:table-row table:style-name="ro1">
          <table:table-cell office:value-type="string" calcext:value-type="string">
            <text:p>F</text:p>
          </table:table-cell>
          <table:table-cell table:formula="of:=[.H8]+2*([.I8]+2*([.J8]+2*([.K8]+2*([.L8]+2*[.M8]))))" office:value-type="float" office:value="5" calcext:value-type="float">
            <text:p>5</text:p>
          </table:table-cell>
          <table:table-cell table:formula="of:=3-[.H8]-[.I8]-[.J8]+[.K8]+[.L8]+[.M8]" office:value-type="float" office:value="1" calcext:value-type="float">
            <text:p>1</text:p>
          </table:table-cell>
          <table:table-cell table:formula="of:=SUM([.H8:.M8])" office:value-type="float" office:value="2" calcext:value-type="float">
            <text:p>2</text:p>
          </table:table-cell>
          <table:table-cell office:value-type="float" office:value="36" calcext:value-type="float">
            <text:p>36</text:p>
          </table:table-cell>
          <table:table-cell table:style-name="ce8" office:value-type="string" calcext:value-type="string">
            <text:p>䷣ </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Looting</text:p>
          </table:table-cell>
          <table:table-cell office:value-type="string" calcext:value-type="string">
            <text:p>The first 1, meaning MASS, distinguishes looting from survival. <text:s/>The numbers are there and people can take what they want.</text:p>
          </table:table-cell>
          <table:table-cell office:value-type="string" calcext:value-type="string">
            <text:p>The second 0, lacking ACTION, distinguishes looting from PRIVILEGE. <text:s/>Looters are a timid and transient phenomenon, not elevating itself to power, while the privileged take from others all of their lives.</text:p>
          </table:table-cell>
          <table:table-cell office:value-type="string" calcext:value-type="string">
            <text:p>The third 1, meaning PRESERVATION, distinguishes looting from FLIGHT. <text:s/>The looter, at the instant, weighs his odds of survival better by taking than by leaving.</text:p>
          </table:table-cell>
          <table:table-cell office:value-type="string" calcext:value-type="string">
            <text:p>The fourth 0, lacking KNOWLEDGE, distinguishes looting from PROSPERITY. <text:s/>It is a blind hunt.</text:p>
          </table:table-cell>
          <table:table-cell office:value-type="string" calcext:value-type="string">
            <text:p>The fifth 0, lacking COORDINATION, distinguishes looting from COMPLACENCY. <text:s/>Coordinated looting is seen as the law or the way the marketplace works, often without second glance.</text:p>
          </table:table-cell>
          <table:table-cell office:value-type="string" calcext:value-type="string">
            <text:p>The sixth 1, lacking SECURITY, distinguishes looting from CREATIVE EXPRESSION. <text:s/>The creative people free to act would repurpose things or appropriate ideas freely.</text:p>
          </table:table-cell>
          <table:table-cell office:value-type="string" calcext:value-type="string">
            <text:p>Looting suggests a mass action for personal gain.</text:p>
          </table:table-cell>
          <table:table-cell office:value-type="string" calcext:value-type="string">
            <text:p>Activism</text:p>
          </table:table-cell>
          <table:table-cell office:value-type="string" calcext:value-type="string">
            <text:p>Scheming</text:p>
          </table:table-cell>
          <table:table-cell table:number-columns-repeated="4"/>
          <table:table-cell table:formula="of:=[.A8]" office:value-type="string" office:string-value="F" calcext:value-type="string">
            <text:p>F</text:p>
          </table:table-cell>
          <table:table-cell table:formula="of:=COM.MICROSOFT.CONCAT([.F8];[.E8])" office:value-type="string" office:string-value="䷣ 36" calcext:value-type="string">
            <text:p>䷣ 36</text:p>
          </table:table-cell>
          <table:table-cell table:formula="of:=[.N8]" office:value-type="string" office:string-value="Looting" calcext:value-type="string">
            <text:p>Looting</text:p>
          </table:table-cell>
          <table:table-cell table:formula="of:=[.AB40]" office:value-type="string" office:string-value="l" calcext:value-type="string">
            <text:p>l</text:p>
          </table:table-cell>
          <table:table-cell table:formula="of:=[.AC40]" office:value-type="string" office:string-value="䷕ 22" calcext:value-type="string">
            <text:p>䷕ 22</text:p>
          </table:table-cell>
          <table:table-cell table:formula="of:=[.AD40]" office:value-type="string" office:string-value="Creative Expression" calcext:value-type="string">
            <text:p>Creative Expression</text:p>
          </table:table-cell>
        </table:table-row>
        <table:table-row table:style-name="ro1">
          <table:table-cell office:value-type="string" calcext:value-type="string">
            <text:p>G</text:p>
          </table:table-cell>
          <table:table-cell table:formula="of:=[.H9]+2*([.I9]+2*([.J9]+2*([.K9]+2*([.L9]+2*[.M9]))))" office:value-type="float" office:value="6" calcext:value-type="float">
            <text:p>6</text:p>
          </table:table-cell>
          <table:table-cell table:formula="of:=3-[.H9]-[.I9]-[.J9]+[.K9]+[.L9]+[.M9]" office:value-type="float" office:value="1" calcext:value-type="float">
            <text:p>1</text:p>
          </table:table-cell>
          <table:table-cell table:formula="of:=SUM([.H9:.M9])" office:value-type="float" office:value="2" calcext:value-type="float">
            <text:p>2</text:p>
          </table:table-cell>
          <table:table-cell office:value-type="float" office:value="46" calcext:value-type="float">
            <text:p>46</text:p>
          </table:table-cell>
          <table:table-cell table:style-name="ce8" office:value-type="string" calcext:value-type="string">
            <text:p>䷭ </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string" calcext:value-type="string">
            <text:p>Beacon</text:p>
          </table:table-cell>
          <table:table-cell office:value-type="string" calcext:value-type="string">
            <text:p>The first 0, lacking MASS, distinguishes the plaintive call for help from PRIVILEGE if it arrives.</text:p>
          </table:table-cell>
          <table:table-cell office:value-type="string" calcext:value-type="string">
            <text:p>The second 1, meaning ACTION, distinguishes this call from mere SURVIVAL.</text:p>
          </table:table-cell>
          <table:table-cell office:value-type="string" calcext:value-type="string">
            <text:p>The third 1, meaning SURVIVAL, distinguishes the beacon from an ATTACK. <text:s/>It is a rally to find help, not to arms.</text:p>
          </table:table-cell>
          <table:table-cell office:value-type="string" calcext:value-type="string">
            <text:p>The fourth 0, meaning KNOWLEDGE, distinguishes the beacon from PERSEVERANCE. <text:s/>The person lighting the beacon does not know if help will come, while the one persevering knows it will not.</text:p>
          </table:table-cell>
          <table:table-cell office:value-type="string" calcext:value-type="string">
            <text:p>The fifth 0, lacking COORDINATION, distinguishes the beacon from a REFUGE. <text:s/>It is not agreed to mean a safe place.</text:p>
          </table:table-cell>
          <table:table-cell office:value-type="string" calcext:value-type="string">
            <text:p>The sixth 0, lacking SECURITY, distinguishes the beacon from PROBLEM SOLVING. <text:s/>It is not a secure point-to-point transmission that only brings friends.</text:p>
          </table:table-cell>
          <table:table-cell office:value-type="string" calcext:value-type="string">
            <text:p>The beacon (or broadcast) may represent an SOS or distress call, but could also be an advertisement, a call to arms, or other mass communication. <text:s/>It could also be a deception. <text:s/>Though it is a form of talk, it is represented as ACTION. <text:s/>So it must be distinguished from COORDINATION - there is no agreement in place with anyone who will respond - and from MASS - there may not be anyone to respond.</text:p>
          </table:table-cell>
          <table:table-cell office:value-type="string" calcext:value-type="string">
            <text:p>Honesty</text:p>
          </table:table-cell>
          <table:table-cell office:value-type="string" calcext:value-type="string">
            <text:p>Vigil</text:p>
          </table:table-cell>
          <table:table-cell table:number-columns-repeated="4"/>
          <table:table-cell table:formula="of:=[.A9]" office:value-type="string" office:string-value="G" calcext:value-type="string">
            <text:p>G</text:p>
          </table:table-cell>
          <table:table-cell table:formula="of:=COM.MICROSOFT.CONCAT([.F9];[.E9])" office:value-type="string" office:string-value="䷭ 46" calcext:value-type="string">
            <text:p>䷭ 46</text:p>
          </table:table-cell>
          <table:table-cell table:formula="of:=[.N9]" office:value-type="string" office:string-value="Beacon" calcext:value-type="string">
            <text:p>Beacon</text:p>
          </table:table-cell>
          <table:table-cell table:formula="of:=[.AB41]" office:value-type="string" office:string-value="m" calcext:value-type="string">
            <text:p>m</text:p>
          </table:table-cell>
          <table:table-cell table:formula="of:=[.AC41]" office:value-type="string" office:string-value="䷑ 18" calcext:value-type="string">
            <text:p>䷑ 18</text:p>
          </table:table-cell>
          <table:table-cell table:formula="of:=[.AD41]" office:value-type="string" office:string-value="The Problem Solver" calcext:value-type="string">
            <text:p>The Problem Solver</text:p>
          </table:table-cell>
        </table:table-row>
        <table:table-row table:style-name="ro1">
          <table:table-cell office:value-type="string" calcext:value-type="string">
            <text:p>H</text:p>
          </table:table-cell>
          <table:table-cell table:formula="of:=[.H10]+2*([.I10]+2*([.J10]+2*([.K10]+2*([.L10]+2*[.M10]))))" office:value-type="float" office:value="7" calcext:value-type="float">
            <text:p>7</text:p>
          </table:table-cell>
          <table:table-cell table:formula="of:=3-[.H10]-[.I10]-[.J10]+[.K10]+[.L10]+[.M10]" office:value-type="float" office:value="0" calcext:value-type="float">
            <text:p>0</text:p>
          </table:table-cell>
          <table:table-cell table:formula="of:=SUM([.H10:.M10])" office:value-type="float" office:value="3" calcext:value-type="float">
            <text:p>3</text:p>
          </table:table-cell>
          <table:table-cell office:value-type="float" office:value="11" calcext:value-type="float">
            <text:p>11</text:p>
          </table:table-cell>
          <table:table-cell table:style-name="ce8" office:value-type="string" calcext:value-type="string">
            <text:p>䷊ </text:p>
          </table:table-cell>
          <table:table-cell office:value-type="float" office:value="8" calcext:value-type="float">
            <text:p>8</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string" calcext:value-type="string">
            <text:p>Privilege</text:p>
          </table:table-cell>
          <table:table-cell office:value-type="string" calcext:value-type="string">
            <text:p>The first 1, meaning MASS, distinguishes privilege from a BEACON. <text:s/>Without the numbers to back it up, a flag on a river mouth or asteroid is just a pretentious signal.</text:p>
          </table:table-cell>
          <table:table-cell office:value-type="string" calcext:value-type="string">
            <text:p>The second 1, meaning ACTION, distinguishes privilege from LOOTING. <text:s/>If the looters, already having the numbers, post armed guards on the supermarket and lay claim to it, the advantages of ownership will accrue to them and their children.</text:p>
          </table:table-cell>
          <table:table-cell office:value-type="string" calcext:value-type="string">
            <text:p>The third 1, meaning PRESERVATION, distinguishes privilege from HOLDING. <text:s/>The privileged have turned the focus on their ongoing fight to selfish ends, and in so doing, make their holding less precarious.</text:p>
          </table:table-cell>
          <table:table-cell office:value-type="string" calcext:value-type="string">
            <text:p>The fourth 0, lacking KNOWLEDGE, distinguishes privilege from STRENGTH. <text:s/>Though privilege is real, it could be undermined by some unknown means.</text:p>
          </table:table-cell>
          <table:table-cell office:value-type="string" calcext:value-type="string">
            <text:p>The fifth 0, lacking COORDINATION, distinguishes privilege from GUARDING. <text:s/>Coordination gives the privileged orders and a duty to stick together to protect their own.</text:p>
          </table:table-cell>
          <table:table-cell office:value-type="string" calcext:value-type="string">
            <text:p>The sixth 0, lacking SECURITY, distinguishes privilege from RESOURCES. <text:s/>The privileged person may be given the nation’s quota of elver eels each year; yet they do not formally own the resource, and cannot keep it out of public view.</text:p>
          </table:table-cell>
          <table:table-cell office:value-type="string" calcext:value-type="string">
            <text:p>The privileged are supported by the masses, and act boldly in their own self-interest. <text:s/>They broadcast their praises en masse, they hold on doggedly for selfish gain, they loot and attack those who resist.</text:p>
          </table:table-cell>
          <table:table-cell office:value-type="string" calcext:value-type="string">
            <text:p>The Underground</text:p>
          </table:table-cell>
          <table:table-cell office:value-type="string" calcext:value-type="string">
            <text:p>The underground</text:p>
          </table:table-cell>
          <table:table-cell table:number-columns-repeated="4"/>
          <table:table-cell table:formula="of:=[.A10]" office:value-type="string" office:string-value="H" calcext:value-type="string">
            <text:p>H</text:p>
          </table:table-cell>
          <table:table-cell table:formula="of:=COM.MICROSOFT.CONCAT([.F10];[.E10])" office:value-type="string" office:string-value="䷊ 11" calcext:value-type="string">
            <text:p>䷊ 11</text:p>
          </table:table-cell>
          <table:table-cell table:formula="of:=[.N10]" office:value-type="string" office:string-value="Privilege" calcext:value-type="string">
            <text:p>Privilege</text:p>
          </table:table-cell>
          <table:table-cell table:formula="of:=[.AB42]" office:value-type="string" office:string-value="n" calcext:value-type="string">
            <text:p>n</text:p>
          </table:table-cell>
          <table:table-cell table:formula="of:=[.AC42]" office:value-type="string" office:string-value="䷙ 26" calcext:value-type="string">
            <text:p>䷙ 26</text:p>
          </table:table-cell>
          <table:table-cell table:formula="of:=[.AD42]" office:value-type="string" office:string-value="Resources" calcext:value-type="string">
            <text:p>Resources</text:p>
          </table:table-cell>
        </table:table-row>
        <table:table-row table:style-name="ro1">
          <table:table-cell office:value-type="string" calcext:value-type="string">
            <text:p>I</text:p>
          </table:table-cell>
          <table:table-cell table:formula="of:=[.H11]+2*([.I11]+2*([.J11]+2*([.K11]+2*([.L11]+2*[.M11]))))" office:value-type="float" office:value="8" calcext:value-type="float">
            <text:p>8</text:p>
          </table:table-cell>
          <table:table-cell table:formula="of:=3-[.H11]-[.I11]-[.J11]+[.K11]+[.L11]+[.M11]" office:value-type="float" office:value="4" calcext:value-type="float">
            <text:p>4</text:p>
          </table:table-cell>
          <table:table-cell table:formula="of:=SUM([.H11:.M11])" office:value-type="float" office:value="1" calcext:value-type="float">
            <text:p>1</text:p>
          </table:table-cell>
          <table:table-cell office:value-type="float" office:value="16" calcext:value-type="float">
            <text:p>16</text:p>
          </table:table-cell>
          <table:table-cell table:style-name="ce8" office:value-type="string" calcext:value-type="string">
            <text:p>䷏ </text:p>
          </table:table-cell>
          <table:table-cell office:value-type="float" office:value="33" calcext:value-type="float">
            <text:p>3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Inurement</text:p>
          </table:table-cell>
          <table:table-cell office:value-type="string" calcext:value-type="string">
            <text:p>The first 0, lacking MASS, suggests the person alone who must adapt to the environment instead of MOVING to join his fellows.</text:p>
          </table:table-cell>
          <table:table-cell office:value-type="string" calcext:value-type="string">
            <text:p>The second 0, lacking ACTION, suggests the person without RESCUE.</text:p>
          </table:table-cell>
          <table:table-cell office:value-type="string" calcext:value-type="string">
            <text:p>The third 0, lacking PRESERVATION, distinguishes mere inurement to unpleasant circumstance from more profitable INDULGENCE </text:p>
          </table:table-cell>
          <table:table-cell office:value-type="string" calcext:value-type="string">
            <text:p>The fourth 1, meaning KNOWLEDGE, suggests inurement through knowledge of the hardships that otherwise demand abject SUBMISSION.</text:p>
          </table:table-cell>
          <table:table-cell office:value-type="string" calcext:value-type="string">
            <text:p>The fifth 0, lacking COORDINATION, distinguishes personal adaptation from collective FORAGING</text:p>
          </table:table-cell>
          <table:table-cell office:value-type="string" calcext:value-type="string">
            <text:p>The sixth 0, lacking SECURITY, shows the person inured to hardship but not daring to attempt SCHEMING to better things.</text:p>
          </table:table-cell>
          <table:table-cell/>
          <table:table-cell office:value-type="string" calcext:value-type="string">
            <text:p>Discretion</text:p>
          </table:table-cell>
          <table:table-cell office:value-type="string" calcext:value-type="string">
            <text:p>Flight</text:p>
          </table:table-cell>
          <table:table-cell table:number-columns-repeated="4"/>
          <table:table-cell table:formula="of:=[.A11]" office:value-type="string" office:string-value="I" calcext:value-type="string">
            <text:p>I</text:p>
          </table:table-cell>
          <table:table-cell table:formula="of:=COM.MICROSOFT.CONCAT([.F11];[.E11])" office:value-type="string" office:string-value="䷏ 16" calcext:value-type="string">
            <text:p>䷏ 16</text:p>
          </table:table-cell>
          <table:table-cell table:formula="of:=[.N11]" office:value-type="string" office:string-value="Inurement" calcext:value-type="string">
            <text:p>Inurement</text:p>
          </table:table-cell>
          <table:table-cell table:formula="of:=[.AB43]" office:value-type="string" office:string-value="o" calcext:value-type="string">
            <text:p>o</text:p>
          </table:table-cell>
          <table:table-cell table:formula="of:=[.AC43]" office:value-type="string" office:string-value="䷢ 35" calcext:value-type="string">
            <text:p>䷢ 35</text:p>
          </table:table-cell>
          <table:table-cell table:formula="of:=[.AD43]" office:value-type="string" office:string-value="Scheming" calcext:value-type="string">
            <text:p>Scheming</text:p>
          </table:table-cell>
        </table:table-row>
        <table:table-row table:style-name="ro1">
          <table:table-cell office:value-type="string" calcext:value-type="string">
            <text:p>J</text:p>
          </table:table-cell>
          <table:table-cell table:formula="of:=[.H12]+2*([.I12]+2*([.J12]+2*([.K12]+2*([.L12]+2*[.M12]))))" office:value-type="float" office:value="9" calcext:value-type="float">
            <text:p>9</text:p>
          </table:table-cell>
          <table:table-cell table:formula="of:=3-[.H12]-[.I12]-[.J12]+[.K12]+[.L12]+[.M12]" office:value-type="float" office:value="3" calcext:value-type="float">
            <text:p>3</text:p>
          </table:table-cell>
          <table:table-cell table:formula="of:=SUM([.H12:.M12])" office:value-type="float" office:value="2" calcext:value-type="float">
            <text:p>2</text:p>
          </table:table-cell>
          <table:table-cell office:value-type="float" office:value="51" calcext:value-type="float">
            <text:p>51</text:p>
          </table:table-cell>
          <table:table-cell table:style-name="ce8" office:value-type="string" calcext:value-type="string">
            <text:p>䷲ </text:p>
          </table:table-cell>
          <table:table-cell office:value-type="float" office:value="37" calcext:value-type="float">
            <text:p>3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Migration</text:p>
          </table:table-cell>
          <table:table-cell office:value-type="string" calcext:value-type="string">
            <text:p>The first 1, meaning MASS, distinguishes migration from INUREMENT. <text:s/>One person moving to a distant province is merely coping with his life; but when there are many, it is seen as migration.</text:p>
          </table:table-cell>
          <table:table-cell office:value-type="string" calcext:value-type="string">
            <text:p>The second 0, lacking ACTION, shows the migrants are not RETREATING. <text:s/>They know where they are going, but they are still essentially routed, not fighting a rear-guard action</text:p>
          </table:table-cell>
          <table:table-cell office:value-type="string" calcext:value-type="string">
            <text:p>The third 0, lacking PRESERVATION, distinguishes migration from PROSPERITY. <text:s/>The migration may be driven by hope, but at this point it costs money instead of producing it</text:p>
          </table:table-cell>
          <table:table-cell office:value-type="string" calcext:value-type="string">
            <text:p>The fourth 1, meaning KNOWLEDGE, distinguishes migration from FLIGHT. <text:s/>They know where they want to go to.</text:p>
          </table:table-cell>
          <table:table-cell office:value-type="string" calcext:value-type="string">
            <text:p>The fifth 0, lacking COORDINATION, distinguishes migration from TRAINING. <text:s/>The student has already arranged someone to teach him, and perhaps to sponsor him.</text:p>
          </table:table-cell>
          <table:table-cell office:value-type="string" calcext:value-type="string">
            <text:p>The sixth 0, lacking SECURITY, separates migration from PUNISHMENT. <text:s/>A great mass of people are fleeing for a reason, and if they had security to act, they might make that reason suffer.</text:p>
          </table:table-cell>
          <table:table-cell office:value-type="string" calcext:value-type="string">
            <text:p>Migration represents a massive flow of people, yet one that is passive, uncoordinated, insecure, and costly.</text:p>
          </table:table-cell>
          <table:table-cell office:value-type="string" calcext:value-type="string">
            <text:p>Influence</text:p>
          </table:table-cell>
          <table:table-cell office:value-type="string" calcext:value-type="string">
            <text:p>*Migration</text:p>
          </table:table-cell>
          <table:table-cell table:number-columns-repeated="4"/>
          <table:table-cell table:formula="of:=[.A12]" office:value-type="string" office:string-value="J" calcext:value-type="string">
            <text:p>J</text:p>
          </table:table-cell>
          <table:table-cell table:formula="of:=COM.MICROSOFT.CONCAT([.F12];[.E12])" office:value-type="string" office:string-value="䷲ 51" calcext:value-type="string">
            <text:p>䷲ 51</text:p>
          </table:table-cell>
          <table:table-cell table:formula="of:=[.N12]" office:value-type="string" office:string-value="Migration" calcext:value-type="string">
            <text:p>Migration</text:p>
          </table:table-cell>
          <table:table-cell table:formula="of:=[.AB44]" office:value-type="string" office:string-value="p" calcext:value-type="string">
            <text:p>p</text:p>
          </table:table-cell>
          <table:table-cell table:formula="of:=[.AC44]" office:value-type="string" office:string-value="䷔ 21" calcext:value-type="string">
            <text:p>䷔ 21</text:p>
          </table:table-cell>
          <table:table-cell table:formula="of:=[.AD44]" office:value-type="string" office:string-value="Punishment" calcext:value-type="string">
            <text:p>Punishment</text:p>
          </table:table-cell>
        </table:table-row>
        <table:table-row table:style-name="ro1">
          <table:table-cell office:value-type="string" calcext:value-type="string">
            <text:p>K</text:p>
          </table:table-cell>
          <table:table-cell table:formula="of:=[.H13]+2*([.I13]+2*([.J13]+2*([.K13]+2*([.L13]+2*[.M13]))))" office:value-type="float" office:value="10" calcext:value-type="float">
            <text:p>10</text:p>
          </table:table-cell>
          <table:table-cell table:formula="of:=3-[.H13]-[.I13]-[.J13]+[.K13]+[.L13]+[.M13]" office:value-type="float" office:value="3" calcext:value-type="float">
            <text:p>3</text:p>
          </table:table-cell>
          <table:table-cell table:formula="of:=SUM([.H13:.M13])" office:value-type="float" office:value="2" calcext:value-type="float">
            <text:p>2</text:p>
          </table:table-cell>
          <table:table-cell office:value-type="float" office:value="40" calcext:value-type="float">
            <text:p>40</text:p>
          </table:table-cell>
          <table:table-cell table:style-name="ce8" office:value-type="string" calcext:value-type="string">
            <text:p>䷧ </text:p>
          </table:table-cell>
          <table:table-cell office:value-type="float" office:value="35" calcext:value-type="float">
            <text:p>3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Rescue</text:p>
          </table:table-cell>
          <table:table-cell office:value-type="string" calcext:value-type="string">
            <text:p>The first 0, lacking MASS, conveys a person eager for rescue who does not fear PARTING.</text:p>
          </table:table-cell>
          <table:table-cell office:value-type="string" calcext:value-type="string">
            <text:p>The second 1, by ACTION, distinguishes the act of rescue from the INUREMENT of Stockholm Syndrome.</text:p>
          </table:table-cell>
          <table:table-cell office:value-type="string" calcext:value-type="string">
            <text:p>The third 0, lacking PRESERVATION, distinguishes rescue from PERSEVERANCE. <text:s/>The people need to be rescued because they may not persevere.</text:p>
          </table:table-cell>
          <table:table-cell office:value-type="string" calcext:value-type="string">
            <text:p>The fourth 1, indicating KNOWLEDGE, separates successful rescue from blind ATTACK.</text:p>
          </table:table-cell>
          <table:table-cell office:value-type="string" calcext:value-type="string">
            <text:p>The fifth 0, lacking COORDINATION, signifies the mere rescue of the victim rather than the OPPRESSION of the guilty</text:p>
          </table:table-cell>
          <table:table-cell office:value-type="string" calcext:value-type="string">
            <text:p>The sixth 0, lacking SECURITY, distinguishes the exposed nature of a rescue from the mere OPPORTUNITY to do so.</text:p>
          </table:table-cell>
          <table:table-cell office:value-type="string" calcext:value-type="string">
            <text:p>Rescue involves knowledge and action, but not coordination (nobody knows you’re coming for them) nor preservation or security (there are physical and informational risks), nor mass (it is a small force in hostile territory). <text:s/></text:p>
          </table:table-cell>
          <table:table-cell office:value-type="string" calcext:value-type="string">
            <text:p>Home</text:p>
          </table:table-cell>
          <table:table-cell office:value-type="string" calcext:value-type="string">
            <text:p>Founding</text:p>
          </table:table-cell>
          <table:table-cell table:number-columns-repeated="4"/>
          <table:table-cell table:formula="of:=[.A13]" office:value-type="string" office:string-value="K" calcext:value-type="string">
            <text:p>K</text:p>
          </table:table-cell>
          <table:table-cell table:formula="of:=COM.MICROSOFT.CONCAT([.F13];[.E13])" office:value-type="string" office:string-value="䷧ 40" calcext:value-type="string">
            <text:p>䷧ 40</text:p>
          </table:table-cell>
          <table:table-cell table:formula="of:=[.N13]" office:value-type="string" office:string-value="Rescue" calcext:value-type="string">
            <text:p>Rescue</text:p>
          </table:table-cell>
          <table:table-cell table:formula="of:=[.AB45]" office:value-type="string" office:string-value="q" calcext:value-type="string">
            <text:p>q</text:p>
          </table:table-cell>
          <table:table-cell table:formula="of:=[.AC45]" office:value-type="string" office:string-value="䷿ 64" calcext:value-type="string">
            <text:p>䷿ 64</text:p>
          </table:table-cell>
          <table:table-cell table:formula="of:=[.AD45]" office:value-type="string" office:string-value="Opportunity" calcext:value-type="string">
            <text:p>Opportunity</text:p>
          </table:table-cell>
        </table:table-row>
        <table:table-row table:style-name="ro1">
          <table:table-cell office:value-type="string" calcext:value-type="string">
            <text:p>L</text:p>
          </table:table-cell>
          <table:table-cell table:formula="of:=[.H14]+2*([.I14]+2*([.J14]+2*([.K14]+2*([.L14]+2*[.M14]))))" office:value-type="float" office:value="11" calcext:value-type="float">
            <text:p>11</text:p>
          </table:table-cell>
          <table:table-cell table:formula="of:=3-[.H14]-[.I14]-[.J14]+[.K14]+[.L14]+[.M14]" office:value-type="float" office:value="2" calcext:value-type="float">
            <text:p>2</text:p>
          </table:table-cell>
          <table:table-cell table:formula="of:=SUM([.H14:.M14])" office:value-type="float" office:value="3" calcext:value-type="float">
            <text:p>3</text:p>
          </table:table-cell>
          <table:table-cell office:value-type="float" office:value="54" calcext:value-type="float">
            <text:p>54</text:p>
          </table:table-cell>
          <table:table-cell table:style-name="ce8" office:value-type="string" calcext:value-type="string">
            <text:p>䷵ </text:p>
          </table:table-cell>
          <table:table-cell office:value-type="float" office:value="39" calcext:value-type="float">
            <text:p>39</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Retreating</text:p>
          </table:table-cell>
          <table:table-cell office:value-type="string" calcext:value-type="string">
            <text:p>The first 1, meaning MASS, suggests a large force helping one another to retreat in good order. <text:s/>A small force helping its fellows to retreat is instead considered a RESCUE.</text:p>
          </table:table-cell>
          <table:table-cell office:value-type="string" calcext:value-type="string">
            <text:p>The second 1, meaning ACTION, distinguishes the retreat from mere MIGRATION. <text:s/>This is not civilians leaving as internally displaced persons, but a military force making a planned withdrawal while giving as well as taking fire.</text:p>
          </table:table-cell>
          <table:table-cell office:value-type="string" calcext:value-type="string">
            <text:p>The third 0, lacking PRESERVATION, marks the danger of the retreat and the loss of resources it entails. <text:s/>Were it not so, the retreat would simply be STRENGTH.</text:p>
          </table:table-cell>
          <table:table-cell office:value-type="string" calcext:value-type="string">
            <text:p>The fourth 1, meaning KNOWLEDGE, distinguishes retreating from HOLDING. <text:s/>They knew when (and why) to leave.</text:p>
          </table:table-cell>
          <table:table-cell office:value-type="string" calcext:value-type="string">
            <text:p>The fifth 0, lacking COORDINATION, distinguishes retreat from RISK. <text:s/>The force is retreating based on its own tactics, and working with others could mean being ordered to hold out against greater danger.</text:p>
          </table:table-cell>
          <table:table-cell office:value-type="string" calcext:value-type="string">
            <text:p>The sixth 0, lacking SECURITY, distinguishes retreat from ALIENATION. <text:s/>A retreat within sight of the enemy for a known reason is one thing; but to retreat with no enemy in sight for secret reasons, leaving others to suffer the invasion, can be distressing.</text:p>
          </table:table-cell>
          <table:table-cell office:value-type="string" calcext:value-type="string">
            <text:p>This is a retreat in relatively good order, due to the numbers, knowledge, and eagerness for bold action of those involved. <text:s/>It is not an externally coordinated, secure, or safe thing to do.</text:p>
          </table:table-cell>
          <table:table-cell office:value-type="string" calcext:value-type="string">
            <text:p>Rest</text:p>
          </table:table-cell>
          <table:table-cell office:value-type="string" calcext:value-type="string">
            <text:p>Training</text:p>
          </table:table-cell>
          <table:table-cell table:number-columns-repeated="4"/>
          <table:table-cell table:formula="of:=[.A14]" office:value-type="string" office:string-value="L" calcext:value-type="string">
            <text:p>L</text:p>
          </table:table-cell>
          <table:table-cell table:formula="of:=COM.MICROSOFT.CONCAT([.F14];[.E14])" office:value-type="string" office:string-value="䷵ 54" calcext:value-type="string">
            <text:p>䷵ 54</text:p>
          </table:table-cell>
          <table:table-cell table:formula="of:=[.N14]" office:value-type="string" office:string-value="Retreating" calcext:value-type="string">
            <text:p>Retreating</text:p>
          </table:table-cell>
          <table:table-cell table:formula="of:=[.AB46]" office:value-type="string" office:string-value="r" calcext:value-type="string">
            <text:p>r</text:p>
          </table:table-cell>
          <table:table-cell table:formula="of:=[.AC46]" office:value-type="string" office:string-value="䷥ 38" calcext:value-type="string">
            <text:p>䷥ 38</text:p>
          </table:table-cell>
          <table:table-cell table:formula="of:=[.AD46]" office:value-type="string" office:string-value="Alienation" calcext:value-type="string">
            <text:p>Alienation</text:p>
          </table:table-cell>
        </table:table-row>
        <table:table-row table:style-name="ro1">
          <table:table-cell office:value-type="string" calcext:value-type="string">
            <text:p>M</text:p>
          </table:table-cell>
          <table:table-cell table:formula="of:=[.H15]+2*([.I15]+2*([.J15]+2*([.K15]+2*([.L15]+2*[.M15]))))" office:value-type="float" office:value="12" calcext:value-type="float">
            <text:p>12</text:p>
          </table:table-cell>
          <table:table-cell table:formula="of:=3-[.H15]-[.I15]-[.J15]+[.K15]+[.L15]+[.M15]" office:value-type="float" office:value="3" calcext:value-type="float">
            <text:p>3</text:p>
          </table:table-cell>
          <table:table-cell table:formula="of:=SUM([.H15:.M15])" office:value-type="float" office:value="2" calcext:value-type="float">
            <text:p>2</text:p>
          </table:table-cell>
          <table:table-cell office:value-type="float" office:value="62" calcext:value-type="float">
            <text:p>62</text:p>
          </table:table-cell>
          <table:table-cell office:value-type="string" calcext:value-type="string">
            <text:p>䷽ </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Indulgence</text:p>
          </table:table-cell>
          <table:table-cell office:value-type="string" calcext:value-type="string">
            <text:p>The first 0, lacking MASS, distinguishes indulgence from PROSPERITY. <text:s/>Indulgence is a private benefit for a few in the know.</text:p>
          </table:table-cell>
          <table:table-cell office:value-type="string" calcext:value-type="string">
            <text:p>The second 0, lacking ACTION, distinguishes indulgence from PERSEVERANCE. <text:s/>The indulgent person is not doing all he can.</text:p>
          </table:table-cell>
          <table:table-cell office:value-type="string" calcext:value-type="string">
            <text:p>The third 1, meaning PRESERVATION, distinguishes indulgence from INUREMENT. <text:s/>The aspect of survival means the knowledge can pay off in small ways.</text:p>
          </table:table-cell>
          <table:table-cell office:value-type="string" calcext:value-type="string">
            <text:p>The fourth 1, meaning KNOWLEDGE, distinguishes indulgence from SURVIVAL. <text:s/>It is survival made easier, but not any more effective, nor any more secure.</text:p>
          </table:table-cell>
          <table:table-cell office:value-type="string" calcext:value-type="string">
            <text:p>The fifth 0, lacking COORDINATION, distinguishes indulgence from LOVE. <text:s/>It is a lonely personal excess.</text:p>
          </table:table-cell>
          <table:table-cell office:value-type="string" calcext:value-type="string">
            <text:p>The sixth 0, lacking SECURITY, distinguishes indulgence from THE HERMIT, who has found a safe place for individual indulgence.</text:p>
          </table:table-cell>
          <table:table-cell office:value-type="string" calcext:value-type="string">
            <text:p>Indulgence signifies survival assisted by knowledge - nothing more is being done, but it is easier than otherwise.</text:p>
          </table:table-cell>
          <table:table-cell office:value-type="string" calcext:value-type="string">
            <text:p>Politeness</text:p>
          </table:table-cell>
          <table:table-cell office:value-type="string" calcext:value-type="string">
            <text:p>Refuge</text:p>
          </table:table-cell>
          <table:table-cell table:number-columns-repeated="4"/>
          <table:table-cell table:formula="of:=[.A15]" office:value-type="string" office:string-value="M" calcext:value-type="string">
            <text:p>M</text:p>
          </table:table-cell>
          <table:table-cell table:formula="of:=COM.MICROSOFT.CONCAT([.F15];[.E15])" office:value-type="string" office:string-value="䷽ 62" calcext:value-type="string">
            <text:p>䷽ 62</text:p>
          </table:table-cell>
          <table:table-cell table:formula="of:=[.N15]" office:value-type="string" office:string-value="Indulgence" calcext:value-type="string">
            <text:p>Indulgence</text:p>
          </table:table-cell>
          <table:table-cell table:formula="of:=[.AB47]" office:value-type="string" office:string-value="s" calcext:value-type="string">
            <text:p>s</text:p>
          </table:table-cell>
          <table:table-cell table:formula="of:=[.AC47]" office:value-type="string" office:string-value="䷷ 56" calcext:value-type="string">
            <text:p>䷷ 56</text:p>
          </table:table-cell>
          <table:table-cell table:formula="of:=[.AD47]" office:value-type="string" office:string-value="The Hermit" calcext:value-type="string">
            <text:p>The Hermit</text:p>
          </table:table-cell>
        </table:table-row>
        <table:table-row table:style-name="ro1">
          <table:table-cell office:value-type="string" calcext:value-type="string">
            <text:p>N</text:p>
          </table:table-cell>
          <table:table-cell table:formula="of:=[.H16]+2*([.I16]+2*([.J16]+2*([.K16]+2*([.L16]+2*[.M16]))))" office:value-type="float" office:value="13" calcext:value-type="float">
            <text:p>13</text:p>
          </table:table-cell>
          <table:table-cell table:formula="of:=3-[.H16]-[.I16]-[.J16]+[.K16]+[.L16]+[.M16]" office:value-type="float" office:value="2" calcext:value-type="float">
            <text:p>2</text:p>
          </table:table-cell>
          <table:table-cell table:formula="of:=SUM([.H16:.M16])" office:value-type="float" office:value="3" calcext:value-type="float">
            <text:p>3</text:p>
          </table:table-cell>
          <table:table-cell office:value-type="float" office:value="55" calcext:value-type="float">
            <text:p>55</text:p>
          </table:table-cell>
          <table:table-cell table:style-name="ce8" office:value-type="string" calcext:value-type="string">
            <text:p>䷶ </text:p>
          </table:table-cell>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Prosperity</text:p>
          </table:table-cell>
          <table:table-cell office:value-type="string" calcext:value-type="string">
            <text:p>The first 1, meaning MASS, distinguishes prosperity from INDULGENCE. <text:s/>Or rather, it is indulgence for all.</text:p>
          </table:table-cell>
          <table:table-cell office:value-type="string" calcext:value-type="string">
            <text:p>The second 0, lacking ACTION, distinguishes prosperity from STRENGTH. <text:s/>It is a passive enjoyment.</text:p>
          </table:table-cell>
          <table:table-cell office:value-type="string" calcext:value-type="string">
            <text:p>The third 1, meaning PRESERVATION, distinguishes prosperity from MIGRATION. <text:s/>The prosperous have the means to move if their personal interests are not well served.</text:p>
          </table:table-cell>
          <table:table-cell office:value-type="string" calcext:value-type="string">
            <text:p>The fourth 1, meaning KNOWLEDGE, distinguishes prosperity from LOOTING. <text:s/>The people know where, and what, to loot.</text:p>
          </table:table-cell>
          <table:table-cell office:value-type="string" calcext:value-type="string">
            <text:p>The fifth 0, lacking COORDINATION, distinguishes prosperity from PRINCIPLE. <text:s/></text:p>
          </table:table-cell>
          <table:table-cell office:value-type="string" calcext:value-type="string">
            <text:p>The sixth 0, lacking SECURITY, distinguishes prosperity from SYMPATHY. <text:s/>Sympathy is not hidden but permitted to bear fruit for the whole society.</text:p>
          </table:table-cell>
          <table:table-cell office:value-type="string" calcext:value-type="string">
            <text:p>What is prosperity? <text:s/>It is indulgence for the masses, migration that pays off in self-preservation, looting guided by knowledge. <text:s/>It is strength without action, principle without the need for coordination, sympathy without the need for security. <text:s/>Prosperity represents a communal basis of wealth (knowledge, survival, and friendship) that is very public, not under central control, not requiring action</text:p>
          </table:table-cell>
          <table:table-cell office:value-type="string" calcext:value-type="string">
            <text:p>Crisis</text:p>
          </table:table-cell>
          <table:table-cell office:value-type="string" calcext:value-type="string">
            <text:p>Punishment</text:p>
          </table:table-cell>
          <table:table-cell table:number-columns-repeated="4"/>
          <table:table-cell table:formula="of:=[.A16]" office:value-type="string" office:string-value="N" calcext:value-type="string">
            <text:p>N</text:p>
          </table:table-cell>
          <table:table-cell table:formula="of:=COM.MICROSOFT.CONCAT([.F16];[.E16])" office:value-type="string" office:string-value="䷶ 55" calcext:value-type="string">
            <text:p>䷶ 55</text:p>
          </table:table-cell>
          <table:table-cell table:formula="of:=[.N16]" office:value-type="string" office:string-value="Prosperity" calcext:value-type="string">
            <text:p>Prosperity</text:p>
          </table:table-cell>
          <table:table-cell table:formula="of:=[.AB48]" office:value-type="string" office:string-value="t" calcext:value-type="string">
            <text:p>t</text:p>
          </table:table-cell>
          <table:table-cell table:formula="of:=[.AC48]" office:value-type="string" office:string-value="䷝ 30" calcext:value-type="string">
            <text:p>䷝ 30</text:p>
          </table:table-cell>
          <table:table-cell table:formula="of:=[.AD48]" office:value-type="string" office:string-value="Sympathy" calcext:value-type="string">
            <text:p>Sympathy</text:p>
          </table:table-cell>
        </table:table-row>
        <table:table-row table:style-name="ro1">
          <table:table-cell office:value-type="string" calcext:value-type="string">
            <text:p>O</text:p>
          </table:table-cell>
          <table:table-cell table:formula="of:=[.H17]+2*([.I17]+2*([.J17]+2*([.K17]+2*([.L17]+2*[.M17]))))" office:value-type="float" office:value="14" calcext:value-type="float">
            <text:p>14</text:p>
          </table:table-cell>
          <table:table-cell table:formula="of:=3-[.H17]-[.I17]-[.J17]+[.K17]+[.L17]+[.M17]" office:value-type="float" office:value="2" calcext:value-type="float">
            <text:p>2</text:p>
          </table:table-cell>
          <table:table-cell table:formula="of:=SUM([.H17:.M17])" office:value-type="float" office:value="3" calcext:value-type="float">
            <text:p>3</text:p>
          </table:table-cell>
          <table:table-cell office:value-type="float" office:value="32" calcext:value-type="float">
            <text:p>32</text:p>
          </table:table-cell>
          <table:table-cell table:style-name="ce8" office:value-type="string" calcext:value-type="string">
            <text:p>䷟ </text:p>
          </table:table-cell>
          <table:table-cell office:value-type="float" office:value="36" calcext:value-type="float">
            <text:p>36</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Perseverance</text:p>
          </table:table-cell>
          <table:table-cell office:value-type="string" calcext:value-type="string">
            <text:p>The first 0, lacking MASS, keeps perseverance from becoming STRENGTH</text:p>
          </table:table-cell>
          <table:table-cell office:value-type="string" calcext:value-type="string">
            <text:p>The second 1, meaning ACTION, means perseverance is not mere INDULGENCE</text:p>
          </table:table-cell>
          <table:table-cell office:value-type="string" calcext:value-type="string">
            <text:p>The third 1, meaning PRESERVATION, suggests those involved are surviving well and not in need of RESCUE</text:p>
          </table:table-cell>
          <table:table-cell office:value-type="string" calcext:value-type="string">
            <text:p>The fourth 1, meaning KNOWLEDGE, suggest no need to put out a BEACON. <text:s/>Those persevering know that help is coming, or that it is not</text:p>
          </table:table-cell>
          <table:table-cell office:value-type="string" calcext:value-type="string">
            <text:p>The fifth 0, lacking COORDINATION, distinguishes perseverance from VULNERABILITY. <text:s/>Risk might come from the communication or orders that follow.</text:p>
          </table:table-cell>
          <table:table-cell office:value-type="string" calcext:value-type="string">
            <text:p>The sixth 0, lacking SECURITY, distinguishes perseverance from TALENT. <text:s/>There is no confidence in this perseverances done in unfamiliar circumstance</text:p>
          </table:table-cell>
          <table:table-cell office:value-type="string" calcext:value-type="string">
            <text:p>In perseverance we see the person or unit alone, out of contact, without security. <text:s/>Nonetheless he has knowledge and is taking action while attending to his own preservation. <text:s/>He does not need to be rescued, lights no beacons, resists self-indulgence and remains active, even as he fails to connect with a mass of comrades, communicate a vulnerability, or become secure in his position.</text:p>
          </table:table-cell>
          <table:table-cell table:number-columns-repeated="2" office:value-type="string" calcext:value-type="string">
            <text:p>Income</text:p>
          </table:table-cell>
          <table:table-cell table:number-columns-repeated="4"/>
          <table:table-cell table:formula="of:=[.A17]" office:value-type="string" office:string-value="O" calcext:value-type="string">
            <text:p>O</text:p>
          </table:table-cell>
          <table:table-cell table:formula="of:=COM.MICROSOFT.CONCAT([.F17];[.E17])" office:value-type="string" office:string-value="䷟ 32" calcext:value-type="string">
            <text:p>䷟ 32</text:p>
          </table:table-cell>
          <table:table-cell table:formula="of:=[.N17]" office:value-type="string" office:string-value="Perseverance" calcext:value-type="string">
            <text:p>Perseverance</text:p>
          </table:table-cell>
          <table:table-cell table:formula="of:=[.AB49]" office:value-type="string" office:string-value="u" calcext:value-type="string">
            <text:p>u</text:p>
          </table:table-cell>
          <table:table-cell table:formula="of:=[.AC49]" office:value-type="string" office:string-value="䷱ 50" calcext:value-type="string">
            <text:p>䷱ 50</text:p>
          </table:table-cell>
          <table:table-cell table:formula="of:=[.AD49]" office:value-type="string" office:string-value="Talent" calcext:value-type="string">
            <text:p>Talent</text:p>
          </table:table-cell>
        </table:table-row>
        <table:table-row table:style-name="ro1">
          <table:table-cell office:value-type="string" calcext:value-type="string">
            <text:p>P</text:p>
          </table:table-cell>
          <table:table-cell table:formula="of:=[.H18]+2*([.I18]+2*([.J18]+2*([.K18]+2*([.L18]+2*[.M18]))))" office:value-type="float" office:value="15" calcext:value-type="float">
            <text:p>15</text:p>
          </table:table-cell>
          <table:table-cell table:formula="of:=3-[.H18]-[.I18]-[.J18]+[.K18]+[.L18]+[.M18]" office:value-type="float" office:value="1" calcext:value-type="float">
            <text:p>1</text:p>
          </table:table-cell>
          <table:table-cell table:formula="of:=SUM([.H18:.M18])" office:value-type="float" office:value="4" calcext:value-type="float">
            <text:p>4</text:p>
          </table:table-cell>
          <table:table-cell office:value-type="float" office:value="34" calcext:value-type="float">
            <text:p>34</text:p>
          </table:table-cell>
          <table:table-cell table:style-name="ce8" office:value-type="string" calcext:value-type="string">
            <text:p>䷡ </text:p>
          </table:table-cell>
          <table:table-cell office:value-type="float" office:value="40" calcext:value-type="float">
            <text:p>4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string" calcext:value-type="string">
            <text:p>Strength</text:p>
          </table:table-cell>
          <table:table-cell office:value-type="string" calcext:value-type="string">
            <text:p>The first 1, meaning MASS, represents that strength is PERSEVERANCE in numbers</text:p>
          </table:table-cell>
          <table:table-cell office:value-type="string" calcext:value-type="string">
            <text:p>The second 1, meaning ACTION, distinguishes strength from mere PROSPERITY</text:p>
          </table:table-cell>
          <table:table-cell office:value-type="string" calcext:value-type="string">
            <text:p>The third 1, meaning PRESERVATION, shows the strong not needing to RETREAT</text:p>
          </table:table-cell>
          <table:table-cell office:value-type="string" calcext:value-type="string">
            <text:p>The fourth 1, meaning KNOWLEDGE, distinguishes strength from blind PRIVILEGE</text:p>
          </table:table-cell>
          <table:table-cell office:value-type="string" calcext:value-type="string">
            <text:p>The fifth 0, lacking COORDINATION, distinguishes strength from the social action of PROSECUTION</text:p>
          </table:table-cell>
          <table:table-cell office:value-type="string" calcext:value-type="string">
            <text:p>The sixth 0, lacking SECURITY, distinguishes strength from WEALTH that does not need to defend itself</text:p>
          </table:table-cell>
          <table:table-cell office:value-type="string" calcext:value-type="string">
            <text:p>What is strength? <text:s/>When many persevere, when the prosperous choose to act, when people retreat to where they can preserve their forces, when the privileged become knowledgeable. <text:s/>Brute strength remains when prosecution is no longer coordinated with higher authority and when the wealthy lose their security. <text:s/>By strength we mean all physical means and knowledge of command, but without stealth or color of law.</text:p>
          </table:table-cell>
          <table:table-cell office:value-type="string" calcext:value-type="string">
            <text:p>Vigil</text:p>
          </table:table-cell>
          <table:table-cell office:value-type="string" calcext:value-type="string">
            <text:p>Honesty</text:p>
          </table:table-cell>
          <table:table-cell table:number-columns-repeated="4"/>
          <table:table-cell table:formula="of:=[.A18]" office:value-type="string" office:string-value="P" calcext:value-type="string">
            <text:p>P</text:p>
          </table:table-cell>
          <table:table-cell table:formula="of:=COM.MICROSOFT.CONCAT([.F18];[.E18])" office:value-type="string" office:string-value="䷡ 34" calcext:value-type="string">
            <text:p>䷡ 34</text:p>
          </table:table-cell>
          <table:table-cell table:formula="of:=[.N18]" office:value-type="string" office:string-value="Strength" calcext:value-type="string">
            <text:p>Strength</text:p>
          </table:table-cell>
          <table:table-cell table:formula="of:=[.AB50]" office:value-type="string" office:string-value="v" calcext:value-type="string">
            <text:p>v</text:p>
          </table:table-cell>
          <table:table-cell table:formula="of:=[.AC50]" office:value-type="string" office:string-value="䷍ 14" calcext:value-type="string">
            <text:p>䷍ 14</text:p>
          </table:table-cell>
          <table:table-cell table:formula="of:=[.AD50]" office:value-type="string" office:string-value="Wealth" calcext:value-type="string">
            <text:p>Wealth</text:p>
          </table:table-cell>
        </table:table-row>
        <table:table-row table:style-name="ro1">
          <table:table-cell office:value-type="string" calcext:value-type="string">
            <text:p>Q</text:p>
          </table:table-cell>
          <table:table-cell table:formula="of:=[.H19]+2*([.I19]+2*([.J19]+2*([.K19]+2*([.L19]+2*[.M19]))))" office:value-type="float" office:value="16" calcext:value-type="float">
            <text:p>16</text:p>
          </table:table-cell>
          <table:table-cell table:formula="of:=3-[.H19]-[.I19]-[.J19]+[.K19]+[.L19]+[.M19]" office:value-type="float" office:value="4" calcext:value-type="float">
            <text:p>4</text:p>
          </table:table-cell>
          <table:table-cell table:formula="of:=SUM([.H19:.M19])" office:value-type="float" office:value="1" calcext:value-type="float">
            <text:p>1</text:p>
          </table:table-cell>
          <table:table-cell office:value-type="float" office:value="8" calcext:value-type="float">
            <text:p>8</text:p>
          </table:table-cell>
          <table:table-cell table:style-name="ce8" office:value-type="string" calcext:value-type="string">
            <text:p>䷇ </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ompliance</text:p>
          </table:table-cell>
          <table:table-cell office:value-type="string" calcext:value-type="string">
            <text:p>The first 0, lacking MASS, is the person among enemies; otherwise his compliance would be TRAINING</text:p>
          </table:table-cell>
          <table:table-cell office:value-type="string" calcext:value-type="string">
            <text:p>The second 0, lacking ACTION, is the compliant person with nothing to FEAR because he has not dared</text:p>
          </table:table-cell>
          <table:table-cell table:style-name="ce9" office:value-type="string" calcext:value-type="string">
            <text:p>The third 0, lacking PRESERVATION, distinguishes compliance from CONVALESCENCE</text:p>
          </table:table-cell>
          <table:table-cell office:value-type="string" calcext:value-type="string">
            <text:p>The fourth 0, lacking KNOWLEDGE, means the compliant one is not SUBVERSIVE because he doesn’t know how to be, or perhaps if to be.</text:p>
          </table:table-cell>
          <table:table-cell office:value-type="string" calcext:value-type="string">
            <text:p>The fifth 1, meaning COORDINATION, shows the subject has departed from total SUBMISSION by joining with others</text:p>
          </table:table-cell>
          <table:table-cell office:value-type="string" calcext:value-type="string">
            <text:p>The sixth 0, lacking SECURITY, shows the compliant one unable to WATCH OUT for danger.</text:p>
          </table:table-cell>
          <table:table-cell office:value-type="string" calcext:value-type="string">
            <text:p>Compliance, the path of the traitor or the infiltrator, is one response to submission, where the person coordinates (communicates) with those who have got hold of him, but otherwise has no military advantage whatsoever.</text:p>
          </table:table-cell>
          <table:table-cell office:value-type="string" calcext:value-type="string">
            <text:p>Wealth</text:p>
          </table:table-cell>
          <table:table-cell office:value-type="string" calcext:value-type="string">
            <text:p>Attack</text:p>
          </table:table-cell>
          <table:table-cell table:number-columns-repeated="4"/>
          <table:table-cell table:formula="of:=[.A19]" office:value-type="string" office:string-value="Q" calcext:value-type="string">
            <text:p>Q</text:p>
          </table:table-cell>
          <table:table-cell table:formula="of:=COM.MICROSOFT.CONCAT([.F19];[.E19])" office:value-type="string" office:string-value="䷇ 8" calcext:value-type="string">
            <text:p>䷇ 8</text:p>
          </table:table-cell>
          <table:table-cell table:formula="of:=[.N19]" office:value-type="string" office:string-value="Compliance" calcext:value-type="string">
            <text:p>Compliance</text:p>
          </table:table-cell>
          <table:table-cell table:formula="of:=[.AB51]" office:value-type="string" office:string-value="w" calcext:value-type="string">
            <text:p>w</text:p>
          </table:table-cell>
          <table:table-cell table:formula="of:=[.AC51]" office:value-type="string" office:string-value="䷓ 20" calcext:value-type="string">
            <text:p>䷓ 20</text:p>
          </table:table-cell>
          <table:table-cell table:formula="of:=[.AD51]" office:value-type="string" office:string-value="Vigil" calcext:value-type="string">
            <text:p>Vigil</text:p>
          </table:table-cell>
        </table:table-row>
        <table:table-row table:style-name="ro1">
          <table:table-cell office:value-type="string" calcext:value-type="string">
            <text:p>R</text:p>
          </table:table-cell>
          <table:table-cell table:formula="of:=[.H20]+2*([.I20]+2*([.J20]+2*([.K20]+2*([.L20]+2*[.M20]))))" office:value-type="float" office:value="17" calcext:value-type="float">
            <text:p>17</text:p>
          </table:table-cell>
          <table:table-cell table:formula="of:=3-[.H20]-[.I20]-[.J20]+[.K20]+[.L20]+[.M20]" office:value-type="float" office:value="3" calcext:value-type="float">
            <text:p>3</text:p>
          </table:table-cell>
          <table:table-cell table:formula="of:=SUM([.H20:.M20])" office:value-type="float" office:value="2" calcext:value-type="float">
            <text:p>2</text:p>
          </table:table-cell>
          <table:table-cell office:value-type="float" office:value="3" calcext:value-type="float">
            <text:p>3</text:p>
          </table:table-cell>
          <table:table-cell table:style-name="ce8" office:value-type="string" calcext:value-type="string">
            <text:p>䷂ </text:p>
          </table:table-cell>
          <table:table-cell office:value-type="float" office:value="21" calcext:value-type="float">
            <text:p>2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ounding</text:p>
          </table:table-cell>
          <table:table-cell office:value-type="string" calcext:value-type="string">
            <text:p>The first 1, meaning MASS, suggests a group of people come to work with each other; otherwise it would be only COMPLIANCE with those beyond the group.</text:p>
          </table:table-cell>
          <table:table-cell office:value-type="string" calcext:value-type="string">
            <text:p>The second 0, lacking ACTION, distinguishes the initial founding from the REGULATION of an organization</text:p>
          </table:table-cell>
          <table:table-cell office:value-type="string" calcext:value-type="string">
            <text:p>The third 0, lacking PRESERVATION, suggests the newborn organization unable to sustain itself or others; otherwise people would have more COMPLACENCY</text:p>
          </table:table-cell>
          <table:table-cell office:value-type="string" calcext:value-type="string">
            <text:p>The fourth 0, lacking KNOWLEDGE, distinguishes founding from TRAINING. <text:s/>The plan is made up as you go along.</text:p>
          </table:table-cell>
          <table:table-cell office:value-type="string" calcext:value-type="string">
            <text:p>The firth 1, meaning COORDINATION, distinguishes founding an organization from mere FLIGHT to an existing group of people</text:p>
          </table:table-cell>
          <table:table-cell office:value-type="string" calcext:value-type="string">
            <text:p>The sixth 0, lacking SECURITY, distinguishes founding from INCOME. <text:s/>People have gotten together to make contact, and had they secure channels, they would scheme out a way to hustle some money</text:p>
          </table:table-cell>
          <table:table-cell office:value-type="string" calcext:value-type="string">
            <text:p>Founding, pioneering: <text:s/>A group of people have no resources at all except one another, but they are massed and ready to coordinate their actions. <text:s/>They are founding something new and fragile, a seedling that may become stronger.</text:p>
          </table:table-cell>
          <table:table-cell office:value-type="string" calcext:value-type="string">
            <text:p>Talent</text:p>
          </table:table-cell>
          <table:table-cell office:value-type="string" calcext:value-type="string">
            <text:p>Rescue</text:p>
          </table:table-cell>
          <table:table-cell table:number-columns-repeated="4"/>
          <table:table-cell table:formula="of:=[.A20]" office:value-type="string" office:string-value="R" calcext:value-type="string">
            <text:p>R</text:p>
          </table:table-cell>
          <table:table-cell table:formula="of:=COM.MICROSOFT.CONCAT([.F20];[.E20])" office:value-type="string" office:string-value="䷂ 3" calcext:value-type="string">
            <text:p>䷂ 3</text:p>
          </table:table-cell>
          <table:table-cell table:formula="of:=[.N20]" office:value-type="string" office:string-value="Founding" calcext:value-type="string">
            <text:p>Founding</text:p>
          </table:table-cell>
          <table:table-cell table:formula="of:=[.AB52]" office:value-type="string" office:string-value="x" calcext:value-type="string">
            <text:p>x</text:p>
          </table:table-cell>
          <table:table-cell table:formula="of:=[.AC52]" office:value-type="string" office:string-value="䷩ 42" calcext:value-type="string">
            <text:p>䷩ 42</text:p>
          </table:table-cell>
          <table:table-cell table:formula="of:=[.AD52]" office:value-type="string" office:string-value="Income" calcext:value-type="string">
            <text:p>Income</text:p>
          </table:table-cell>
        </table:table-row>
        <table:table-row table:style-name="ro1">
          <table:table-cell office:value-type="string" calcext:value-type="string">
            <text:p>S</text:p>
          </table:table-cell>
          <table:table-cell table:formula="of:=[.H21]+2*([.I21]+2*([.J21]+2*([.K21]+2*([.L21]+2*[.M21]))))" office:value-type="float" office:value="18" calcext:value-type="float">
            <text:p>18</text:p>
          </table:table-cell>
          <table:table-cell table:formula="of:=3-[.H21]-[.I21]-[.J21]+[.K21]+[.L21]+[.M21]" office:value-type="float" office:value="3" calcext:value-type="float">
            <text:p>3</text:p>
          </table:table-cell>
          <table:table-cell table:formula="of:=SUM([.H21:.M21])" office:value-type="float" office:value="2" calcext:value-type="float">
            <text:p>2</text:p>
          </table:table-cell>
          <table:table-cell office:value-type="float" office:value="29" calcext:value-type="float">
            <text:p>29</text:p>
          </table:table-cell>
          <table:table-cell table:style-name="ce8" office:value-type="string" calcext:value-type="string">
            <text:p>䷜ </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Fearing</text:p>
          </table:table-cell>
          <table:table-cell office:value-type="string" calcext:value-type="string">
            <text:p>The first 0, lacking MASS, distinguishes the FEAR limiting the individual from the REGULATIONS limiting the society</text:p>
          </table:table-cell>
          <table:table-cell office:value-type="string" calcext:value-type="string">
            <text:p>The second 1, meaning ACTION, has distinguished the person in fear from the one COMPLIANT.</text:p>
          </table:table-cell>
          <table:table-cell office:value-type="string" calcext:value-type="string">
            <text:p>The third 0, lacking PRESERVATION, distinguishes one paralyzed by fright from one FORAGING to improve his situation.</text:p>
          </table:table-cell>
          <table:table-cell office:value-type="string" calcext:value-type="string">
            <text:p>The fourth 0, lacking KNOWLEDGE, distinguishes uncertain fear from well-delineated OPPRESSION</text:p>
          </table:table-cell>
          <table:table-cell office:value-type="string" calcext:value-type="string">
            <text:p>The fifth 1, meaning COORDINATION, is the word of danger that burdens blind ATTACK with fear.</text:p>
          </table:table-cell>
          <table:table-cell office:value-type="string" calcext:value-type="string">
            <text:p>The sixth 0, lacking SECURITY, distinguishes immediate fear from the detached view of a CRISIS.</text:p>
          </table:table-cell>
          <table:table-cell office:value-type="string" calcext:value-type="string">
            <text:p>Fear results from taking action and being helpfully warned the action is dangerous, but could be allayed by comrades, measures for self-preservation, knowledge, and security (surprise/stealth/privacy)</text:p>
          </table:table-cell>
          <table:table-cell office:value-type="string" calcext:value-type="string">
            <text:p>Sympathy</text:p>
          </table:table-cell>
          <table:table-cell office:value-type="string" calcext:value-type="string">
            <text:p>*Fearing</text:p>
          </table:table-cell>
          <table:table-cell table:number-columns-repeated="4"/>
          <table:table-cell table:formula="of:=[.A21]" office:value-type="string" office:string-value="S" calcext:value-type="string">
            <text:p>S</text:p>
          </table:table-cell>
          <table:table-cell table:formula="of:=COM.MICROSOFT.CONCAT([.F21];[.E21])" office:value-type="string" office:string-value="䷜ 29" calcext:value-type="string">
            <text:p>䷜ 29</text:p>
          </table:table-cell>
          <table:table-cell table:formula="of:=[.N21]" office:value-type="string" office:string-value="Fearing" calcext:value-type="string">
            <text:p>Fearing</text:p>
          </table:table-cell>
          <table:table-cell table:formula="of:=[.AB53]" office:value-type="string" office:string-value="y" calcext:value-type="string">
            <text:p>y</text:p>
          </table:table-cell>
          <table:table-cell table:formula="of:=[.AC53]" office:value-type="string" office:string-value="䷺ 59" calcext:value-type="string">
            <text:p>䷺ 59</text:p>
          </table:table-cell>
          <table:table-cell table:formula="of:=[.AD53]" office:value-type="string" office:string-value="Crisis" calcext:value-type="string">
            <text:p>Crisis</text:p>
          </table:table-cell>
        </table:table-row>
        <table:table-row table:style-name="ro1">
          <table:table-cell office:value-type="string" calcext:value-type="string">
            <text:p>T</text:p>
          </table:table-cell>
          <table:table-cell table:formula="of:=[.H22]+2*([.I22]+2*([.J22]+2*([.K22]+2*([.L22]+2*[.M22]))))" office:value-type="float" office:value="19" calcext:value-type="float">
            <text:p>19</text:p>
          </table:table-cell>
          <table:table-cell table:formula="of:=3-[.H22]-[.I22]-[.J22]+[.K22]+[.L22]+[.M22]" office:value-type="float" office:value="2" calcext:value-type="float">
            <text:p>2</text:p>
          </table:table-cell>
          <table:table-cell table:formula="of:=SUM([.H22:.M22])" office:value-type="float" office:value="3" calcext:value-type="float">
            <text:p>3</text:p>
          </table:table-cell>
          <table:table-cell office:value-type="float" office:value="60" calcext:value-type="float">
            <text:p>60</text:p>
          </table:table-cell>
          <table:table-cell table:style-name="ce8" office:value-type="string" calcext:value-type="string">
            <text:p>䷻ </text:p>
          </table:table-cell>
          <table:table-cell office:value-type="float" office:value="23" calcext:value-type="float">
            <text:p>2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egulations</text:p>
          </table:table-cell>
          <table:table-cell office:value-type="string" calcext:value-type="string">
            <text:p>The first 1, meaning MASS, shows the regulations built up from the FEARING of individuals</text:p>
          </table:table-cell>
          <table:table-cell office:value-type="string" calcext:value-type="string">
            <text:p>The second 1, meaning ACTION, distinguishes regulations from FOUNDING. <text:s/>People have gotten together to start an organization and now they are writing rules.</text:p>
          </table:table-cell>
          <table:table-cell office:value-type="string" calcext:value-type="string">
            <text:p>The third 0, lacking PRESERVATION, separates regulations from GUARDING. <text:s/>The regulations don’t seem to have any immediate payoff in the way that defending from a visible threat would.</text:p>
          </table:table-cell>
          <table:table-cell office:value-type="string" calcext:value-type="string">
            <text:p>The fourth 0, lacking KNOWLEDGE, distinguishes regulations from RISK. <text:s/>Perhaps a person follows the rules when they don’t know a reason not to.</text:p>
          </table:table-cell>
          <table:table-cell office:value-type="string" calcext:value-type="string">
            <text:p>The fifth 1, meaning COORDINATION, distinguishes regulations from HOLDING. <text:s/>Coordination is a channel for orders, and when those orders are retained and (up)held, they become regulations even in the absence of further contact.</text:p>
          </table:table-cell>
          <table:table-cell office:value-type="string" calcext:value-type="string">
            <text:p>The sixth 0, lacking SECURITY, separates regulations from POLITENESS. <text:s/>Politeness itself can be a confining code, but the reasons why people do what they do may be concealed, and as such give the appearance of almost a voluntary helpfulness.</text:p>
          </table:table-cell>
          <table:table-cell office:value-type="string" calcext:value-type="string">
            <text:p>Regulations are rules that have been received or developed due to collaboration, but now are held locally and followed with or without further contact.</text:p>
          </table:table-cell>
          <table:table-cell office:value-type="string" calcext:value-type="string">
            <text:p>The Hermit</text:p>
          </table:table-cell>
          <table:table-cell office:value-type="string" calcext:value-type="string">
            <text:p>Oppression</text:p>
          </table:table-cell>
          <table:table-cell table:number-columns-repeated="4"/>
          <table:table-cell table:formula="of:=[.A22]" office:value-type="string" office:string-value="T" calcext:value-type="string">
            <text:p>T</text:p>
          </table:table-cell>
          <table:table-cell table:formula="of:=COM.MICROSOFT.CONCAT([.F22];[.E22])" office:value-type="string" office:string-value="䷻ 60" calcext:value-type="string">
            <text:p>䷻ 60</text:p>
          </table:table-cell>
          <table:table-cell table:formula="of:=[.N22]" office:value-type="string" office:string-value="Regulations" calcext:value-type="string">
            <text:p>Regulations</text:p>
          </table:table-cell>
          <table:table-cell table:formula="of:=[.AB54]" office:value-type="string" office:string-value="z" calcext:value-type="string">
            <text:p>z</text:p>
          </table:table-cell>
          <table:table-cell table:formula="of:=[.AC54]" office:value-type="string" office:string-value="䷼ 61" calcext:value-type="string">
            <text:p>䷼ 61</text:p>
          </table:table-cell>
          <table:table-cell table:formula="of:=[.AD54]" office:value-type="string" office:string-value="Politeness" calcext:value-type="string">
            <text:p>Politeness</text:p>
          </table:table-cell>
        </table:table-row>
        <table:table-row table:style-name="ro1">
          <table:table-cell office:value-type="string" calcext:value-type="string">
            <text:p>U</text:p>
          </table:table-cell>
          <table:table-cell table:formula="of:=[.H23]+2*([.I23]+2*([.J23]+2*([.K23]+2*([.L23]+2*[.M23]))))" office:value-type="float" office:value="20" calcext:value-type="float">
            <text:p>20</text:p>
          </table:table-cell>
          <table:table-cell table:formula="of:=3-[.H23]-[.I23]-[.J23]+[.K23]+[.L23]+[.M23]" office:value-type="float" office:value="3" calcext:value-type="float">
            <text:p>3</text:p>
          </table:table-cell>
          <table:table-cell table:formula="of:=SUM([.H23:.M23])" office:value-type="float" office:value="2" calcext:value-type="float">
            <text:p>2</text:p>
          </table:table-cell>
          <table:table-cell office:value-type="float" office:value="39" calcext:value-type="float">
            <text:p>39</text:p>
          </table:table-cell>
          <table:table-cell table:style-name="ce8" office:value-type="string" calcext:value-type="string">
            <text:p>䷦ </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hirking</text:p>
          </table:table-cell>
          <table:table-cell office:value-type="string" calcext:value-type="string">
            <text:p>The first 0, lacking MASS, distinguishes shirking from COMPLACENCY. <text:s/>If everyone shirks on a project, none of them are considered to do so.</text:p>
          </table:table-cell>
          <table:table-cell office:value-type="string" calcext:value-type="string">
            <text:p>The second 0, lacking ACTION, distinguishes shirking from REFUGE. <text:s/>It is a little respite through inaction.</text:p>
          </table:table-cell>
          <table:table-cell office:value-type="string" calcext:value-type="string">
            <text:p>The third 1, meaning PRESERVATION, distinguishes shirking from COMPLIANCE. <text:s/>The shirker espouses agreement with the effort he is part of, but tempers it for his own benefit.</text:p>
          </table:table-cell>
          <table:table-cell office:value-type="string" calcext:value-type="string">
            <text:p>The fourth 0, lacking KNOWLEDGE, distinguishes shirking from LOVE. <text:s/>Love would give it a reason.</text:p>
          </table:table-cell>
          <table:table-cell office:value-type="string" calcext:value-type="string">
            <text:p>The fifth 1, meaning COORDINATION, distinguishes shirking from SURVIVAL. <text:s/>Someone is aware of what is going on.</text:p>
          </table:table-cell>
          <table:table-cell office:value-type="string" calcext:value-type="string">
            <text:p>The sixth 0, lacking SECURITY, distinguishes shirking from RESTING. <text:s/>Resting may be no less observed, but it need not fear observation.</text:p>
          </table:table-cell>
          <table:table-cell office:value-type="string" calcext:value-type="string">
            <text:p>Shirking represents the effort of someone trying to survive while in coordination with an unfriendly society. <text:s/>He may affect a handicap, disease, or other limitation which regrettably limits his ability to help the dire but onerous cause to which he has been drafted.</text:p>
          </table:table-cell>
          <table:table-cell office:value-type="string" calcext:value-type="string">
            <text:p>Alienation</text:p>
          </table:table-cell>
          <table:table-cell office:value-type="string" calcext:value-type="string">
            <text:p>Experiment</text:p>
          </table:table-cell>
          <table:table-cell table:number-columns-repeated="4"/>
          <table:table-cell table:formula="of:=[.A23]" office:value-type="string" office:string-value="U" calcext:value-type="string">
            <text:p>U</text:p>
          </table:table-cell>
          <table:table-cell table:formula="of:=COM.MICROSOFT.CONCAT([.F23];[.E23])" office:value-type="string" office:string-value="䷦ 39" calcext:value-type="string">
            <text:p>䷦ 39</text:p>
          </table:table-cell>
          <table:table-cell table:formula="of:=[.N23]" office:value-type="string" office:string-value="Shirking" calcext:value-type="string">
            <text:p>Shirking</text:p>
          </table:table-cell>
          <table:table-cell table:formula="of:=[.AB55]" office:value-type="float" office:value="0" calcext:value-type="float">
            <text:p>0</text:p>
          </table:table-cell>
          <table:table-cell table:formula="of:=[.AC55]" office:value-type="string" office:string-value="䷴ 53" calcext:value-type="string">
            <text:p>䷴ 53</text:p>
          </table:table-cell>
          <table:table-cell table:formula="of:=[.AD55]" office:value-type="string" office:string-value="Rest" calcext:value-type="string">
            <text:p>Rest</text:p>
          </table:table-cell>
        </table:table-row>
        <table:table-row table:style-name="ro1">
          <table:table-cell office:value-type="string" calcext:value-type="string">
            <text:p>V</text:p>
          </table:table-cell>
          <table:table-cell table:formula="of:=[.H24]+2*([.I24]+2*([.J24]+2*([.K24]+2*([.L24]+2*[.M24]))))" office:value-type="float" office:value="21" calcext:value-type="float">
            <text:p>21</text:p>
          </table:table-cell>
          <table:table-cell table:formula="of:=3-[.H24]-[.I24]-[.J24]+[.K24]+[.L24]+[.M24]" office:value-type="float" office:value="2" calcext:value-type="float">
            <text:p>2</text:p>
          </table:table-cell>
          <table:table-cell table:formula="of:=SUM([.H24:.M24])" office:value-type="float" office:value="3" calcext:value-type="float">
            <text:p>3</text:p>
          </table:table-cell>
          <table:table-cell office:value-type="float" office:value="63" calcext:value-type="float">
            <text:p>63</text:p>
          </table:table-cell>
          <table:table-cell office:value-type="string" calcext:value-type="string">
            <text:p>䷾ </text:p>
          </table:table-cell>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omplacency</text:p>
          </table:table-cell>
          <table:table-cell office:value-type="string" calcext:value-type="string">
            <text:p>The first 1, meaning MASS, separates complacency from SHIRKING. <text:s/>When everyone shirks together, they are complacent.</text:p>
          </table:table-cell>
          <table:table-cell office:value-type="string" calcext:value-type="string">
            <text:p>The second 0, lacking ACTION, distinguishes complacency from GUARDING. <text:s/>People are willing to rest.</text:p>
          </table:table-cell>
          <table:table-cell office:value-type="string" calcext:value-type="string">
            <text:p>The third 1, meaning PRESERVATION, distinguishes complacency from FOUNDING. <text:s/>What people started is paying off, and they have no objection to it.</text:p>
          </table:table-cell>
          <table:table-cell office:value-type="string" calcext:value-type="string">
            <text:p>The fourth 0, lacking KNOWLEDGE, distinguishes complacency from PRINCIPLE. <text:s/>They may simply not know better, or know what is going on to object to.</text:p>
          </table:table-cell>
          <table:table-cell office:value-type="string" calcext:value-type="string">
            <text:p>The fifth 1, meaning COORDINATION, distinguishes complacency from LOOTING. <text:s/>Whichever way money or goods are changing hands, it is according to the law, and there is little complaint about it.</text:p>
          </table:table-cell>
          <table:table-cell office:value-type="string" calcext:value-type="string">
            <text:p>The sixth 0, lacking SECURITY, distinguishes complacency from HOME. <text:s/>At home, people can be complacent and happy with what they have, but it is more hidden from prying eyes.</text:p>
          </table:table-cell>
          <table:table-cell/>
          <table:table-cell table:number-columns-repeated="2" office:value-type="string" calcext:value-type="string">
            <text:p>Opportunity</text:p>
          </table:table-cell>
          <table:table-cell table:number-columns-repeated="4"/>
          <table:table-cell table:formula="of:=[.A24]" office:value-type="string" office:string-value="V" calcext:value-type="string">
            <text:p>V</text:p>
          </table:table-cell>
          <table:table-cell table:formula="of:=COM.MICROSOFT.CONCAT([.F24];[.E24])" office:value-type="string" office:string-value="䷾ 63" calcext:value-type="string">
            <text:p>䷾ 63</text:p>
          </table:table-cell>
          <table:table-cell table:formula="of:=[.N24]" office:value-type="string" office:string-value="Complacency" calcext:value-type="string">
            <text:p>Complacency</text:p>
          </table:table-cell>
          <table:table-cell table:formula="of:=[.AB56]" office:value-type="float" office:value="1" calcext:value-type="float">
            <text:p>1</text:p>
          </table:table-cell>
          <table:table-cell table:formula="of:=[.AC56]" office:value-type="string" office:string-value="䷤ 37" calcext:value-type="string">
            <text:p>䷤ 37</text:p>
          </table:table-cell>
          <table:table-cell table:formula="of:=[.AD56]" office:value-type="string" office:string-value="Home" calcext:value-type="string">
            <text:p>Home</text:p>
          </table:table-cell>
        </table:table-row>
        <table:table-row table:style-name="ro1">
          <table:table-cell office:value-type="string" calcext:value-type="string">
            <text:p>W</text:p>
          </table:table-cell>
          <table:table-cell table:formula="of:=[.H25]+2*([.I25]+2*([.J25]+2*([.K25]+2*([.L25]+2*[.M25]))))" office:value-type="float" office:value="22" calcext:value-type="float">
            <text:p>22</text:p>
          </table:table-cell>
          <table:table-cell table:formula="of:=3-[.H25]-[.I25]-[.J25]+[.K25]+[.L25]+[.M25]" office:value-type="float" office:value="2" calcext:value-type="float">
            <text:p>2</text:p>
          </table:table-cell>
          <table:table-cell table:formula="of:=SUM([.H25:.M25])" office:value-type="float" office:value="3" calcext:value-type="float">
            <text:p>3</text:p>
          </table:table-cell>
          <table:table-cell office:value-type="float" office:value="48" calcext:value-type="float">
            <text:p>48</text:p>
          </table:table-cell>
          <table:table-cell table:style-name="ce8" office:value-type="string" calcext:value-type="string">
            <text:p>䷯ </text:p>
          </table:table-cell>
          <table:table-cell office:value-type="float" office:value="20" calcext:value-type="float">
            <text:p>20</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iscourse</text:p>
          </table:table-cell>
          <table:table-cell office:value-type="string" calcext:value-type="string">
            <text:p>The first 0, lacking MASS, distinguishes discourse from GUARDING. <text:s/>One does not have the forces to withstand what comes, yet it is possible to think or communicate a way to put up resistance.</text:p>
          </table:table-cell>
          <table:table-cell office:value-type="string" calcext:value-type="string">
            <text:p>The second 1, meaning ACTION, elevates discourse above SHIRKING. <text:s/>The spare time is being put to use.</text:p>
          </table:table-cell>
          <table:table-cell office:value-type="string" calcext:value-type="string">
            <text:p>The third 1, meaning PRESERVATION, elevates discourse above FEARING. <text:s/>It is not emotional paralysis but a frenzied effort to seek a path to survival.</text:p>
          </table:table-cell>
          <table:table-cell office:value-type="string" calcext:value-type="string">
            <text:p>The fourth 0, lacking KNOWLEDGE, distinguishes discourse from VULNERABILITY. <text:s/>A little knowledge might be dangerous, or a vulnerability might be understood or exposed.</text:p>
          </table:table-cell>
          <table:table-cell office:value-type="string" calcext:value-type="string">
            <text:p>The fifth 1, meaning COORDINATION, distinguishes discourse from BEACON. <text:s/>People who might have cried out for help are instead communicating and seeking solutions together.</text:p>
          </table:table-cell>
          <table:table-cell office:value-type="string" calcext:value-type="string">
            <text:p>The sixth 0, lacking SECURITY, distinguishes discourse from INFLUENCE. <text:s/>Ideas are being developed, but not in secret, rather in public discourse, which makes it harder to use them to push people to specific actions.</text:p>
          </table:table-cell>
          <table:table-cell office:value-type="string" calcext:value-type="string">
            <text:p>Public discourse, research, literature, thought, inspiration, prayer, contemplation - there is a wellspring <text:s/>within the person that might be tapped, yet it is used together within an organization to achieve greater goals.</text:p>
          </table:table-cell>
          <table:table-cell office:value-type="string" calcext:value-type="string">
            <text:p>Punishment</text:p>
          </table:table-cell>
          <table:table-cell office:value-type="string" calcext:value-type="string">
            <text:p>Crisis</text:p>
          </table:table-cell>
          <table:table-cell table:number-columns-repeated="4"/>
          <table:table-cell table:formula="of:=[.A25]" office:value-type="string" office:string-value="W" calcext:value-type="string">
            <text:p>W</text:p>
          </table:table-cell>
          <table:table-cell table:formula="of:=COM.MICROSOFT.CONCAT([.F25];[.E25])" office:value-type="string" office:string-value="䷯ 48" calcext:value-type="string">
            <text:p>䷯ 48</text:p>
          </table:table-cell>
          <table:table-cell table:formula="of:=[.N25]" office:value-type="string" office:string-value="Discourse" calcext:value-type="string">
            <text:p>Discourse</text:p>
          </table:table-cell>
          <table:table-cell table:formula="of:=[.AB57]" office:value-type="float" office:value="2" calcext:value-type="float">
            <text:p>2</text:p>
          </table:table-cell>
          <table:table-cell table:formula="of:=[.AC57]" office:value-type="string" office:string-value="䷸ 57" calcext:value-type="string">
            <text:p>䷸ 57</text:p>
          </table:table-cell>
          <table:table-cell table:formula="of:=[.AD57]" office:value-type="string" office:string-value="Influence" calcext:value-type="string">
            <text:p>Influence</text:p>
          </table:table-cell>
        </table:table-row>
        <table:table-row table:style-name="ro1">
          <table:table-cell office:value-type="string" calcext:value-type="string">
            <text:p>X</text:p>
          </table:table-cell>
          <table:table-cell table:formula="of:=[.H26]+2*([.I26]+2*([.J26]+2*([.K26]+2*([.L26]+2*[.M26]))))" office:value-type="float" office:value="23" calcext:value-type="float">
            <text:p>23</text:p>
          </table:table-cell>
          <table:table-cell table:formula="of:=3-[.H26]-[.I26]-[.J26]+[.K26]+[.L26]+[.M26]" office:value-type="float" office:value="1" calcext:value-type="float">
            <text:p>1</text:p>
          </table:table-cell>
          <table:table-cell table:formula="of:=SUM([.H26:.M26])" office:value-type="float" office:value="4" calcext:value-type="float">
            <text:p>4</text:p>
          </table:table-cell>
          <table:table-cell office:value-type="float" office:value="5" calcext:value-type="float">
            <text:p>5</text:p>
          </table:table-cell>
          <table:table-cell table:style-name="ce8" office:value-type="string" calcext:value-type="string">
            <text:p>䷄ </text:p>
          </table:table-cell>
          <table:table-cell office:value-type="float" office:value="24" calcext:value-type="float">
            <text:p>24</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Guarding</text:p>
          </table:table-cell>
          <table:table-cell office:value-type="string" calcext:value-type="string">
            <text:p>The first 1, meaning MASS, shows that guarding is not mere REFUGE. <text:s/>The guards on the wall are not lookouts for a gang on the run, but defenders of a proud society.</text:p>
          </table:table-cell>
          <table:table-cell office:value-type="string" calcext:value-type="string">
            <text:p>The second 1, meaning ACTION, distinguishes guarding from COMPLACENCY. <text:s/>The guards stand on the wall; their mission is not over.</text:p>
          </table:table-cell>
          <table:table-cell office:value-type="string" calcext:value-type="string">
            <text:p>The third 1, meaning PRESERVATION, distinguishes guarding from REGULATIONS. <text:s/>The soldiers are ordered to stand guard, but do so not merely as duty but because they would otherwise be in danger.</text:p>
          </table:table-cell>
          <table:table-cell office:value-type="string" calcext:value-type="string">
            <text:p>The fourth 0, lacking KNOWLEDGE, distinguishes guarding from PROSECUTION. <text:s/>The guards don’t know who to arrest.</text:p>
          </table:table-cell>
          <table:table-cell office:value-type="string" calcext:value-type="string">
            <text:p>The fifth 1, meaning COORDINATION, distinguishes guarding from mere PRIVILEGE. <text:s/>Without orders, the guards will play on their shooting range and toodle around on their ATVs without any actual duty to perform.</text:p>
          </table:table-cell>
          <table:table-cell office:value-type="string" calcext:value-type="string">
            <text:p>The sixth 0, lacking SECURITY, distinguishes guarding from DISCRETION. <text:s/>When a commander feels his activities are well shielded from spying eyes, he tends to lower the visible guard while preserving readiness.</text:p>
          </table:table-cell>
          <table:table-cell office:value-type="string" calcext:value-type="string">
            <text:p>Guarding suggests a commander who lacks knowledge and lacks security. <text:s/>He is waiting for something and everyone knows what he doesn’t know.</text:p>
          </table:table-cell>
          <table:table-cell office:value-type="string" calcext:value-type="string">
            <text:p>Scheming</text:p>
          </table:table-cell>
          <table:table-cell office:value-type="string" calcext:value-type="string">
            <text:p>Activism</text:p>
          </table:table-cell>
          <table:table-cell table:number-columns-repeated="4"/>
          <table:table-cell table:formula="of:=[.A26]" office:value-type="string" office:string-value="X" calcext:value-type="string">
            <text:p>X</text:p>
          </table:table-cell>
          <table:table-cell table:formula="of:=COM.MICROSOFT.CONCAT([.F26];[.E26])" office:value-type="string" office:string-value="䷄ 5" calcext:value-type="string">
            <text:p>䷄ 5</text:p>
          </table:table-cell>
          <table:table-cell table:formula="of:=[.N26]" office:value-type="string" office:string-value="Guarding" calcext:value-type="string">
            <text:p>Guarding</text:p>
          </table:table-cell>
          <table:table-cell table:formula="of:=[.AB58]" office:value-type="float" office:value="3" calcext:value-type="float">
            <text:p>3</text:p>
          </table:table-cell>
          <table:table-cell table:formula="of:=[.AC58]" office:value-type="string" office:string-value="䷈ 9" calcext:value-type="string">
            <text:p>䷈ 9</text:p>
          </table:table-cell>
          <table:table-cell table:formula="of:=[.AD58]" office:value-type="string" office:string-value="Discretion" calcext:value-type="string">
            <text:p>Discretion</text:p>
          </table:table-cell>
        </table:table-row>
        <table:table-row table:style-name="ro1">
          <table:table-cell office:value-type="string" calcext:value-type="string">
            <text:p>Y</text:p>
          </table:table-cell>
          <table:table-cell table:formula="of:=[.H27]+2*([.I27]+2*([.J27]+2*([.K27]+2*([.L27]+2*[.M27]))))" office:value-type="float" office:value="24" calcext:value-type="float">
            <text:p>24</text:p>
          </table:table-cell>
          <table:table-cell table:formula="of:=3-[.H27]-[.I27]-[.J27]+[.K27]+[.L27]+[.M27]" office:value-type="float" office:value="5" calcext:value-type="float">
            <text:p>5</text:p>
          </table:table-cell>
          <table:table-cell table:formula="of:=SUM([.H27:.M27])" office:value-type="float" office:value="2" calcext:value-type="float">
            <text:p>2</text:p>
          </table:table-cell>
          <table:table-cell office:value-type="float" office:value="45" calcext:value-type="float">
            <text:p>45</text:p>
          </table:table-cell>
          <table:table-cell table:style-name="ce8" office:value-type="string" calcext:value-type="string">
            <text:p>䷬ </text:p>
          </table:table-cell>
          <table:table-cell office:value-type="float" office:value="49" calcext:value-type="float">
            <text:p>4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Subversion</text:p>
          </table:table-cell>
          <table:table-cell office:value-type="string" calcext:value-type="string">
            <text:p>The first 0, lacking MASS, shows the coordination of knowledge in an unfriendly environment - otherwise this would be TRAINING.</text:p>
          </table:table-cell>
          <table:table-cell office:value-type="string" calcext:value-type="string">
            <text:p>The second 0, lacking ACTION, suggests OPPRESSION is absent because it has led to little action or little action is being taken against it.</text:p>
          </table:table-cell>
          <table:table-cell office:value-type="string" calcext:value-type="string">
            <text:p>The third 0, lacking PRESERVATION, distinguishes the risk of subversion from the selfish benefit of LOVE</text:p>
          </table:table-cell>
          <table:table-cell office:value-type="string" calcext:value-type="string">
            <text:p>The fourth 1, meaning KNOWLEDGE, distinguishes subversion from COMPLIANCE. <text:s/>Subversion may be seen here as both cause and effect.</text:p>
          </table:table-cell>
          <table:table-cell office:value-type="string" calcext:value-type="string">
            <text:p>The fifth 1, meaning COORDINATION, distinguishes subversion from INUREMENT. <text:s/>The word is getting out.</text:p>
          </table:table-cell>
          <table:table-cell office:value-type="string" calcext:value-type="string">
            <text:p>The sixth 0, lacking SECURITY, distinguishes subversion from THE UNDERGROUND.</text:p>
          </table:table-cell>
          <table:table-cell office:value-type="string" calcext:value-type="string">
            <text:p>Subversion is the gathering of knowledge through coordination - but without security. <text:s/>The underground exposes itself in an effort to change opinion. The choice to act would be activism, and </text:p>
          </table:table-cell>
          <table:table-cell office:value-type="string" calcext:value-type="string">
            <text:p>Resources</text:p>
          </table:table-cell>
          <table:table-cell office:value-type="string" calcext:value-type="string">
            <text:p>Holding</text:p>
          </table:table-cell>
          <table:table-cell table:number-columns-repeated="4"/>
          <table:table-cell table:formula="of:=[.A27]" office:value-type="string" office:string-value="Y" calcext:value-type="string">
            <text:p>Y</text:p>
          </table:table-cell>
          <table:table-cell table:formula="of:=COM.MICROSOFT.CONCAT([.F27];[.E27])" office:value-type="string" office:string-value="䷬ 45" calcext:value-type="string">
            <text:p>䷬ 45</text:p>
          </table:table-cell>
          <table:table-cell table:formula="of:=[.N27]" office:value-type="string" office:string-value="Subversion" calcext:value-type="string">
            <text:p>Subversion</text:p>
          </table:table-cell>
          <table:table-cell table:formula="of:=[.AB59]" office:value-type="float" office:value="4" calcext:value-type="float">
            <text:p>4</text:p>
          </table:table-cell>
          <table:table-cell table:formula="of:=[.AC59]" office:value-type="string" office:string-value="䷋ 12" calcext:value-type="string">
            <text:p>䷋ 12</text:p>
          </table:table-cell>
          <table:table-cell table:formula="of:=[.AD59]" office:value-type="string" office:string-value="The underground" calcext:value-type="string">
            <text:p>The underground</text:p>
          </table:table-cell>
        </table:table-row>
        <table:table-row table:style-name="ro1">
          <table:table-cell office:value-type="string" calcext:value-type="string">
            <text:p>Z</text:p>
          </table:table-cell>
          <table:table-cell table:formula="of:=[.H28]+2*([.I28]+2*([.J28]+2*([.K28]+2*([.L28]+2*[.M28]))))" office:value-type="float" office:value="25" calcext:value-type="float">
            <text:p>25</text:p>
          </table:table-cell>
          <table:table-cell table:formula="of:=3-[.H28]-[.I28]-[.J28]+[.K28]+[.L28]+[.M28]" office:value-type="float" office:value="4" calcext:value-type="float">
            <text:p>4</text:p>
          </table:table-cell>
          <table:table-cell table:formula="of:=SUM([.H28:.M28])" office:value-type="float" office:value="3" calcext:value-type="float">
            <text:p>3</text:p>
          </table:table-cell>
          <table:table-cell office:value-type="float" office:value="17" calcext:value-type="float">
            <text:p>17</text:p>
          </table:table-cell>
          <table:table-cell table:style-name="ce8" office:value-type="string" calcext:value-type="string">
            <text:p>䷐ </text:p>
          </table:table-cell>
          <table:table-cell office:value-type="float" office:value="53" calcext:value-type="float">
            <text:p>5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raining</text:p>
          </table:table-cell>
          <table:table-cell office:value-type="string" calcext:value-type="string">
            <text:p>The first 1, meaning MASS, distinguishes training from SUBVERSION. <text:s/>The larger population approves of these particular lessons.</text:p>
          </table:table-cell>
          <table:table-cell office:value-type="string" calcext:value-type="string">
            <text:p>The second 0, lacking ACTION, hints that training avoids RISK. <text:s/>Wooden swords and flight simulators are the rule of the day.</text:p>
          </table:table-cell>
          <table:table-cell office:value-type="string" calcext:value-type="string">
            <text:p>The third 0, lacking PRESERVATION, suggests training is expensive, compared to PRINCIPLE that may not be.</text:p>
          </table:table-cell>
          <table:table-cell office:value-type="string" calcext:value-type="string">
            <text:p>The fourth 1, meaning KNOWLEDGE, distinguishes training from FOUNDING. <text:s/>The founders had to work everything out by trial and error.</text:p>
          </table:table-cell>
          <table:table-cell office:value-type="string" calcext:value-type="string">
            <text:p>The fifth 1, meaning COORDINATION, distinguishes training from MIGRATION. <text:s/>Without a specific person to reach out to, all you can do is go somewhere more auspicious to learn or practice.</text:p>
          </table:table-cell>
          <table:table-cell office:value-type="string" calcext:value-type="string">
            <text:p>The sixth 0, lacking SECURITY, distinguishes training from HONESTY. <text:s/>The trainee wants to be an honest, upstanding worker - yet he still has to be watched.</text:p>
          </table:table-cell>
          <table:table-cell/>
          <table:table-cell office:value-type="string" calcext:value-type="string">
            <text:p>The Problem Solver</text:p>
          </table:table-cell>
          <table:table-cell office:value-type="string" calcext:value-type="string">
            <text:p>Retreating</text:p>
          </table:table-cell>
          <table:table-cell table:number-columns-repeated="4"/>
          <table:table-cell table:formula="of:=[.A28]" office:value-type="string" office:string-value="Z" calcext:value-type="string">
            <text:p>Z</text:p>
          </table:table-cell>
          <table:table-cell table:formula="of:=COM.MICROSOFT.CONCAT([.F28];[.E28])" office:value-type="string" office:string-value="䷐ 17" calcext:value-type="string">
            <text:p>䷐ 17</text:p>
          </table:table-cell>
          <table:table-cell table:formula="of:=[.N28]" office:value-type="string" office:string-value="Training" calcext:value-type="string">
            <text:p>Training</text:p>
          </table:table-cell>
          <table:table-cell table:formula="of:=[.AB60]" office:value-type="float" office:value="5" calcext:value-type="float">
            <text:p>5</text:p>
          </table:table-cell>
          <table:table-cell table:formula="of:=[.AC60]" office:value-type="string" office:string-value="䷘ 25" calcext:value-type="string">
            <text:p>䷘ 25</text:p>
          </table:table-cell>
          <table:table-cell table:formula="of:=[.AD60]" office:value-type="string" office:string-value="Honesty" calcext:value-type="string">
            <text:p>Honesty</text:p>
          </table:table-cell>
        </table:table-row>
        <table:table-row table:style-name="ro1">
          <table:table-cell office:value-type="string" calcext:value-type="string">
            <text:p>a</text:p>
          </table:table-cell>
          <table:table-cell table:formula="of:=[.H29]+2*([.I29]+2*([.J29]+2*([.K29]+2*([.L29]+2*[.M29]))))" office:value-type="float" office:value="26" calcext:value-type="float">
            <text:p>26</text:p>
          </table:table-cell>
          <table:table-cell table:formula="of:=3-[.H29]-[.I29]-[.J29]+[.K29]+[.L29]+[.M29]" office:value-type="float" office:value="4" calcext:value-type="float">
            <text:p>4</text:p>
          </table:table-cell>
          <table:table-cell table:formula="of:=SUM([.H29:.M29])" office:value-type="float" office:value="3" calcext:value-type="float">
            <text:p>3</text:p>
          </table:table-cell>
          <table:table-cell office:value-type="float" office:value="47" calcext:value-type="float">
            <text:p>47</text:p>
          </table:table-cell>
          <table:table-cell table:style-name="ce8" office:value-type="string" calcext:value-type="string">
            <text:p>䷮ </text:p>
          </table:table-cell>
          <table:table-cell office:value-type="float" office:value="51" calcext:value-type="float">
            <text:p>5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Oppression</text:p>
          </table:table-cell>
          <table:table-cell office:value-type="string" calcext:value-type="string">
            <text:p>The first 0, lacking MASS, suggests the oppressed one on his own, unable to RISK action</text:p>
          </table:table-cell>
          <table:table-cell office:value-type="string" calcext:value-type="string">
            <text:p>The second 1, meaning ACTION, means that SUBVERSION is now in the sights of the oppressor</text:p>
          </table:table-cell>
          <table:table-cell office:value-type="string" calcext:value-type="string">
            <text:p>The third 0, lacking PRESERVATION, shows the person oppressed rather than merely having the VULNERABILITY to become so.</text:p>
          </table:table-cell>
          <table:table-cell office:value-type="string" calcext:value-type="string">
            <text:p>The fourth 1, meaning KNOWLEDGE, distinguishes oppression from FEARING; the person knows what he cannot do</text:p>
          </table:table-cell>
          <table:table-cell office:value-type="string" calcext:value-type="string">
            <text:p>The fifth 1, meaning COORDINATION, distinguishes oppression from RESCUE. <text:s/>Those oppressed are compliant and fearful, dependent on those who despise them.</text:p>
          </table:table-cell>
          <table:table-cell office:value-type="string" calcext:value-type="string">
            <text:p>The sixth 0, lacking SECURITY, distinguishes oppression from ACTIVISM. <text:s/>They are under watch, fearful to work for change.</text:p>
          </table:table-cell>
          <table:table-cell office:value-type="string" calcext:value-type="string">
            <text:p>Oppression is risk for the individual, subversion reaching the point of action and reaction, vulnerability become a loss of self-preservation, fearing for known good reason, rescue prohibited by law, activism without security.</text:p>
          </table:table-cell>
          <table:table-cell office:value-type="string" calcext:value-type="string">
            <text:p>Creative Expression</text:p>
          </table:table-cell>
          <table:table-cell office:value-type="string" calcext:value-type="string">
            <text:p>Regulations</text:p>
          </table:table-cell>
          <table:table-cell table:number-columns-repeated="4"/>
          <table:table-cell table:formula="of:=[.A29]" office:value-type="string" office:string-value="a" calcext:value-type="string">
            <text:p>a</text:p>
          </table:table-cell>
          <table:table-cell table:formula="of:=COM.MICROSOFT.CONCAT([.F29];[.E29])" office:value-type="string" office:string-value="䷮ 47" calcext:value-type="string">
            <text:p>䷮ 47</text:p>
          </table:table-cell>
          <table:table-cell table:formula="of:=[.N29]" office:value-type="string" office:string-value="Oppression" calcext:value-type="string">
            <text:p>Oppression</text:p>
          </table:table-cell>
          <table:table-cell table:formula="of:=[.AB61]" office:value-type="float" office:value="6" calcext:value-type="float">
            <text:p>6</text:p>
          </table:table-cell>
          <table:table-cell table:formula="of:=[.AC61]" office:value-type="string" office:string-value="䷅ 6" calcext:value-type="string">
            <text:p>䷅ 6</text:p>
          </table:table-cell>
          <table:table-cell table:formula="of:=[.AD61]" office:value-type="string" office:string-value="Activism" calcext:value-type="string">
            <text:p>Activism</text:p>
          </table:table-cell>
        </table:table-row>
        <table:table-row table:style-name="ro1">
          <table:table-cell office:value-type="string" calcext:value-type="string">
            <text:p>b</text:p>
          </table:table-cell>
          <table:table-cell table:formula="of:=[.H30]+2*([.I30]+2*([.J30]+2*([.K30]+2*([.L30]+2*[.M30]))))" office:value-type="float" office:value="27" calcext:value-type="float">
            <text:p>27</text:p>
          </table:table-cell>
          <table:table-cell table:formula="of:=3-[.H30]-[.I30]-[.J30]+[.K30]+[.L30]+[.M30]" office:value-type="float" office:value="3" calcext:value-type="float">
            <text:p>3</text:p>
          </table:table-cell>
          <table:table-cell table:formula="of:=SUM([.H30:.M30])" office:value-type="float" office:value="4" calcext:value-type="float">
            <text:p>4</text:p>
          </table:table-cell>
          <table:table-cell office:value-type="float" office:value="58" calcext:value-type="float">
            <text:p>58</text:p>
          </table:table-cell>
          <table:table-cell table:style-name="ce8" office:value-type="string" calcext:value-type="string">
            <text:p>䷹ </text:p>
          </table:table-cell>
          <table:table-cell office:value-type="float" office:value="55" calcext:value-type="float">
            <text:p>5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Risk</text:p>
          </table:table-cell>
          <table:table-cell office:value-type="string" calcext:value-type="string">
            <text:p>The first 1, meaning MASS, distinguishes calculated risk by an organization from the risk to the individual during OPPRESSION.</text:p>
          </table:table-cell>
          <table:table-cell office:value-type="string" calcext:value-type="string">
            <text:p>The second 1, meaning ACTION, distinguishes risk from TRAINING, where real actions and the ensuing risk are deliberately avoided</text:p>
          </table:table-cell>
          <table:table-cell office:value-type="string" calcext:value-type="string">
            <text:p>The third 0, lacking PRESERVATION, denotes the danger of a real risk versus PROSECUTION of an individual or group who pose only a limited threat to the society.</text:p>
          </table:table-cell>
          <table:table-cell office:value-type="string" calcext:value-type="string">
            <text:p>The fourth 1, meaning KNOWLEDGE, distinguishes risk from REGULATIONS. <text:s/>Perhaps a decision has been made to ignore regulations for some good reason, with ensuing risk, or perhaps a lack of knowledge of the risks may lead to regulations being enacted.</text:p>
          </table:table-cell>
          <table:table-cell office:value-type="string" calcext:value-type="string">
            <text:p>The fifth 1, meaning COORDINATION, distinguishes risk from RETREATING. <text:s/>A unit that might safely retreat on its own may have a duty or order to take a risk to defend instead.</text:p>
          </table:table-cell>
          <table:table-cell office:value-type="string" calcext:value-type="string">
            <text:p>The sixth 0, lacking SECURITY, distinguishes risk from DIPLOMACY. <text:s/>Diplomacy may involve great risk, but its nature is hidden and its effect is remote from the diplomat.</text:p>
          </table:table-cell>
          <table:table-cell office:value-type="string" calcext:value-type="string">
            <text:p>In risk we see the commander neither safe nor secure, marshalling his resources of mass, coordination, knowledge and decisive action toward a crucial goal. <text:s/></text:p>
          </table:table-cell>
          <table:table-cell office:value-type="string" calcext:value-type="string">
            <text:p>Recovery</text:p>
          </table:table-cell>
          <table:table-cell office:value-type="string" calcext:value-type="string">
            <text:p>*Risk</text:p>
          </table:table-cell>
          <table:table-cell table:number-columns-repeated="4"/>
          <table:table-cell table:formula="of:=[.A30]" office:value-type="string" office:string-value="b" calcext:value-type="string">
            <text:p>b</text:p>
          </table:table-cell>
          <table:table-cell table:formula="of:=COM.MICROSOFT.CONCAT([.F30];[.E30])" office:value-type="string" office:string-value="䷹ 58" calcext:value-type="string">
            <text:p>䷹ 58</text:p>
          </table:table-cell>
          <table:table-cell table:formula="of:=[.N30]" office:value-type="string" office:string-value="Risk" calcext:value-type="string">
            <text:p>Risk</text:p>
          </table:table-cell>
          <table:table-cell table:formula="of:=[.AB62]" office:value-type="float" office:value="7" calcext:value-type="float">
            <text:p>7</text:p>
          </table:table-cell>
          <table:table-cell table:formula="of:=[.AC62]" office:value-type="string" office:string-value="䷉ 10" calcext:value-type="string">
            <text:p>䷉ 10</text:p>
          </table:table-cell>
          <table:table-cell table:formula="of:=[.AD62]" office:value-type="string" office:string-value="Diplomacy" calcext:value-type="string">
            <text:p>Diplomacy</text:p>
          </table:table-cell>
        </table:table-row>
        <table:table-row table:style-name="ro1">
          <table:table-cell office:value-type="string" calcext:value-type="string">
            <text:p>c</text:p>
          </table:table-cell>
          <table:table-cell table:formula="of:=[.H31]+2*([.I31]+2*([.J31]+2*([.K31]+2*([.L31]+2*[.M31]))))" office:value-type="float" office:value="28" calcext:value-type="float">
            <text:p>28</text:p>
          </table:table-cell>
          <table:table-cell table:formula="of:=3-[.H31]-[.I31]-[.J31]+[.K31]+[.L31]+[.M31]" office:value-type="float" office:value="4" calcext:value-type="float">
            <text:p>4</text:p>
          </table:table-cell>
          <table:table-cell table:formula="of:=SUM([.H31:.M31])" office:value-type="float" office:value="3" calcext:value-type="float">
            <text:p>3</text:p>
          </table:table-cell>
          <table:table-cell office:value-type="float" office:value="31" calcext:value-type="float">
            <text:p>31</text:p>
          </table:table-cell>
          <table:table-cell table:style-name="ce8" office:value-type="string" calcext:value-type="string">
            <text:p>䷞ </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string" calcext:value-type="string">
            <text:p>Love</text:p>
          </table:table-cell>
          <table:table-cell office:value-type="string" calcext:value-type="string">
            <text:p>The first 0, lacking MASS, suggests a personal PRINCIPLE that gives strong rights to just one other person</text:p>
          </table:table-cell>
          <table:table-cell office:value-type="string" calcext:value-type="string">
            <text:p>The second 0, lacking ACTION, prevents VULNERABILITY</text:p>
          </table:table-cell>
          <table:table-cell office:value-type="string" calcext:value-type="string">
            <text:p>The third 1, meaning PRESERVATION, suggests a beneficial SUBVERSION</text:p>
          </table:table-cell>
          <table:table-cell office:value-type="string" calcext:value-type="string">
            <text:p>The fourth 1, meaning KNOWLEDGE, suggests SHIRKING has found a good reason</text:p>
          </table:table-cell>
          <table:table-cell office:value-type="string" calcext:value-type="string">
            <text:p>The fifth 1, meaning COORDINATION, suggests a mutual INDULGENCE</text:p>
          </table:table-cell>
          <table:table-cell office:value-type="string" calcext:value-type="string">
            <text:p>The sixth 1, lacking SECURITY, means love without RETIREMENT; it is not hidden</text:p>
          </table:table-cell>
          <table:table-cell office:value-type="string" calcext:value-type="string">
            <text:p>Love is a principle applied to one person, vulnerability without action in defense, subversion against all others that is yet beneficial, a good reason for shirking, a public form of retirement.</text:p>
          </table:table-cell>
          <table:table-cell table:number-columns-repeated="2" office:value-type="string" calcext:value-type="string">
            <text:p>Generosity</text:p>
          </table:table-cell>
          <table:table-cell table:number-columns-repeated="4"/>
          <table:table-cell table:formula="of:=[.A31]" office:value-type="string" office:string-value="c" calcext:value-type="string">
            <text:p>c</text:p>
          </table:table-cell>
          <table:table-cell table:formula="of:=COM.MICROSOFT.CONCAT([.F31];[.E31])" office:value-type="string" office:string-value="䷞ 31" calcext:value-type="string">
            <text:p>䷞ 31</text:p>
          </table:table-cell>
          <table:table-cell table:formula="of:=[.N31]" office:value-type="string" office:string-value="Love" calcext:value-type="string">
            <text:p>Love</text:p>
          </table:table-cell>
          <table:table-cell table:formula="of:=[.AB63]" office:value-type="float" office:value="8" calcext:value-type="float">
            <text:p>8</text:p>
          </table:table-cell>
          <table:table-cell table:formula="of:=[.AC63]" office:value-type="string" office:string-value="䷠ 33" calcext:value-type="string">
            <text:p>䷠ 33</text:p>
          </table:table-cell>
          <table:table-cell table:formula="of:=[.AD63]" office:value-type="string" office:string-value="Retirement" calcext:value-type="string">
            <text:p>Retirement</text:p>
          </table:table-cell>
        </table:table-row>
        <table:table-row table:style-name="ro1">
          <table:table-cell office:value-type="string" calcext:value-type="string">
            <text:p>d</text:p>
          </table:table-cell>
          <table:table-cell table:formula="of:=[.H32]+2*([.I32]+2*([.J32]+2*([.K32]+2*([.L32]+2*[.M32]))))" office:value-type="float" office:value="29" calcext:value-type="float">
            <text:p>29</text:p>
          </table:table-cell>
          <table:table-cell table:formula="of:=3-[.H32]-[.I32]-[.J32]+[.K32]+[.L32]+[.M32]" office:value-type="float" office:value="3" calcext:value-type="float">
            <text:p>3</text:p>
          </table:table-cell>
          <table:table-cell table:formula="of:=SUM([.H32:.M32])" office:value-type="float" office:value="4" calcext:value-type="float">
            <text:p>4</text:p>
          </table:table-cell>
          <table:table-cell office:value-type="float" office:value="49" calcext:value-type="float">
            <text:p>49</text:p>
          </table:table-cell>
          <table:table-cell table:style-name="ce8" office:value-type="string" calcext:value-type="string">
            <text:p>䷰ </text:p>
          </table:table-cell>
          <table:table-cell office:value-type="float" office:value="54" calcext:value-type="float">
            <text:p>54</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string" calcext:value-type="string">
            <text:p>Principle</text:p>
          </table:table-cell>
          <table:table-cell office:value-type="string" calcext:value-type="string">
            <text:p>The first 1, meaning MASS, distinguishes principle from LOVE. <text:s/>Less private and intimate in a group, but with a wider impact.</text:p>
          </table:table-cell>
          <table:table-cell office:value-type="string" calcext:value-type="string">
            <text:p>The second 0, lacking ACTION, distinguishes principle from PROSECUTION. <text:s/>What was done before was wrong, and now people see it, but they do not take specific retributive action.</text:p>
          </table:table-cell>
          <table:table-cell office:value-type="string" calcext:value-type="string">
            <text:p>The third 1, meaning PRESERVATION, means perhaps principle is TRAINING that pays off directly in personal survival</text:p>
          </table:table-cell>
          <table:table-cell office:value-type="string" calcext:value-type="string">
            <text:p>The fourth 1, meaning KNOWLEDGE, raises principle above COMPLACENCY. <text:s/>Things seemed sorted out, but then more was learned.</text:p>
          </table:table-cell>
          <table:table-cell office:value-type="string" calcext:value-type="string">
            <text:p>The fifth 1, meaning COORDINATION, distinguishes principle from PROSPERITY. <text:s/>Many have become comfortable, but work together for higher purpose.</text:p>
          </table:table-cell>
          <table:table-cell office:value-type="string" calcext:value-type="string">
            <text:p>The sixth 0, lacking SECURITY, distinguishes principle from SOLIDARITY. <text:s/>It is very open and visible public expression of specific ideas.</text:p>
          </table:table-cell>
          <table:table-cell office:value-type="string" calcext:value-type="string">
            <text:p>“Principle” may envelop concepts of rights, reforms, law, justice, progress, understanding, even revolution. <text:s/>It is reached when the masses love an idea, when officials virtuously refuse to convict, <text:s/>when learning is put to the purpose of general survival and well-being, when society is at peace but becomes more learned, when prosperity encourages people to work together more harmoniously, when solidarity finds open and meaningful forms of public expression.</text:p>
          </table:table-cell>
          <table:table-cell office:value-type="string" calcext:value-type="string">
            <text:p>Experiment</text:p>
          </table:table-cell>
          <table:table-cell office:value-type="string" calcext:value-type="string">
            <text:p>Alienation</text:p>
          </table:table-cell>
          <table:table-cell table:number-columns-repeated="4"/>
          <table:table-cell table:formula="of:=[.A32]" office:value-type="string" office:string-value="d" calcext:value-type="string">
            <text:p>d</text:p>
          </table:table-cell>
          <table:table-cell table:formula="of:=COM.MICROSOFT.CONCAT([.F32];[.E32])" office:value-type="string" office:string-value="䷰ 49" calcext:value-type="string">
            <text:p>䷰ 49</text:p>
          </table:table-cell>
          <table:table-cell table:formula="of:=[.N32]" office:value-type="string" office:string-value="Principle" calcext:value-type="string">
            <text:p>Principle</text:p>
          </table:table-cell>
          <table:table-cell table:formula="of:=[.AB64]" office:value-type="float" office:value="9" calcext:value-type="float">
            <text:p>9</text:p>
          </table:table-cell>
          <table:table-cell table:formula="of:=[.AC64]" office:value-type="string" office:string-value="䷌ 13" calcext:value-type="string">
            <text:p>䷌ 13</text:p>
          </table:table-cell>
          <table:table-cell table:formula="of:=[.AD64]" office:value-type="string" office:string-value="Solidarity" calcext:value-type="string">
            <text:p>Solidarity</text:p>
          </table:table-cell>
        </table:table-row>
        <table:table-row table:style-name="ro1">
          <table:table-cell office:value-type="string" calcext:value-type="string">
            <text:p>e</text:p>
          </table:table-cell>
          <table:table-cell table:formula="of:=[.H33]+2*([.I33]+2*([.J33]+2*([.K33]+2*([.L33]+2*[.M33]))))" office:value-type="float" office:value="30" calcext:value-type="float">
            <text:p>30</text:p>
          </table:table-cell>
          <table:table-cell table:formula="of:=3-[.H33]-[.I33]-[.J33]+[.K33]+[.L33]+[.M33]" office:value-type="float" office:value="3" calcext:value-type="float">
            <text:p>3</text:p>
          </table:table-cell>
          <table:table-cell table:formula="of:=SUM([.H33:.M33])" office:value-type="float" office:value="4" calcext:value-type="float">
            <text:p>4</text:p>
          </table:table-cell>
          <table:table-cell office:value-type="float" office:value="28" calcext:value-type="float">
            <text:p>28</text:p>
          </table:table-cell>
          <table:table-cell table:style-name="ce8" office:value-type="string" calcext:value-type="string">
            <text:p>䷛ </text:p>
          </table:table-cell>
          <table:table-cell office:value-type="float" office:value="52" calcext:value-type="float">
            <text:p>52</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string" calcext:value-type="string">
            <text:p>Vulnerability</text:p>
          </table:table-cell>
          <table:table-cell office:value-type="string" calcext:value-type="string">
            <text:p>The first 0, lacking MASS, suggests the person of WEALTH on his own where evil might befall.</text:p>
          </table:table-cell>
          <table:table-cell office:value-type="string" calcext:value-type="string">
            <text:p>The second 1, meaning ACTION, suggests love put to the test and awaiting a response.</text:p>
          </table:table-cell>
          <table:table-cell office:value-type="string" calcext:value-type="string">
            <text:p>The third 1, meaning PRESERVATION, suggests advancing one’s own interests in the face of OPPRESSION.</text:p>
          </table:table-cell>
          <table:table-cell office:value-type="string" calcext:value-type="string">
            <text:p>The fourth 1, meaning KNOWLEDGE, suggests vulnerability emerging from DISCOURSE, whether because knowledge creates a new means of attack, or inspires a vicious response</text:p>
          </table:table-cell>
          <table:table-cell office:value-type="string" calcext:value-type="string">
            <text:p>The fifth 1, meaning COORDINATION, suggests those whose with PERSEVERANCE have received new orders</text:p>
          </table:table-cell>
          <table:table-cell office:value-type="string" calcext:value-type="string">
            <text:p>The sixth 0, lacking SECURITY, suggests an enemy knows an INTRODUCTION was intended to be made</text:p>
          </table:table-cell>
          <table:table-cell office:value-type="string" calcext:value-type="string">
            <text:p>In vulnerability we see the would-be commander lacking mass of forces and security of operations. <text:s/>Anyone can learn he is weak and call him to task for it. <text:s/>He is introduced without being secure, prosecuting without force to back him up.</text:p>
          </table:table-cell>
          <table:table-cell office:value-type="string" calcext:value-type="string">
            <text:p>Refuge</text:p>
          </table:table-cell>
          <table:table-cell office:value-type="string" calcext:value-type="string">
            <text:p>Politeness</text:p>
          </table:table-cell>
          <table:table-cell table:number-columns-repeated="4"/>
          <table:table-cell table:formula="of:=[.A33]" office:value-type="string" office:string-value="e" calcext:value-type="string">
            <text:p>e</text:p>
          </table:table-cell>
          <table:table-cell table:formula="of:=COM.MICROSOFT.CONCAT([.F33];[.E33])" office:value-type="string" office:string-value="䷛ 28" calcext:value-type="string">
            <text:p>䷛ 28</text:p>
          </table:table-cell>
          <table:table-cell table:formula="of:=[.N33]" office:value-type="string" office:string-value="Vulnerability" calcext:value-type="string">
            <text:p>Vulnerability</text:p>
          </table:table-cell>
          <table:table-cell table:formula="of:=[.AB65]" office:value-type="string" office:string-value="+" calcext:value-type="string">
            <text:p>+</text:p>
          </table:table-cell>
          <table:table-cell table:formula="of:=[.AC65]" office:value-type="string" office:string-value="䷫ 44" calcext:value-type="string">
            <text:p>䷫ 44</text:p>
          </table:table-cell>
          <table:table-cell table:formula="of:=[.AD65]" office:value-type="string" office:string-value="Introduction" calcext:value-type="string">
            <text:p>Introduction</text:p>
          </table:table-cell>
        </table:table-row>
        <table:table-row table:style-name="ro1">
          <table:table-cell office:value-type="string" calcext:value-type="string">
            <text:p>f</text:p>
          </table:table-cell>
          <table:table-cell table:formula="of:=[.H34]+2*([.I34]+2*([.J34]+2*([.K34]+2*([.L34]+2*[.M34]))))" office:value-type="float" office:value="31" calcext:value-type="float">
            <text:p>31</text:p>
          </table:table-cell>
          <table:table-cell table:formula="of:=3-[.H34]-[.I34]-[.J34]+[.K34]+[.L34]+[.M34]" office:value-type="float" office:value="2" calcext:value-type="float">
            <text:p>2</text:p>
          </table:table-cell>
          <table:table-cell table:formula="of:=SUM([.H34:.M34])" office:value-type="float" office:value="5" calcext:value-type="float">
            <text:p>5</text:p>
          </table:table-cell>
          <table:table-cell office:value-type="float" office:value="43" calcext:value-type="float">
            <text:p>43</text:p>
          </table:table-cell>
          <table:table-cell table:style-name="ce8" office:value-type="string" calcext:value-type="string">
            <text:p>䷪ </text:p>
          </table:table-cell>
          <table:table-cell office:value-type="float" office:value="56" calcext:value-type="float">
            <text:p>56</text:p>
          </table:table-cell>
          <table:table-cell table:number-columns-repeated="5" office:value-type="float" office:value="1" calcext:value-type="float">
            <text:p>1</text:p>
          </table:table-cell>
          <table:table-cell office:value-type="float" office:value="0" calcext:value-type="float">
            <text:p>0</text:p>
          </table:table-cell>
          <table:table-cell office:value-type="string" calcext:value-type="string">
            <text:p>Prosecution</text:p>
          </table:table-cell>
          <table:table-cell office:value-type="string" calcext:value-type="string">
            <text:p>The first 1, meaning MASS, shows prosecution emerging from a VULNERABILITY through force of superior numbers.</text:p>
          </table:table-cell>
          <table:table-cell office:value-type="string" calcext:value-type="string">
            <text:p>The second 1, meaning ACTION, distinguishes prosecution from PRINCIPLE. <text:s/>A prosecutor may believe something is wrong, but without action it is not prosecution.</text:p>
          </table:table-cell>
          <table:table-cell office:value-type="string" calcext:value-type="string">
            <text:p>The third 1, meaning PRESERVATION, distinguishes prosecution from RISK as a matter of self-preservation. <text:s/>The motive of the prosecutor should be to improve, on average, the life of his people, by preserving them from harm; the risk if he does nothing should be worse.</text:p>
          </table:table-cell>
          <table:table-cell office:value-type="string" calcext:value-type="string">
            <text:p>The fourth 1, meaning KNOWLEDGE, suggests the prosecutor had to be GUARDING and watching until a clue would surface.</text:p>
          </table:table-cell>
          <table:table-cell office:value-type="string" calcext:value-type="string">
            <text:p>The fifth 1, meaning COORDINATION, shows the prosecutor was in a position of STRENGTH, but needed to work with others to act under color of law.</text:p>
          </table:table-cell>
          <table:table-cell office:value-type="string" calcext:value-type="string">
            <text:p>The sixth 0, lacking SECURITY, distinguishes prosecution from COMMANDING. <text:s/>The prosecutor does not know if he will achieve a conviction (or indeed, whether it is the right conviction or the only conviction needed) and remains uncertain of how his public efforts are guiding those he would pursue.</text:p>
          </table:table-cell>
          <table:table-cell office:value-type="string" calcext:value-type="string">
            <text:p>Here prosecution is described from the prosecutor’s perspective. <text:s/>He is nearly a commander, once he has asserted the security he is attempting to.</text:p>
          </table:table-cell>
          <table:table-cell office:value-type="string" calcext:value-type="string">
            <text:p>Disillusion</text:p>
          </table:table-cell>
          <table:table-cell office:value-type="string" calcext:value-type="string">
            <text:p>Diplomacy</text:p>
          </table:table-cell>
          <table:table-cell table:number-columns-repeated="4"/>
          <table:table-cell table:formula="of:=[.A34]" office:value-type="string" office:string-value="f" calcext:value-type="string">
            <text:p>f</text:p>
          </table:table-cell>
          <table:table-cell table:formula="of:=COM.MICROSOFT.CONCAT([.F34];[.E34])" office:value-type="string" office:string-value="䷪ 43" calcext:value-type="string">
            <text:p>䷪ 43</text:p>
          </table:table-cell>
          <table:table-cell table:formula="of:=[.N34]" office:value-type="string" office:string-value="Prosecution" calcext:value-type="string">
            <text:p>Prosecution</text:p>
          </table:table-cell>
          <table:table-cell table:formula="of:=[.AB66]" office:value-type="string" office:string-value="/" calcext:value-type="string">
            <text:p>/</text:p>
          </table:table-cell>
          <table:table-cell table:formula="of:=[.AC66]" office:value-type="string" office:string-value="䷀ 1" calcext:value-type="string">
            <text:p>䷀ 1</text:p>
          </table:table-cell>
          <table:table-cell table:formula="of:=[.AD66]" office:value-type="string" office:string-value="Commanding" calcext:value-type="string">
            <text:p>Commanding</text:p>
          </table:table-cell>
        </table:table-row>
        <table:table-row table:style-name="ro1">
          <table:table-cell office:value-type="string" calcext:value-type="string">
            <text:p>g</text:p>
          </table:table-cell>
          <table:table-cell table:formula="of:=[.H35]+2*([.I35]+2*([.J35]+2*([.K35]+2*([.L35]+2*[.M35]))))" office:value-type="float" office:value="32" calcext:value-type="float">
            <text:p>32</text:p>
          </table:table-cell>
          <table:table-cell table:formula="of:=3-[.H35]-[.I35]-[.J35]+[.K35]+[.L35]+[.M35]" office:value-type="float" office:value="4" calcext:value-type="float">
            <text:p>4</text:p>
          </table:table-cell>
          <table:table-cell table:formula="of:=SUM([.H35:.M35])" office:value-type="float" office:value="1" calcext:value-type="float">
            <text:p>1</text:p>
          </table:table-cell>
          <table:table-cell office:value-type="float" office:value="23" calcext:value-type="float">
            <text:p>23</text:p>
          </table:table-cell>
          <table:table-cell table:style-name="ce8" office:value-type="string" calcext:value-type="string">
            <text:p>䷖ </text:p>
          </table:table-cell>
          <table:table-cell office:value-type="float" office:value="9" calcext:value-type="float">
            <text:p>9</text:p>
          </table:table-cell>
          <table:table-cell table:number-columns-repeated="5" office:value-type="float" office:value="0" calcext:value-type="float">
            <text:p>0</text:p>
          </table:table-cell>
          <table:table-cell office:value-type="float" office:value="1" calcext:value-type="float">
            <text:p>1</text:p>
          </table:table-cell>
          <table:table-cell office:value-type="string" calcext:value-type="string">
            <text:p>Disillusion</text:p>
          </table:table-cell>
          <table:table-cell office:value-type="string" calcext:value-type="string">
            <text:p>The first 0, lacking MASS, distinguishes the isolated rebellion from the NOURISHMENT of a new movement.</text:p>
          </table:table-cell>
          <table:table-cell office:value-type="string" calcext:value-type="string">
            <text:p>The second 0, lacking ACTION, distinguishes the thoughts of disillusionment from active EXPERIMENT.</text:p>
          </table:table-cell>
          <table:table-cell office:value-type="string" calcext:value-type="string">
            <text:p>The third 0, lacking PRESERVATION, distinguishes disillusion from REST. <text:s/>One who does not believe could still take fewer risks.</text:p>
          </table:table-cell>
          <table:table-cell office:value-type="string" calcext:value-type="string">
            <text:p>The fourth 0, lacking KNOWLEDGE, restricts the SCHEMING of the naively disillusioned.</text:p>
          </table:table-cell>
          <table:table-cell office:value-type="string" calcext:value-type="string">
            <text:p>The fifth 0, lacking COORDINATION, distinguishes disillusion from ALERTING others.</text:p>
          </table:table-cell>
          <table:table-cell office:value-type="string" calcext:value-type="string">
            <text:p>The sixth 1, having SECURITY in private thought, allows the disillusioned one to avoid SUBMISSION.</text:p>
          </table:table-cell>
          <table:table-cell office:value-type="string" calcext:value-type="string">
            <text:p>The disillusion represents a rebellion of belief, but not of body, under cover of stealth</text:p>
          </table:table-cell>
          <table:table-cell office:value-type="string" calcext:value-type="string">
            <text:p>Prosecution</text:p>
          </table:table-cell>
          <table:table-cell office:value-type="string" calcext:value-type="string">
            <text:p>Survival</text:p>
          </table:table-cell>
          <table:table-cell table:number-columns-repeated="4"/>
          <table:table-cell table:formula="of:=[.A35]" office:value-type="string" office:string-value="g" calcext:value-type="string">
            <text:p>g</text:p>
          </table:table-cell>
          <table:table-cell table:formula="of:=COM.MICROSOFT.CONCAT([.F35];[.E35])" office:value-type="string" office:string-value="䷖ 23" calcext:value-type="string">
            <text:p>䷖ 23</text:p>
          </table:table-cell>
          <table:table-cell table:formula="of:=[.N35]" office:value-type="string" office:string-value="Disillusion" calcext:value-type="string">
            <text:p>Disillusion</text:p>
          </table:table-cell>
          <table:table-cell table:number-columns-repeated="3"/>
        </table:table-row>
        <table:table-row table:style-name="ro1">
          <table:table-cell office:value-type="string" calcext:value-type="string">
            <text:p>h</text:p>
          </table:table-cell>
          <table:table-cell table:formula="of:=[.H36]+2*([.I36]+2*([.J36]+2*([.K36]+2*([.L36]+2*[.M36]))))" office:value-type="float" office:value="33" calcext:value-type="float">
            <text:p>33</text:p>
          </table:table-cell>
          <table:table-cell table:formula="of:=3-[.H36]-[.I36]-[.J36]+[.K36]+[.L36]+[.M36]" office:value-type="float" office:value="3" calcext:value-type="float">
            <text:p>3</text:p>
          </table:table-cell>
          <table:table-cell table:formula="of:=SUM([.H36:.M36])" office:value-type="float" office:value="2" calcext:value-type="float">
            <text:p>2</text:p>
          </table:table-cell>
          <table:table-cell office:value-type="float" office:value="27" calcext:value-type="float">
            <text:p>27</text:p>
          </table:table-cell>
          <table:table-cell table:style-name="ce8" office:value-type="string" calcext:value-type="string">
            <text:p>䷚ </text:p>
          </table:table-cell>
          <table:table-cell office:value-type="float" office:value="13" calcext:value-type="float">
            <text:p>13</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Refuge</text:p>
          </table:table-cell>
          <table:table-cell office:value-type="string" calcext:value-type="string">
            <text:p>The first 1, meaning MASS, distinguishes the refuge from mere DISILLUSION. <text:s/>For the moment, the numbers seem to prevail.</text:p>
          </table:table-cell>
          <table:table-cell office:value-type="string" calcext:value-type="string">
            <text:p>The second 0, lacking ACTION, distinguishes refuge from GENEROSITY. <text:s/>The refuge gives only by inaction, as a place to retreat.</text:p>
          </table:table-cell>
          <table:table-cell office:value-type="string" calcext:value-type="string">
            <text:p>The third 0, lacking PRESERVATION, distinguishes refuge from CREATIVE EXPRESSION. <text:s/>The place may be hidden but it is not productive; it is not being upgraded and improved by creative people.</text:p>
          </table:table-cell>
          <table:table-cell office:value-type="string" calcext:value-type="string">
            <text:p>The fourth 0, lacking KNOWLEDGE, distinguishes the refuge from PUNISHMENT. <text:s/>Those who have banded together for safety from some threat, if they knew more about it, would make it suffer.</text:p>
          </table:table-cell>
          <table:table-cell office:value-type="string" calcext:value-type="string">
            <text:p>The fifth 0, lacking COORDINATION, distinguishes refuge from INCOME. <text:s/>By coordination, means to hustle a living would emerge.</text:p>
          </table:table-cell>
          <table:table-cell office:value-type="string" calcext:value-type="string">
            <text:p>The sixth 1, meaning SECURITY, distinguishes refuge from FLIGHT. <text:s/>It is a refuge by virtue of being hidden, rather than being protected.</text:p>
          </table:table-cell>
          <table:table-cell office:value-type="string" calcext:value-type="string">
            <text:p>The refuge is a hidden place to which people have fled, but lacks any other amenities.</text:p>
          </table:table-cell>
          <table:table-cell office:value-type="string" calcext:value-type="string">
            <text:p>Vulnerability</text:p>
          </table:table-cell>
          <table:table-cell office:value-type="string" calcext:value-type="string">
            <text:p>Indulgence</text:p>
          </table:table-cell>
          <table:table-cell table:number-columns-repeated="4"/>
          <table:table-cell table:formula="of:=[.A36]" office:value-type="string" office:string-value="h" calcext:value-type="string">
            <text:p>h</text:p>
          </table:table-cell>
          <table:table-cell table:formula="of:=COM.MICROSOFT.CONCAT([.F36];[.E36])" office:value-type="string" office:string-value="䷚ 27" calcext:value-type="string">
            <text:p>䷚ 27</text:p>
          </table:table-cell>
          <table:table-cell table:formula="of:=[.N36]" office:value-type="string" office:string-value="Refuge" calcext:value-type="string">
            <text:p>Refuge</text:p>
          </table:table-cell>
          <table:table-cell table:number-columns-repeated="3"/>
        </table:table-row>
        <table:table-row table:style-name="ro1">
          <table:table-cell office:value-type="string" calcext:value-type="string">
            <text:p>i</text:p>
          </table:table-cell>
          <table:table-cell table:formula="of:=[.H37]+2*([.I37]+2*([.J37]+2*([.K37]+2*([.L37]+2*[.M37]))))" office:value-type="float" office:value="34" calcext:value-type="float">
            <text:p>34</text:p>
          </table:table-cell>
          <table:table-cell table:formula="of:=3-[.H37]-[.I37]-[.J37]+[.K37]+[.L37]+[.M37]" office:value-type="float" office:value="3" calcext:value-type="float">
            <text:p>3</text:p>
          </table:table-cell>
          <table:table-cell table:formula="of:=SUM([.H37:.M37])" office:value-type="float" office:value="2" calcext:value-type="float">
            <text:p>2</text:p>
          </table:table-cell>
          <table:table-cell office:value-type="float" office:value="4" calcext:value-type="float">
            <text:p>4</text:p>
          </table:table-cell>
          <table:table-cell table:style-name="ce8" office:value-type="string" calcext:value-type="string">
            <text:p>䷃ </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Experiment</text:p>
          </table:table-cell>
          <table:table-cell office:value-type="string" calcext:value-type="string">
            <text:p>The first 0, lacking MASS, distinguishes the isolated experiment from wider GENEROSITY.</text:p>
          </table:table-cell>
          <table:table-cell office:value-type="string" calcext:value-type="string">
            <text:p>The second 1, signifying ACTION, elevates experiment from mere DISCONTENT.</text:p>
          </table:table-cell>
          <table:table-cell office:value-type="string" calcext:value-type="string">
            <text:p>The third 0, lacking PRESERVATION, distinguishes the expense of self-directed research from the income that comes from PROBLEM SOLVING.</text:p>
          </table:table-cell>
          <table:table-cell office:value-type="string" calcext:value-type="string">
            <text:p>The fourth 0, lacking KNOWLEDGE, distinguishes experiment from recognized OPPORTUNITY.</text:p>
          </table:table-cell>
          <table:table-cell office:value-type="string" calcext:value-type="string">
            <text:p>The fifth 0, lacking COORDINATION, distinguishes the lone experimenter from a social group facing CRISIS together.</text:p>
          </table:table-cell>
          <table:table-cell office:value-type="string" calcext:value-type="string">
            <text:p>The sixth 1, having SECURITY, suggests the experiment could be taken as an ATTACK by some who stand to lose from what it may discover, if they knew about it.</text:p>
          </table:table-cell>
          <table:table-cell office:value-type="string" calcext:value-type="string">
            <text:p>Experiment departs from submission by having the security to take a private action - and see what happens.</text:p>
          </table:table-cell>
          <table:table-cell office:value-type="string" calcext:value-type="string">
            <text:p>Principle</text:p>
          </table:table-cell>
          <table:table-cell office:value-type="string" calcext:value-type="string">
            <text:p>Shirking</text:p>
          </table:table-cell>
          <table:table-cell table:number-columns-repeated="4"/>
          <table:table-cell table:formula="of:=[.A37]" office:value-type="string" office:string-value="i" calcext:value-type="string">
            <text:p>i</text:p>
          </table:table-cell>
          <table:table-cell table:formula="of:=COM.MICROSOFT.CONCAT([.F37];[.E37])" office:value-type="string" office:string-value="䷃ 4" calcext:value-type="string">
            <text:p>䷃ 4</text:p>
          </table:table-cell>
          <table:table-cell table:formula="of:=[.N37]" office:value-type="string" office:string-value="Experiment" calcext:value-type="string">
            <text:p>Experiment</text:p>
          </table:table-cell>
          <table:table-cell table:number-columns-repeated="3"/>
        </table:table-row>
        <table:table-row table:style-name="ro1">
          <table:table-cell office:value-type="string" calcext:value-type="string">
            <text:p>j</text:p>
          </table:table-cell>
          <table:table-cell table:formula="of:=[.H38]+2*([.I38]+2*([.J38]+2*([.K38]+2*([.L38]+2*[.M38]))))" office:value-type="float" office:value="35" calcext:value-type="float">
            <text:p>35</text:p>
          </table:table-cell>
          <table:table-cell table:formula="of:=3-[.H38]-[.I38]-[.J38]+[.K38]+[.L38]+[.M38]" office:value-type="float" office:value="2" calcext:value-type="float">
            <text:p>2</text:p>
          </table:table-cell>
          <table:table-cell table:formula="of:=SUM([.H38:.M38])" office:value-type="float" office:value="3" calcext:value-type="float">
            <text:p>3</text:p>
          </table:table-cell>
          <table:table-cell office:value-type="float" office:value="41" calcext:value-type="float">
            <text:p>41</text:p>
          </table:table-cell>
          <table:table-cell table:style-name="ce8" office:value-type="string" calcext:value-type="string">
            <text:p>䷨ </text:p>
          </table:table-cell>
          <table:table-cell office:value-type="float" office:value="15" calcext:value-type="float">
            <text:p>15</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Generosity</text:p>
          </table:table-cell>
          <table:table-cell office:value-type="string" calcext:value-type="string">
            <text:p>The first 1, meaning MASS, suggests a strong position among like-minded people, where generosity is straightforward. <text:s/>Gifts in strange settings have more of a character of EXPERIMENT.</text:p>
          </table:table-cell>
          <table:table-cell office:value-type="string" calcext:value-type="string">
            <text:p>The second 1, meaning ACTION, suggests generosity requires action and decision. <text:s/>But to give REFUGE can be done passively by failing to act.</text:p>
          </table:table-cell>
          <table:table-cell office:value-type="string" calcext:value-type="string">
            <text:p>The third 0, lacking PRESERVATION, represents the expense of generosity distinguishing it from RESOURCES that others can use for their profit but which are not noticeably decreased by their doing so.</text:p>
          </table:table-cell>
          <table:table-cell office:value-type="string" calcext:value-type="string">
            <text:p>The fourth 0, lacking KNOWLEDGE, distinguishes generosity from ALIENATION. <text:s/>One is content to imagine, or must have faith, that the gift is beneficial and appreciated.</text:p>
          </table:table-cell>
          <table:table-cell office:value-type="string" calcext:value-type="string">
            <text:p>The fifth 0, lacking COORDINATION, separates generosity from POLITENESS. <text:s/>A gift to the boss or a company cause is not much of a gift at all, more a pretense and obligation.</text:p>
          </table:table-cell>
          <table:table-cell office:value-type="string" calcext:value-type="string">
            <text:p>The sixth 1, meaning SECURITY, distinguishes generosity from HOLDING. <text:s/>Perhaps the fear of enemy action converts a gift into more of an expedient gesture among fellow defenders - it is not truly generosity to hand out guns to your guests if you think a hostile force is watching you.</text:p>
          </table:table-cell>
          <table:table-cell/>
          <table:table-cell table:number-columns-repeated="2" office:value-type="string" calcext:value-type="string">
            <text:p>Love</text:p>
          </table:table-cell>
          <table:table-cell table:number-columns-repeated="4"/>
          <table:table-cell table:formula="of:=[.A38]" office:value-type="string" office:string-value="j" calcext:value-type="string">
            <text:p>j</text:p>
          </table:table-cell>
          <table:table-cell table:formula="of:=COM.MICROSOFT.CONCAT([.F38];[.E38])" office:value-type="string" office:string-value="䷨ 41" calcext:value-type="string">
            <text:p>䷨ 41</text:p>
          </table:table-cell>
          <table:table-cell table:formula="of:=[.N38]" office:value-type="string" office:string-value="Generosity" calcext:value-type="string">
            <text:p>Generosity</text:p>
          </table:table-cell>
          <table:table-cell table:number-columns-repeated="3"/>
        </table:table-row>
        <table:table-row table:style-name="ro1">
          <table:table-cell office:value-type="string" calcext:value-type="string">
            <text:p>k</text:p>
          </table:table-cell>
          <table:table-cell table:formula="of:=[.H39]+2*([.I39]+2*([.J39]+2*([.K39]+2*([.L39]+2*[.M39]))))" office:value-type="float" office:value="36" calcext:value-type="float">
            <text:p>36</text:p>
          </table:table-cell>
          <table:table-cell table:formula="of:=3-[.H39]-[.I39]-[.J39]+[.K39]+[.L39]+[.M39]" office:value-type="float" office:value="3" calcext:value-type="float">
            <text:p>3</text:p>
          </table:table-cell>
          <table:table-cell table:formula="of:=SUM([.H39:.M39])" office:value-type="float" office:value="2" calcext:value-type="float">
            <text:p>2</text:p>
          </table:table-cell>
          <table:table-cell office:value-type="float" office:value="52" calcext:value-type="float">
            <text:p>52</text:p>
          </table:table-cell>
          <table:table-cell table:style-name="ce8" office:value-type="string" calcext:value-type="string">
            <text:p>䷳ </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ecovery</text:p>
          </table:table-cell>
          <table:table-cell office:value-type="string" calcext:value-type="string">
            <text:p>The first 0, lacking MASS, suggests the person alone recovering rather than the CREATIVE EXPRESSION of a group dealing with adversities.</text:p>
          </table:table-cell>
          <table:table-cell office:value-type="string" calcext:value-type="string">
            <text:p>The second 0, lacking ACTION, distinguishes recovery from PROBLEM SOLVING. <text:s/>Things are left to improve on their own.</text:p>
          </table:table-cell>
          <table:table-cell office:value-type="string" calcext:value-type="string">
            <text:p>The third 1, meaning PRESERVATION, distinguishes recovery from DISILLUSION. <text:s/>The sense that something is wrong is turned toward one’s own health.</text:p>
          </table:table-cell>
          <table:table-cell office:value-type="string" calcext:value-type="string">
            <text:p>The fourth 0, lacking KNOWLEDGE, distinguishes recovery from THE HERMIT. <text:s/>It is not clear how long it will go on for.</text:p>
          </table:table-cell>
          <table:table-cell office:value-type="string" calcext:value-type="string">
            <text:p>The fifth 0, lacking COORDINATION, prevents recovery from being REST. <text:s/>It is not ordered but taken by necessity.</text:p>
          </table:table-cell>
          <table:table-cell office:value-type="string" calcext:value-type="string">
            <text:p>The sixth 1, meaning SECURITY, elevates recovery above SURVIVAL. <text:s/>It is done in a place hidden from potential adversaries.</text:p>
          </table:table-cell>
          <table:table-cell office:value-type="string" calcext:value-type="string">
            <text:p>Recovery suggests a person has emerged from a state of submission to one where he focuses on survival, but with some security to think for himself (disillusionment). <text:s/>He is beginning to put together the basis of a less terrible life, without as yet coming into confrontation.</text:p>
          </table:table-cell>
          <table:table-cell office:value-type="string" calcext:value-type="string">
            <text:p>Risk</text:p>
          </table:table-cell>
          <table:table-cell office:value-type="string" calcext:value-type="string">
            <text:p>*Recovery</text:p>
          </table:table-cell>
          <table:table-cell table:number-columns-repeated="4"/>
          <table:table-cell table:formula="of:=[.A39]" office:value-type="string" office:string-value="k" calcext:value-type="string">
            <text:p>k</text:p>
          </table:table-cell>
          <table:table-cell table:formula="of:=COM.MICROSOFT.CONCAT([.F39];[.E39])" office:value-type="string" office:string-value="䷳ 52" calcext:value-type="string">
            <text:p>䷳ 52</text:p>
          </table:table-cell>
          <table:table-cell table:formula="of:=[.N39]" office:value-type="string" office:string-value="Recovery" calcext:value-type="string">
            <text:p>Recovery</text:p>
          </table:table-cell>
          <table:table-cell table:number-columns-repeated="3"/>
        </table:table-row>
        <table:table-row table:style-name="ro1">
          <table:table-cell office:value-type="string" calcext:value-type="string">
            <text:p>l</text:p>
          </table:table-cell>
          <table:table-cell table:formula="of:=[.H40]+2*([.I40]+2*([.J40]+2*([.K40]+2*([.L40]+2*[.M40]))))" office:value-type="float" office:value="37" calcext:value-type="float">
            <text:p>37</text:p>
          </table:table-cell>
          <table:table-cell table:formula="of:=3-[.H40]-[.I40]-[.J40]+[.K40]+[.L40]+[.M40]" office:value-type="float" office:value="2" calcext:value-type="float">
            <text:p>2</text:p>
          </table:table-cell>
          <table:table-cell table:formula="of:=SUM([.H40:.M40])" office:value-type="float" office:value="3" calcext:value-type="float">
            <text:p>3</text:p>
          </table:table-cell>
          <table:table-cell office:value-type="float" office:value="22" calcext:value-type="float">
            <text:p>22</text:p>
          </table:table-cell>
          <table:table-cell table:style-name="ce8" office:value-type="string" calcext:value-type="string">
            <text:p>䷕ </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Creative Expression</text:p>
          </table:table-cell>
          <table:table-cell office:value-type="string" calcext:value-type="string">
            <text:p>The first 1, meaning MASS, suggests that creative expression is the RECOVERY of the masses; it is the societal version of health, providing hidden resources in time of trouble.</text:p>
          </table:table-cell>
          <table:table-cell office:value-type="string" calcext:value-type="string">
            <text:p>The second 0, lacking ACTION, indicates that creativity begins passively; yet if acted on, it can create RESOURCES where they did not formerly exist.</text:p>
          </table:table-cell>
          <table:table-cell office:value-type="string" calcext:value-type="string">
            <text:p>The third 1, meaning PRESERVATION, suggests those who took REFUGE are now looking toward their self-interest in creative ways</text:p>
          </table:table-cell>
          <table:table-cell office:value-type="string" calcext:value-type="string">
            <text:p>The fourth 0, lacking KNOWLEDGE, separates creative expression from SYMPATHY. <text:s/>Creativity opens a path to be sympathetic, but one must still know who and why for it to happen.</text:p>
          </table:table-cell>
          <table:table-cell office:value-type="string" calcext:value-type="string">
            <text:p>The fifth 0, lacking COORDINATION, distinguishes the creative expression of an individual from a HOME that is shared</text:p>
          </table:table-cell>
          <table:table-cell office:value-type="string" calcext:value-type="string">
            <text:p>The sixth 1, meaning SECURITY, marks a boundary between creative expression and LOOTING. <text:s/>Creative expression inevitably bases itself on the work of others, but if they could see and show precisely how, they would denounce the artist as a “thief”.</text:p>
          </table:table-cell>
          <table:table-cell/>
          <table:table-cell office:value-type="string" calcext:value-type="string">
            <text:p>Oppression</text:p>
          </table:table-cell>
          <table:table-cell office:value-type="string" calcext:value-type="string">
            <text:p>The Hermit</text:p>
          </table:table-cell>
          <table:table-cell table:number-columns-repeated="4"/>
          <table:table-cell table:formula="of:=[.A40]" office:value-type="string" office:string-value="l" calcext:value-type="string">
            <text:p>l</text:p>
          </table:table-cell>
          <table:table-cell table:formula="of:=COM.MICROSOFT.CONCAT([.F40];[.E40])" office:value-type="string" office:string-value="䷕ 22" calcext:value-type="string">
            <text:p>䷕ 22</text:p>
          </table:table-cell>
          <table:table-cell table:formula="of:=[.N40]" office:value-type="string" office:string-value="Creative Expression" calcext:value-type="string">
            <text:p>Creative Expression</text:p>
          </table:table-cell>
          <table:table-cell table:number-columns-repeated="3"/>
        </table:table-row>
        <table:table-row table:style-name="ro1">
          <table:table-cell office:value-type="string" calcext:value-type="string">
            <text:p>m</text:p>
          </table:table-cell>
          <table:table-cell table:formula="of:=[.H41]+2*([.I41]+2*([.J41]+2*([.K41]+2*([.L41]+2*[.M41]))))" office:value-type="float" office:value="38" calcext:value-type="float">
            <text:p>38</text:p>
          </table:table-cell>
          <table:table-cell table:formula="of:=3-[.H41]-[.I41]-[.J41]+[.K41]+[.L41]+[.M41]" office:value-type="float" office:value="2" calcext:value-type="float">
            <text:p>2</text:p>
          </table:table-cell>
          <table:table-cell table:formula="of:=SUM([.H41:.M41])" office:value-type="float" office:value="3" calcext:value-type="float">
            <text:p>3</text:p>
          </table:table-cell>
          <table:table-cell office:value-type="float" office:value="18" calcext:value-type="float">
            <text:p>18</text:p>
          </table:table-cell>
          <table:table-cell table:style-name="ce8" office:value-type="string" calcext:value-type="string">
            <text:p>䷑ </text:p>
          </table:table-cell>
          <table:table-cell office:value-type="float" office:value="12" calcext:value-type="float">
            <text:p>12</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he Problem Solver</text:p>
          </table:table-cell>
          <table:table-cell office:value-type="string" calcext:value-type="string">
            <text:p>The first 0, lacking MASS, suggests the expert is one of a few able to get something working. <text:s/>Otherwise it would be widely available RESOURCES.</text:p>
          </table:table-cell>
          <table:table-cell office:value-type="string" calcext:value-type="string">
            <text:p>The second 1, meaning ACTION, signifies the problem must actually be solved; otherwise mere RECOVERY in time would fix it.</text:p>
          </table:table-cell>
          <table:table-cell office:value-type="string" calcext:value-type="string">
            <text:p>The third 1, meaning PRESERVATION, distinguishes problem solving from EXPERIMENT. <text:s/>Experiment by its nature is willing to consume resources to deliver data, while problem solving focuses on preserving and expanding resources with what is already known.</text:p>
          </table:table-cell>
          <table:table-cell office:value-type="string" calcext:value-type="string">
            <text:p>The fourth 0, meaning KNOWLEDGE, distinguishes problem solving from TALENT. <text:s/>The problem solver doesn’t know enough yet.</text:p>
          </table:table-cell>
          <table:table-cell office:value-type="string" calcext:value-type="string">
            <text:p>The fifth 0, meaning COORDINATION, distinguishes problem solving at the individual level from applying INFLUENCE on behalf of the larger group</text:p>
          </table:table-cell>
          <table:table-cell office:value-type="string" calcext:value-type="string">
            <text:p>The sixth 1, meaning SECURITY, distinguishes problem solving from a simple BEACON calling for help. <text:s/>Security imposes more need for a group to solve its own problems rather than web searching how to make explosives.</text:p>
          </table:table-cell>
          <table:table-cell office:value-type="string" calcext:value-type="string">
            <text:p>The problem solver has a far better chance of solving a technical issue than most people, but his knowledge is still very limited. <text:s/>He needs to fiddle about and try things to see what works, but he cannot afford to spend much doing it. <text:s/>Issues of security prevent him from simply calling for help to whoever might offer it.</text:p>
          </table:table-cell>
          <table:table-cell office:value-type="string" calcext:value-type="string">
            <text:p>Training</text:p>
          </table:table-cell>
          <table:table-cell office:value-type="string" calcext:value-type="string">
            <text:p>Rest</text:p>
          </table:table-cell>
          <table:table-cell table:number-columns-repeated="4"/>
          <table:table-cell table:formula="of:=[.A41]" office:value-type="string" office:string-value="m" calcext:value-type="string">
            <text:p>m</text:p>
          </table:table-cell>
          <table:table-cell table:formula="of:=COM.MICROSOFT.CONCAT([.F41];[.E41])" office:value-type="string" office:string-value="䷑ 18" calcext:value-type="string">
            <text:p>䷑ 18</text:p>
          </table:table-cell>
          <table:table-cell table:formula="of:=[.N41]" office:value-type="string" office:string-value="The Problem Solver" calcext:value-type="string">
            <text:p>The Problem Solver</text:p>
          </table:table-cell>
          <table:table-cell table:number-columns-repeated="3"/>
        </table:table-row>
        <table:table-row table:style-name="ro1">
          <table:table-cell office:value-type="string" calcext:value-type="string">
            <text:p>n</text:p>
          </table:table-cell>
          <table:table-cell table:formula="of:=[.H42]+2*([.I42]+2*([.J42]+2*([.K42]+2*([.L42]+2*[.M42]))))" office:value-type="float" office:value="39" calcext:value-type="float">
            <text:p>39</text:p>
          </table:table-cell>
          <table:table-cell table:formula="of:=3-[.H42]-[.I42]-[.J42]+[.K42]+[.L42]+[.M42]" office:value-type="float" office:value="1" calcext:value-type="float">
            <text:p>1</text:p>
          </table:table-cell>
          <table:table-cell table:formula="of:=SUM([.H42:.M42])" office:value-type="float" office:value="4" calcext:value-type="float">
            <text:p>4</text:p>
          </table:table-cell>
          <table:table-cell office:value-type="float" office:value="26" calcext:value-type="float">
            <text:p>26</text:p>
          </table:table-cell>
          <table:table-cell table:style-name="ce8" office:value-type="string" calcext:value-type="string">
            <text:p>䷙ </text:p>
          </table:table-cell>
          <table:table-cell office:value-type="float" office:value="16" calcext:value-type="float">
            <text:p>16</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esources</text:p>
          </table:table-cell>
          <table:table-cell office:value-type="string" calcext:value-type="string">
            <text:p>The first 1, meaning MASS, suggests many can benefit from a resource. <text:s/>If only a few could use the resource, they each would be a PROBLEM SOLVER.</text:p>
          </table:table-cell>
          <table:table-cell office:value-type="string" calcext:value-type="string">
            <text:p>The second 1, meaning ACTION, is needed to extract or create the resource; otherwise talk of it is only CREATIVE EXPRESSION.</text:p>
          </table:table-cell>
          <table:table-cell office:value-type="string" calcext:value-type="string">
            <text:p>The third 1, meaning PRESERVATION, distinguishes resources that remain productive or grow through others’ use from GENEROSITY that is subject to being used up.</text:p>
          </table:table-cell>
          <table:table-cell office:value-type="string" calcext:value-type="string">
            <text:p>The fourth 0, lacking KNOWLEDGE, distinguishes resources from WEALTH. <text:s/>If their extent and value is fully understood, they would simply be a form of money; but until then, the only way to prove their full value is to work them.</text:p>
          </table:table-cell>
          <table:table-cell office:value-type="string" calcext:value-type="string">
            <text:p>The fifth 0, lacking COORDINATION, distinguishes resources from DISCRETION. <text:s/>Having the resources under someone else’s authority, or shared, would make it much more delicate to move forward with using them.</text:p>
          </table:table-cell>
          <table:table-cell office:value-type="string" calcext:value-type="string">
            <text:p>The sixth 1, meaning SECURITY, suggests resources are more than PRIVILEGE. <text:s/>Privilege must be invoked, potentially scrutinized, while resources can be quietly tapped with few others the wiser.</text:p>
          </table:table-cell>
          <table:table-cell office:value-type="string" calcext:value-type="string">
            <text:p>Resources emerge when many people are good problem solvers, when creative people take action, when generosity assists self-preservation, when the wealthy don’t know what they are trading away, when the rules guiding discretionary use of common property are forgotten, and when the privileged are able to conceal the scope of their holdings and actions.</text:p>
          </table:table-cell>
          <table:table-cell office:value-type="string" calcext:value-type="string">
            <text:p>Subversion</text:p>
          </table:table-cell>
          <table:table-cell office:value-type="string" calcext:value-type="string">
            <text:p>Retirement</text:p>
          </table:table-cell>
          <table:table-cell table:number-columns-repeated="4"/>
          <table:table-cell table:formula="of:=[.A42]" office:value-type="string" office:string-value="n" calcext:value-type="string">
            <text:p>n</text:p>
          </table:table-cell>
          <table:table-cell table:formula="of:=COM.MICROSOFT.CONCAT([.F42];[.E42])" office:value-type="string" office:string-value="䷙ 26" calcext:value-type="string">
            <text:p>䷙ 26</text:p>
          </table:table-cell>
          <table:table-cell table:formula="of:=[.N42]" office:value-type="string" office:string-value="Resources" calcext:value-type="string">
            <text:p>Resources</text:p>
          </table:table-cell>
          <table:table-cell table:number-columns-repeated="3"/>
        </table:table-row>
        <table:table-row table:style-name="ro1">
          <table:table-cell office:value-type="string" calcext:value-type="string">
            <text:p>o</text:p>
          </table:table-cell>
          <table:table-cell table:formula="of:=[.H43]+2*([.I43]+2*([.J43]+2*([.K43]+2*([.L43]+2*[.M43]))))" office:value-type="float" office:value="40" calcext:value-type="float">
            <text:p>40</text:p>
          </table:table-cell>
          <table:table-cell table:formula="of:=3-[.H43]-[.I43]-[.J43]+[.K43]+[.L43]+[.M43]" office:value-type="float" office:value="5" calcext:value-type="float">
            <text:p>5</text:p>
          </table:table-cell>
          <table:table-cell table:formula="of:=SUM([.H43:.M43])" office:value-type="float" office:value="2" calcext:value-type="float">
            <text:p>2</text:p>
          </table:table-cell>
          <table:table-cell office:value-type="float" office:value="35" calcext:value-type="float">
            <text:p>35</text:p>
          </table:table-cell>
          <table:table-cell table:style-name="ce8" office:value-type="string" calcext:value-type="string">
            <text:p>䷢ </text:p>
          </table:table-cell>
          <table:table-cell office:value-type="float" office:value="41" calcext:value-type="float">
            <text:p>4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heming</text:p>
          </table:table-cell>
          <table:table-cell office:value-type="string" calcext:value-type="string">
            <text:p>The first 0, lacking MASS, prevents scheming from becoming DESTRUCTION.</text:p>
          </table:table-cell>
          <table:table-cell office:value-type="string" calcext:value-type="string">
            <text:p>The second 0, lacking ACTION, prevents scheming from seizing OPPORTUNITY.</text:p>
          </table:table-cell>
          <table:table-cell office:value-type="string" calcext:value-type="string">
            <text:p>The third 0, lacking PRESERVATION, prevents the schemer from becoming a HERMIT and leaving altogether.</text:p>
          </table:table-cell>
          <table:table-cell office:value-type="string" calcext:value-type="string">
            <text:p>The fourth 1, representing KNOWLEDGE, converts DISILLUSIONMENT into a plan.</text:p>
          </table:table-cell>
          <table:table-cell office:value-type="string" calcext:value-type="string">
            <text:p>The fifth 0, lacking COORDINATION, keeps the schemer from bringing a DARK AGE.</text:p>
          </table:table-cell>
          <table:table-cell office:value-type="string" calcext:value-type="string">
            <text:p>The sixth 1, having SECURITY, means the schemer, not merely showing INUREMENT to the evils of his age, can plot to use them to advantage.</text:p>
          </table:table-cell>
          <table:table-cell office:value-type="string" calcext:value-type="string">
            <text:p>Scheming departs from submission by having both knowledge and the security to make a plot.</text:p>
          </table:table-cell>
          <table:table-cell office:value-type="string" calcext:value-type="string">
            <text:p>Guarding</text:p>
          </table:table-cell>
          <table:table-cell office:value-type="string" calcext:value-type="string">
            <text:p>Looting</text:p>
          </table:table-cell>
          <table:table-cell table:number-columns-repeated="4"/>
          <table:table-cell table:formula="of:=[.A43]" office:value-type="string" office:string-value="o" calcext:value-type="string">
            <text:p>o</text:p>
          </table:table-cell>
          <table:table-cell table:formula="of:=COM.MICROSOFT.CONCAT([.F43];[.E43])" office:value-type="string" office:string-value="䷢ 35" calcext:value-type="string">
            <text:p>䷢ 35</text:p>
          </table:table-cell>
          <table:table-cell table:formula="of:=[.N43]" office:value-type="string" office:string-value="Scheming" calcext:value-type="string">
            <text:p>Scheming</text:p>
          </table:table-cell>
          <table:table-cell table:number-columns-repeated="3"/>
        </table:table-row>
        <table:table-row table:style-name="ro1">
          <table:table-cell office:value-type="string" calcext:value-type="string">
            <text:p>p</text:p>
          </table:table-cell>
          <table:table-cell table:formula="of:=[.H44]+2*([.I44]+2*([.J44]+2*([.K44]+2*([.L44]+2*[.M44]))))" office:value-type="float" office:value="41" calcext:value-type="float">
            <text:p>41</text:p>
          </table:table-cell>
          <table:table-cell table:formula="of:=3-[.H44]-[.I44]-[.J44]+[.K44]+[.L44]+[.M44]" office:value-type="float" office:value="4" calcext:value-type="float">
            <text:p>4</text:p>
          </table:table-cell>
          <table:table-cell table:formula="of:=SUM([.H44:.M44])" office:value-type="float" office:value="3" calcext:value-type="float">
            <text:p>3</text:p>
          </table:table-cell>
          <table:table-cell office:value-type="float" office:value="21" calcext:value-type="float">
            <text:p>21</text:p>
          </table:table-cell>
          <table:table-cell table:style-name="ce8" office:value-type="string" calcext:value-type="string">
            <text:p>䷔ </text:p>
          </table:table-cell>
          <table:table-cell office:value-type="float" office:value="45" calcext:value-type="float">
            <text:p>45</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nishment</text:p>
          </table:table-cell>
          <table:table-cell office:value-type="string" calcext:value-type="string">
            <text:p>The first 1, meaning MASS, distinguishes punishment from SCHEMING. <text:s/>The schemer may manage to cause some harm he believes is well-deserved, but lacks the support of others.</text:p>
          </table:table-cell>
          <table:table-cell office:value-type="string" calcext:value-type="string">
            <text:p>The second 0, lacking ACTION, distinguishes punishment from the ALIENATION that would occur if the one punished fights back. <text:s/></text:p>
          </table:table-cell>
          <table:table-cell office:value-type="string" calcext:value-type="string">
            <text:p>The third 0, lacking PRESERVATION, distinguishes punishment from SYMPATHY. <text:s/>Without concern for preserving the other’s life, there is no sympathy.</text:p>
          </table:table-cell>
          <table:table-cell office:value-type="string" calcext:value-type="string">
            <text:p>The fourth 1, meaning KNOWLEDGE, separates punishment from REFUGE. <text:s/>The guilty party has a safe but not secure place where he is, so long as his deeds remain unknown.</text:p>
          </table:table-cell>
          <table:table-cell office:value-type="string" calcext:value-type="string">
            <text:p>The fifth 0, lacking COORDINATION, distinguishes punishment from HONESTY. <text:s/>Which is to say, both punisher and punished would not be where they are, had they been linked by any functional line of authority.</text:p>
          </table:table-cell>
          <table:table-cell office:value-type="string" calcext:value-type="string">
            <text:p>The sixth 1, meaning SECURITY, distinguishes punishment from MIGRATION. <text:s/>If the accused had been able to get word of what was coming, he might have considered going somewhere else!</text:p>
          </table:table-cell>
          <table:table-cell/>
          <table:table-cell office:value-type="string" calcext:value-type="string">
            <text:p>Discourse</text:p>
          </table:table-cell>
          <table:table-cell office:value-type="string" calcext:value-type="string">
            <text:p>Prosperity</text:p>
          </table:table-cell>
          <table:table-cell table:number-columns-repeated="4"/>
          <table:table-cell table:formula="of:=[.A44]" office:value-type="string" office:string-value="p" calcext:value-type="string">
            <text:p>p</text:p>
          </table:table-cell>
          <table:table-cell table:formula="of:=COM.MICROSOFT.CONCAT([.F44];[.E44])" office:value-type="string" office:string-value="䷔ 21" calcext:value-type="string">
            <text:p>䷔ 21</text:p>
          </table:table-cell>
          <table:table-cell table:formula="of:=[.N44]" office:value-type="string" office:string-value="Punishment" calcext:value-type="string">
            <text:p>Punishment</text:p>
          </table:table-cell>
          <table:table-cell table:number-columns-repeated="3"/>
        </table:table-row>
        <table:table-row table:style-name="ro1">
          <table:table-cell office:value-type="string" calcext:value-type="string">
            <text:p>q</text:p>
          </table:table-cell>
          <table:table-cell table:formula="of:=[.H45]+2*([.I45]+2*([.J45]+2*([.K45]+2*([.L45]+2*[.M45]))))" office:value-type="float" office:value="42" calcext:value-type="float">
            <text:p>42</text:p>
          </table:table-cell>
          <table:table-cell table:formula="of:=3-[.H45]-[.I45]-[.J45]+[.K45]+[.L45]+[.M45]" office:value-type="float" office:value="4" calcext:value-type="float">
            <text:p>4</text:p>
          </table:table-cell>
          <table:table-cell table:formula="of:=SUM([.H45:.M45])" office:value-type="float" office:value="3" calcext:value-type="float">
            <text:p>3</text:p>
          </table:table-cell>
          <table:table-cell office:value-type="float" office:value="64" calcext:value-type="float">
            <text:p>64</text:p>
          </table:table-cell>
          <table:table-cell office:value-type="string" calcext:value-type="string">
            <text:p>䷿ </text:p>
          </table:table-cell>
          <table:table-cell office:value-type="float" office:value="43" calcext:value-type="float">
            <text:p>4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pportunity</text:p>
          </table:table-cell>
          <table:table-cell office:value-type="string" calcext:value-type="string">
            <text:p>The first 0, lacking MASS, distinguishes unique OPPORTUNITY from competitive failure and ALIENATION</text:p>
          </table:table-cell>
          <table:table-cell office:value-type="string" calcext:value-type="string">
            <text:p>The second 0, signifying ACTION, distinguishes opportunity from mere SCHEMING.</text:p>
          </table:table-cell>
          <table:table-cell office:value-type="string" calcext:value-type="string">
            <text:p>The third 0, lacking PRESERVATION, signifies the risk of the opportunity as opposed to safe PREPARATION.</text:p>
          </table:table-cell>
          <table:table-cell office:value-type="string" calcext:value-type="string">
            <text:p>The fourth 0, signifying KNOWLEDGE, distinguishes the recognized opportunity from the uncertain EXPERIMENT.</text:p>
          </table:table-cell>
          <table:table-cell office:value-type="string" calcext:value-type="string">
            <text:p>The fifth 0, lacking COORDINATION, distinguishes opportunity from ACTIVISM.</text:p>
          </table:table-cell>
          <table:table-cell office:value-type="string" calcext:value-type="string">
            <text:p>The sixth 1, having SECURITY, distinguishes the still-hidden opportunity from the overt act of RESCUE. <text:s text:c="63"/></text:p>
          </table:table-cell>
          <table:table-cell/>
          <table:table-cell table:number-columns-repeated="2" office:value-type="string" calcext:value-type="string">
            <text:p>Complacency</text:p>
          </table:table-cell>
          <table:table-cell table:number-columns-repeated="4"/>
          <table:table-cell table:formula="of:=[.A45]" office:value-type="string" office:string-value="q" calcext:value-type="string">
            <text:p>q</text:p>
          </table:table-cell>
          <table:table-cell table:formula="of:=COM.MICROSOFT.CONCAT([.F45];[.E45])" office:value-type="string" office:string-value="䷿ 64" calcext:value-type="string">
            <text:p>䷿ 64</text:p>
          </table:table-cell>
          <table:table-cell table:formula="of:=[.N45]" office:value-type="string" office:string-value="Opportunity" calcext:value-type="string">
            <text:p>Opportunity</text:p>
          </table:table-cell>
          <table:table-cell table:number-columns-repeated="3"/>
        </table:table-row>
        <table:table-row table:style-name="ro1">
          <table:table-cell office:value-type="string" calcext:value-type="string">
            <text:p>r</text:p>
          </table:table-cell>
          <table:table-cell table:formula="of:=[.H46]+2*([.I46]+2*([.J46]+2*([.K46]+2*([.L46]+2*[.M46]))))" office:value-type="float" office:value="43" calcext:value-type="float">
            <text:p>43</text:p>
          </table:table-cell>
          <table:table-cell table:formula="of:=3-[.H46]-[.I46]-[.J46]+[.K46]+[.L46]+[.M46]" office:value-type="float" office:value="3" calcext:value-type="float">
            <text:p>3</text:p>
          </table:table-cell>
          <table:table-cell table:formula="of:=SUM([.H46:.M46])" office:value-type="float" office:value="4" calcext:value-type="float">
            <text:p>4</text:p>
          </table:table-cell>
          <table:table-cell office:value-type="float" office:value="38" calcext:value-type="float">
            <text:p>38</text:p>
          </table:table-cell>
          <table:table-cell table:style-name="ce8" office:value-type="string" calcext:value-type="string">
            <text:p>䷥ </text:p>
          </table:table-cell>
          <table:table-cell office:value-type="float" office:value="47" calcext:value-type="float">
            <text:p>47</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lienation</text:p>
          </table:table-cell>
          <table:table-cell office:value-type="string" calcext:value-type="string">
            <text:p>The first 1, meaning MASS, suggests OPPORTUNITY lost due to too much competition</text:p>
          </table:table-cell>
          <table:table-cell office:value-type="string" calcext:value-type="string">
            <text:p>The second 1, meaning ACTION, suggests resentful inaction under fear of PUNISHMENT, or punishment opposed by active means</text:p>
          </table:table-cell>
          <table:table-cell office:value-type="string" calcext:value-type="string">
            <text:p>The third 0, lacking PRESERVATION, suggests WEALTH lost or the will to keep it lost</text:p>
          </table:table-cell>
          <table:table-cell office:value-type="string" calcext:value-type="string">
            <text:p>The fourth 1, meaning KNOWLEDGE, suggests GENEROSITY is undermined by some untoward discovery</text:p>
          </table:table-cell>
          <table:table-cell office:value-type="string" calcext:value-type="string">
            <text:p>The fifth 0, lacking COORDINATION, suggests DIPLOMACY in isolation, a despairing cause</text:p>
          </table:table-cell>
          <table:table-cell office:value-type="string" calcext:value-type="string">
            <text:p>The sixth 1, meaning SECURITY, causes a delay in RETREATING. <text:s/>Resentment builds instead of open conflict and necessary withdrawal.</text:p>
          </table:table-cell>
          <table:table-cell office:value-type="string" calcext:value-type="string">
            <text:p>A wealthy man or society loses concern for self-preservation. <text:s/>A diplomat represents a group no longer recognized. <text:s/>Opportunity exists - but exists for everyone, and few can seize it. <text:s/>Punishment is met by further action. <text:s/>The giver of gifts becomes burdened by the knowledge of the ingratitude with which they were received. <text:s/>A retreat is followed by a state of secure self-evaluation. <text:s/>All these things may cause ALIENATION.</text:p>
          </table:table-cell>
          <table:table-cell office:value-type="string" calcext:value-type="string">
            <text:p>Shirking</text:p>
          </table:table-cell>
          <table:table-cell office:value-type="string" calcext:value-type="string">
            <text:p>Principle</text:p>
          </table:table-cell>
          <table:table-cell table:number-columns-repeated="4"/>
          <table:table-cell table:formula="of:=[.A46]" office:value-type="string" office:string-value="r" calcext:value-type="string">
            <text:p>r</text:p>
          </table:table-cell>
          <table:table-cell table:formula="of:=COM.MICROSOFT.CONCAT([.F46];[.E46])" office:value-type="string" office:string-value="䷥ 38" calcext:value-type="string">
            <text:p>䷥ 38</text:p>
          </table:table-cell>
          <table:table-cell table:formula="of:=[.N46]" office:value-type="string" office:string-value="Alienation" calcext:value-type="string">
            <text:p>Alienation</text:p>
          </table:table-cell>
          <table:table-cell table:number-columns-repeated="3"/>
        </table:table-row>
        <table:table-row table:style-name="ro1">
          <table:table-cell office:value-type="string" calcext:value-type="string">
            <text:p>s</text:p>
          </table:table-cell>
          <table:table-cell table:formula="of:=[.H47]+2*([.I47]+2*([.J47]+2*([.K47]+2*([.L47]+2*[.M47]))))" office:value-type="float" office:value="44" calcext:value-type="float">
            <text:p>44</text:p>
          </table:table-cell>
          <table:table-cell table:formula="of:=3-[.H47]-[.I47]-[.J47]+[.K47]+[.L47]+[.M47]" office:value-type="float" office:value="4" calcext:value-type="float">
            <text:p>4</text:p>
          </table:table-cell>
          <table:table-cell table:formula="of:=SUM([.H47:.M47])" office:value-type="float" office:value="3" calcext:value-type="float">
            <text:p>3</text:p>
          </table:table-cell>
          <table:table-cell office:value-type="float" office:value="56" calcext:value-type="float">
            <text:p>56</text:p>
          </table:table-cell>
          <table:table-cell table:style-name="ce8" office:value-type="string" calcext:value-type="string">
            <text:p>䷷ </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he Hermit</text:p>
          </table:table-cell>
          <table:table-cell office:value-type="string" calcext:value-type="string">
            <text:p>The first 0, lacking MASS, shows the hermit alone; SYMPATHY would bring him into company.</text:p>
          </table:table-cell>
          <table:table-cell office:value-type="string" calcext:value-type="string">
            <text:p>The second 0, lacking ACTION, distinguishes the hermit in isolation from TALENT where an action stands out as unique.</text:p>
          </table:table-cell>
          <table:table-cell office:value-type="string" calcext:value-type="string">
            <text:p>The third 1, meaning PRESERVATION, distinguishes the hermit, who has found a stable way to live, from one SCHEMING; which is to say, the hermit has schemed for the purpose of survival.</text:p>
          </table:table-cell>
          <table:table-cell office:value-type="string" calcext:value-type="string">
            <text:p>The fourth 1, meaning KNOWLEDGE, distinguishes the hermit from RECOVERY. <text:s/>Perhaps if he did not have his knowledge he would need to recover from his exercise in survival</text:p>
          </table:table-cell>
          <table:table-cell office:value-type="string" calcext:value-type="string">
            <text:p>The fifth 0, lacking COORDINATION, distinguishes the hermit from RETIREMENT. <text:s/>The hermit is not retiring as part of a company pension plan, but on his own terms.</text:p>
          </table:table-cell>
          <table:table-cell office:value-type="string" calcext:value-type="string">
            <text:p>The sixth 1, meaning SECURITY, suggests the hermit is enjoying INDULGENCE, but in a way hidden from others to avoid their interference.</text:p>
          </table:table-cell>
          <table:table-cell office:value-type="string" calcext:value-type="string">
            <text:p>The hermit, wanderer, stranger is someone who has found a way to indulge himself, and in particular to indulge a desire to step out of the compulsions of broader society.</text:p>
          </table:table-cell>
          <table:table-cell office:value-type="string" calcext:value-type="string">
            <text:p>Regulations</text:p>
          </table:table-cell>
          <table:table-cell office:value-type="string" calcext:value-type="string">
            <text:p>Creative Expression</text:p>
          </table:table-cell>
          <table:table-cell table:number-columns-repeated="4"/>
          <table:table-cell table:formula="of:=[.A47]" office:value-type="string" office:string-value="s" calcext:value-type="string">
            <text:p>s</text:p>
          </table:table-cell>
          <table:table-cell table:formula="of:=COM.MICROSOFT.CONCAT([.F47];[.E47])" office:value-type="string" office:string-value="䷷ 56" calcext:value-type="string">
            <text:p>䷷ 56</text:p>
          </table:table-cell>
          <table:table-cell table:formula="of:=[.N47]" office:value-type="string" office:string-value="The Hermit" calcext:value-type="string">
            <text:p>The Hermit</text:p>
          </table:table-cell>
          <table:table-cell table:number-columns-repeated="3"/>
        </table:table-row>
        <table:table-row table:style-name="ro1">
          <table:table-cell office:value-type="string" calcext:value-type="string">
            <text:p>t</text:p>
          </table:table-cell>
          <table:table-cell table:formula="of:=[.H48]+2*([.I48]+2*([.J48]+2*([.K48]+2*([.L48]+2*[.M48]))))" office:value-type="float" office:value="45" calcext:value-type="float">
            <text:p>45</text:p>
          </table:table-cell>
          <table:table-cell table:formula="of:=3-[.H48]-[.I48]-[.J48]+[.K48]+[.L48]+[.M48]" office:value-type="float" office:value="3" calcext:value-type="float">
            <text:p>3</text:p>
          </table:table-cell>
          <table:table-cell table:formula="of:=SUM([.H48:.M48])" office:value-type="float" office:value="4" calcext:value-type="float">
            <text:p>4</text:p>
          </table:table-cell>
          <table:table-cell office:value-type="float" office:value="30" calcext:value-type="float">
            <text:p>30</text:p>
          </table:table-cell>
          <table:table-cell table:style-name="ce8" office:value-type="string" calcext:value-type="string">
            <text:p>䷝ </text:p>
          </table:table-cell>
          <table:table-cell office:value-type="float" office:value="46" calcext:value-type="float">
            <text:p>4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ympathy</text:p>
          </table:table-cell>
          <table:table-cell office:value-type="string" calcext:value-type="string">
            <text:p>The first 1, meaning MASS, shows the HERMIT has come among friends because he or they show sympathy</text:p>
          </table:table-cell>
          <table:table-cell office:value-type="string" calcext:value-type="string">
            <text:p>The second 0, lacking ACTION, distinguishes sympathy from WEALTH. <text:s/>Sympathy brings people together spontaneously - Wealth can buy friends only by continued action of payment.</text:p>
          </table:table-cell>
          <table:table-cell office:value-type="string" calcext:value-type="string">
            <text:p>The third 1, meaning PRESERVATION, distinguishes sympathy from PUNISHMENT. <text:s/>The wrongdoer has been let be to preserve him.</text:p>
          </table:table-cell>
          <table:table-cell office:value-type="string" calcext:value-type="string">
            <text:p>The fourth 1, representing KNOWLEDGE, distinguishes sympathy from CREATIVE EXPRESSION. <text:s/>Creativity can be open to sympathy, but it takes knowledge to make it happen.</text:p>
          </table:table-cell>
          <table:table-cell office:value-type="string" calcext:value-type="string">
            <text:p>The fifth 0, lacking COORDINATION, distinguishes sympathy from SOLIDARITY. <text:s/>Sympathy is an individual act that doesn’t need to be ordered.</text:p>
          </table:table-cell>
          <table:table-cell office:value-type="string" calcext:value-type="string">
            <text:p>The sixth 1, meaning SECURITY, distinguishes sympathy from RISK. <text:s/>If the sympathy becomes known, the sympathizers may face a collective risk.</text:p>
          </table:table-cell>
          <table:table-cell office:value-type="string" calcext:value-type="string">
            <text:p>Sympathy is a precursor to commanding, without action or coordination. <text:s/>It is a private achievement without outward sign, which if shared can bring others to solidarity, and if acted on may lead to wealth; but if exposed publicly it may lead to risk.</text:p>
          </table:table-cell>
          <table:table-cell office:value-type="string" calcext:value-type="string">
            <text:p>Fearing</text:p>
          </table:table-cell>
          <table:table-cell office:value-type="string" calcext:value-type="string">
            <text:p>*Sympathy</text:p>
          </table:table-cell>
          <table:table-cell table:number-columns-repeated="4"/>
          <table:table-cell table:formula="of:=[.A48]" office:value-type="string" office:string-value="t" calcext:value-type="string">
            <text:p>t</text:p>
          </table:table-cell>
          <table:table-cell table:formula="of:=COM.MICROSOFT.CONCAT([.F48];[.E48])" office:value-type="string" office:string-value="䷝ 30" calcext:value-type="string">
            <text:p>䷝ 30</text:p>
          </table:table-cell>
          <table:table-cell table:formula="of:=[.N48]" office:value-type="string" office:string-value="Sympathy" calcext:value-type="string">
            <text:p>Sympathy</text:p>
          </table:table-cell>
          <table:table-cell table:number-columns-repeated="3"/>
        </table:table-row>
        <table:table-row table:style-name="ro1">
          <table:table-cell office:value-type="string" calcext:value-type="string">
            <text:p>u</text:p>
          </table:table-cell>
          <table:table-cell table:formula="of:=[.H49]+2*([.I49]+2*([.J49]+2*([.K49]+2*([.L49]+2*[.M49]))))" office:value-type="float" office:value="46" calcext:value-type="float">
            <text:p>46</text:p>
          </table:table-cell>
          <table:table-cell table:formula="of:=3-[.H49]-[.I49]-[.J49]+[.K49]+[.L49]+[.M49]" office:value-type="float" office:value="3" calcext:value-type="float">
            <text:p>3</text:p>
          </table:table-cell>
          <table:table-cell table:formula="of:=SUM([.H49:.M49])" office:value-type="float" office:value="4" calcext:value-type="float">
            <text:p>4</text:p>
          </table:table-cell>
          <table:table-cell office:value-type="float" office:value="50" calcext:value-type="float">
            <text:p>50</text:p>
          </table:table-cell>
          <table:table-cell table:style-name="ce8" office:value-type="string" calcext:value-type="string">
            <text:p>䷱ </text:p>
          </table:table-cell>
          <table:table-cell office:value-type="float" office:value="44" calcext:value-type="float">
            <text:p>44</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lent</text:p>
          </table:table-cell>
          <table:table-cell office:value-type="string" calcext:value-type="string">
            <text:p>The first 0, lacking MASS, distinguishes the talent within the individual from the WEALTH that purchases talented services</text:p>
          </table:table-cell>
          <table:table-cell office:value-type="string" calcext:value-type="string">
            <text:p>The second 1, meaning ACTION, distinguishes talent from THE HERMIT. <text:s/>The person is taking action.</text:p>
          </table:table-cell>
          <table:table-cell office:value-type="string" calcext:value-type="string">
            <text:p>The third 1, meaning PRESERVATION, means OPPORTUNITY has been taken, leading to personal well-being</text:p>
          </table:table-cell>
          <table:table-cell office:value-type="string" calcext:value-type="string">
            <text:p>The fourth 1, meaning KNOWLEDGE, suggests a PROBLEM SOLVER who has accumulated excellent skill</text:p>
          </table:table-cell>
          <table:table-cell office:value-type="string" calcext:value-type="string">
            <text:p>The fifth 0, lacking COORDINATION, distinguishes talent from INTRODUCTION. <text:s/>The talented person becomes known to others, but there is no order that this happen.</text:p>
          </table:table-cell>
          <table:table-cell office:value-type="string" calcext:value-type="string">
            <text:p>The sixth 1, meaning SECURITY, hints talent is based on PERSEVERANCE out of sight.</text:p>
          </table:table-cell>
          <table:table-cell office:value-type="string" calcext:value-type="string">
            <text:p>In talent, we see a person who has every aspect of the commander - but is on his own, without coordination. <text:s/>He is the best he can be, unless he works with others. <text:s/>With coordination he might be introduced in the highest role, and among friendly masses he could become wealthy.</text:p>
          </table:table-cell>
          <table:table-cell office:value-type="string" calcext:value-type="string">
            <text:p>Founding</text:p>
          </table:table-cell>
          <table:table-cell office:value-type="string" calcext:value-type="string">
            <text:p>Home</text:p>
          </table:table-cell>
          <table:table-cell table:number-columns-repeated="4"/>
          <table:table-cell table:formula="of:=[.A49]" office:value-type="string" office:string-value="u" calcext:value-type="string">
            <text:p>u</text:p>
          </table:table-cell>
          <table:table-cell table:formula="of:=COM.MICROSOFT.CONCAT([.F49];[.E49])" office:value-type="string" office:string-value="䷱ 50" calcext:value-type="string">
            <text:p>䷱ 50</text:p>
          </table:table-cell>
          <table:table-cell table:formula="of:=[.N49]" office:value-type="string" office:string-value="Talent" calcext:value-type="string">
            <text:p>Talent</text:p>
          </table:table-cell>
          <table:table-cell table:number-columns-repeated="3"/>
        </table:table-row>
        <table:table-row table:style-name="ro1">
          <table:table-cell office:value-type="string" calcext:value-type="string">
            <text:p>v</text:p>
          </table:table-cell>
          <table:table-cell table:formula="of:=[.H50]+2*([.I50]+2*([.J50]+2*([.K50]+2*([.L50]+2*[.M50]))))" office:value-type="float" office:value="47" calcext:value-type="float">
            <text:p>47</text:p>
          </table:table-cell>
          <table:table-cell table:formula="of:=3-[.H50]-[.I50]-[.J50]+[.K50]+[.L50]+[.M50]" office:value-type="float" office:value="2" calcext:value-type="float">
            <text:p>2</text:p>
          </table:table-cell>
          <table:table-cell table:formula="of:=SUM([.H50:.M50])" office:value-type="float" office:value="5" calcext:value-type="float">
            <text:p>5</text:p>
          </table:table-cell>
          <table:table-cell office:value-type="float" office:value="14" calcext:value-type="float">
            <text:p>14</text:p>
          </table:table-cell>
          <table:table-cell table:style-name="ce8" office:value-type="string" calcext:value-type="string">
            <text:p>䷍ </text:p>
          </table:table-cell>
          <table:table-cell office:value-type="float" office:value="48" calcext:value-type="float">
            <text:p>48</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ealth</text:p>
          </table:table-cell>
          <table:table-cell office:value-type="string" calcext:value-type="string">
            <text:p>The first 1, meaning MASS, shows wealth emerging from TALENT, in the presence of a clientele.</text:p>
          </table:table-cell>
          <table:table-cell office:value-type="string" calcext:value-type="string">
            <text:p>The second 1, meaning ACTION, distinguishes wealth from SYMPATHY. The wealthy have cultivated sympathy, and exploited it for their gain.</text:p>
          </table:table-cell>
          <table:table-cell office:value-type="string" calcext:value-type="string">
            <text:p>The third 1, meaning PRESERVATION, distinguishes wealth from ALIENATION. <text:s/>The wealthy man will not allow his ideas to stand in the way of his self-interest.</text:p>
          </table:table-cell>
          <table:table-cell office:value-type="string" calcext:value-type="string">
            <text:p>The fourth 1, meaning KNOWLEDGE, distinguishes wealth from Resources. <text:s/>If you don’t know there is gold on your land, it is still a resource - but you are not wealthy.</text:p>
          </table:table-cell>
          <table:table-cell office:value-type="string" calcext:value-type="string">
            <text:p>The fifth 1, lacking COORDINATION, shows the wealthy man with all the potential trappings of COMMANDING, but taking no action to work with others</text:p>
          </table:table-cell>
          <table:table-cell office:value-type="string" calcext:value-type="string">
            <text:p>The sixth 1, meaning SECURITY, distinguishes the wealthy from those with STRENGTH. <text:s/>The wealthy not merely can have what they want, but feel confident to maintain their privacy while they keep it.</text:p>
          </table:table-cell>
          <table:table-cell office:value-type="string" calcext:value-type="string">
            <text:p>Wealth incorporates every aspect of command, save coordination with a larger force. <text:s/>The wealthy man is loyal to himself above all.</text:p>
          </table:table-cell>
          <table:table-cell office:value-type="string" calcext:value-type="string">
            <text:p>Compliance</text:p>
          </table:table-cell>
          <table:table-cell office:value-type="string" calcext:value-type="string">
            <text:p>Solidarity</text:p>
          </table:table-cell>
          <table:table-cell table:number-columns-repeated="4"/>
          <table:table-cell table:formula="of:=[.A50]" office:value-type="string" office:string-value="v" calcext:value-type="string">
            <text:p>v</text:p>
          </table:table-cell>
          <table:table-cell table:formula="of:=COM.MICROSOFT.CONCAT([.F50];[.E50])" office:value-type="string" office:string-value="䷍ 14" calcext:value-type="string">
            <text:p>䷍ 14</text:p>
          </table:table-cell>
          <table:table-cell table:formula="of:=[.N50]" office:value-type="string" office:string-value="Wealth" calcext:value-type="string">
            <text:p>Wealth</text:p>
          </table:table-cell>
          <table:table-cell table:number-columns-repeated="3"/>
        </table:table-row>
        <table:table-row table:style-name="ro1">
          <table:table-cell office:value-type="string" calcext:value-type="string">
            <text:p>w</text:p>
          </table:table-cell>
          <table:table-cell table:formula="of:=[.H51]+2*([.I51]+2*([.J51]+2*([.K51]+2*([.L51]+2*[.M51]))))" office:value-type="float" office:value="48" calcext:value-type="float">
            <text:p>48</text:p>
          </table:table-cell>
          <table:table-cell table:formula="of:=3-[.H51]-[.I51]-[.J51]+[.K51]+[.L51]+[.M51]" office:value-type="float" office:value="5" calcext:value-type="float">
            <text:p>5</text:p>
          </table:table-cell>
          <table:table-cell table:formula="of:=SUM([.H51:.M51])" office:value-type="float" office:value="2" calcext:value-type="float">
            <text:p>2</text:p>
          </table:table-cell>
          <table:table-cell office:value-type="float" office:value="20" calcext:value-type="float">
            <text:p>20</text:p>
          </table:table-cell>
          <table:table-cell table:style-name="ce8" office:value-type="string" calcext:value-type="string">
            <text:p>䷓ </text:p>
          </table:table-cell>
          <table:table-cell office:value-type="float" office:value="25" calcext:value-type="float">
            <text:p>25</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string" calcext:value-type="string">
            <text:p>Vigil</text:p>
          </table:table-cell>
          <table:table-cell office:value-type="string" calcext:value-type="string">
            <text:p>The first 0, lacking MASS, suggests a lonely watch rather than a way to make INCOME</text:p>
          </table:table-cell>
          <table:table-cell office:value-type="string" calcext:value-type="string">
            <text:p>The second 0, lacking ACTION, distinguishes the vigil from a CRISIS. <text:s/>The time for action has not yet come.</text:p>
          </table:table-cell>
          <table:table-cell office:value-type="string" calcext:value-type="string">
            <text:p>The third 0, lacking PRESERVATION, distinguishes vigil from REST</text:p>
          </table:table-cell>
          <table:table-cell office:value-type="string" calcext:value-type="string">
            <text:p>The fourth 0, lacking KNOWLEDGE, distinguishes vigil from THE UNDERGROUND. <text:s/>The watchers are coordinated but don’t know the whole story.</text:p>
          </table:table-cell>
          <table:table-cell office:value-type="string" calcext:value-type="string">
            <text:p>The fifth 1, meaning COORDINATION, distinguishes vigil from mere DISILLUSION. <text:s/>There is someone to tell when a problem is seen.</text:p>
          </table:table-cell>
          <table:table-cell office:value-type="string" calcext:value-type="string">
            <text:p>The sixth 1, meaning SECURITY, distinguishes vigil from COMPLIANCE. <text:s/>A dog afraid to bark seems tame enough to the one who thinks himself its master.</text:p>
          </table:table-cell>
          <table:table-cell office:value-type="string" calcext:value-type="string">
            <text:p>Vigil, or in the vaguer more traditional version ‘contemplation’, means watching for trouble, and being able to tell others about it, but additional capability is lacking.</text:p>
          </table:table-cell>
          <table:table-cell office:value-type="string" calcext:value-type="string">
            <text:p>Strength</text:p>
          </table:table-cell>
          <table:table-cell office:value-type="string" calcext:value-type="string">
            <text:p>Beacon</text:p>
          </table:table-cell>
          <table:table-cell table:number-columns-repeated="4"/>
          <table:table-cell table:formula="of:=[.A51]" office:value-type="string" office:string-value="w" calcext:value-type="string">
            <text:p>w</text:p>
          </table:table-cell>
          <table:table-cell table:formula="of:=COM.MICROSOFT.CONCAT([.F51];[.E51])" office:value-type="string" office:string-value="䷓ 20" calcext:value-type="string">
            <text:p>䷓ 20</text:p>
          </table:table-cell>
          <table:table-cell table:formula="of:=[.N51]" office:value-type="string" office:string-value="Vigil" calcext:value-type="string">
            <text:p>Vigil</text:p>
          </table:table-cell>
          <table:table-cell table:number-columns-repeated="3"/>
        </table:table-row>
        <table:table-row table:style-name="ro1">
          <table:table-cell office:value-type="string" calcext:value-type="string">
            <text:p>x</text:p>
          </table:table-cell>
          <table:table-cell table:formula="of:=[.H52]+2*([.I52]+2*([.J52]+2*([.K52]+2*([.L52]+2*[.M52]))))" office:value-type="float" office:value="49" calcext:value-type="float">
            <text:p>49</text:p>
          </table:table-cell>
          <table:table-cell table:formula="of:=3-[.H52]-[.I52]-[.J52]+[.K52]+[.L52]+[.M52]" office:value-type="float" office:value="4" calcext:value-type="float">
            <text:p>4</text:p>
          </table:table-cell>
          <table:table-cell table:formula="of:=SUM([.H52:.M52])" office:value-type="float" office:value="3" calcext:value-type="float">
            <text:p>3</text:p>
          </table:table-cell>
          <table:table-cell office:value-type="float" office:value="42" calcext:value-type="float">
            <text:p>42</text:p>
          </table:table-cell>
          <table:table-cell table:style-name="ce8" office:value-type="string" calcext:value-type="string">
            <text:p>䷩ </text:p>
          </table:table-cell>
          <table:table-cell office:value-type="float" office:value="29" calcext:value-type="float">
            <text:p>29</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Income</text:p>
          </table:table-cell>
          <table:table-cell office:value-type="string" calcext:value-type="string">
            <text:p>The first 1, meaning MASS, distinguishes income from VIGIL. <text:s/>With many potential contacts news and information becomes profitable to sell.</text:p>
          </table:table-cell>
          <table:table-cell office:value-type="string" calcext:value-type="string">
            <text:p>The second 0, lacking ACTION, distinguishes income from POLITENESS. <text:s/>It might look very noble to offer to do something for the boss for free, but it is not income.</text:p>
          </table:table-cell>
          <table:table-cell office:value-type="string" calcext:value-type="string">
            <text:p>The third 0, lacking PRESERVATION, distinguishes income from HOME. <text:s/>It would be safer and less arduous to stay in bed than to go out pursuing funds.</text:p>
          </table:table-cell>
          <table:table-cell office:value-type="string" calcext:value-type="string">
            <text:p>The fourth 0, lacking KNOWLEDGE, distinguishes income from HONESTY. <text:s/>To know the right things or be known by the right people would convert a hustle into a reliable position.</text:p>
          </table:table-cell>
          <table:table-cell office:value-type="string" calcext:value-type="string">
            <text:p>The firth 1, meaning COORDINATION, distinguishes income from REFUGE. <text:s/>The refugee must work with someone, more likely for someone, to get paid.</text:p>
          </table:table-cell>
          <table:table-cell office:value-type="string" calcext:value-type="string">
            <text:p>The sixth 1, meaning SECURITY, distinguishes income from FOUNDING. <text:s/>To found some new means of collaboration is more public, and perhaps also less certain</text:p>
          </table:table-cell>
          <table:table-cell/>
          <table:table-cell table:number-columns-repeated="2" office:value-type="string" calcext:value-type="string">
            <text:p>Perseverance</text:p>
          </table:table-cell>
          <table:table-cell table:number-columns-repeated="4"/>
          <table:table-cell table:formula="of:=[.A52]" office:value-type="string" office:string-value="x" calcext:value-type="string">
            <text:p>x</text:p>
          </table:table-cell>
          <table:table-cell table:formula="of:=COM.MICROSOFT.CONCAT([.F52];[.E52])" office:value-type="string" office:string-value="䷩ 42" calcext:value-type="string">
            <text:p>䷩ 42</text:p>
          </table:table-cell>
          <table:table-cell table:formula="of:=[.N52]" office:value-type="string" office:string-value="Income" calcext:value-type="string">
            <text:p>Income</text:p>
          </table:table-cell>
          <table:table-cell table:number-columns-repeated="3"/>
        </table:table-row>
        <table:table-row table:style-name="ro1">
          <table:table-cell office:value-type="string" calcext:value-type="string">
            <text:p>y</text:p>
          </table:table-cell>
          <table:table-cell table:formula="of:=[.H53]+2*([.I53]+2*([.J53]+2*([.K53]+2*([.L53]+2*[.M53]))))" office:value-type="float" office:value="50" calcext:value-type="float">
            <text:p>50</text:p>
          </table:table-cell>
          <table:table-cell table:formula="of:=3-[.H53]-[.I53]-[.J53]+[.K53]+[.L53]+[.M53]" office:value-type="float" office:value="4" calcext:value-type="float">
            <text:p>4</text:p>
          </table:table-cell>
          <table:table-cell table:formula="of:=SUM([.H53:.M53])" office:value-type="float" office:value="3" calcext:value-type="float">
            <text:p>3</text:p>
          </table:table-cell>
          <table:table-cell office:value-type="float" office:value="59" calcext:value-type="float">
            <text:p>59</text:p>
          </table:table-cell>
          <table:table-cell table:style-name="ce8" office:value-type="string" calcext:value-type="string">
            <text:p>䷺ </text:p>
          </table:table-cell>
          <table:table-cell office:value-type="float" office:value="27" calcext:value-type="float">
            <text:p>27</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Crisis</text:p>
          </table:table-cell>
          <table:table-cell office:value-type="string" calcext:value-type="string">
            <text:p>The first 0, lacking MASS, distinguishes crisis from POLITENESS. <text:s/>When everyone knows the crisis exists, there is less hue and cry about it.</text:p>
          </table:table-cell>
          <table:table-cell office:value-type="string" calcext:value-type="string">
            <text:p>The second 1, suggesting the requirement for ACTION, distinguishes crisis from merely keeping VIGIL.</text:p>
          </table:table-cell>
          <table:table-cell office:value-type="string" calcext:value-type="string">
            <text:p>The third 0, lacking PRESERVATION, means resources must be spent for urgent action, where without a crisis INFLUENCE might be accumulated</text:p>
          </table:table-cell>
          <table:table-cell office:value-type="string" calcext:value-type="string">
            <text:p>The fourth 0, lacking KNOWLEDGE, suggests those who recognize a crisis do not know what ACTIVISM to respond with.</text:p>
          </table:table-cell>
          <table:table-cell office:value-type="string" calcext:value-type="string">
            <text:p>The fifth 1, meaning COORDINATION, suggests a team dealing with the crisis in communication with others, rather than resorting to EXPERIMENT on their own</text:p>
          </table:table-cell>
          <table:table-cell office:value-type="string" calcext:value-type="string">
            <text:p>The sixth 1, meaning SECURITY, distinguishes the crisis from immediate FEAR.</text:p>
          </table:table-cell>
          <table:table-cell office:value-type="string" calcext:value-type="string">
            <text:p>The crisis, in this case, refers to a limited number of individuals who may have been watching for danger and now have found it and need to take action. <text:s/>They do not know what action to take, but it is too important to do on their own; they will not just experiment looking for solutions but coordinate with others.</text:p>
          </table:table-cell>
          <table:table-cell office:value-type="string" calcext:value-type="string">
            <text:p>Prosperity</text:p>
          </table:table-cell>
          <table:table-cell office:value-type="string" calcext:value-type="string">
            <text:p>Discourse</text:p>
          </table:table-cell>
          <table:table-cell table:number-columns-repeated="4"/>
          <table:table-cell table:formula="of:=[.A53]" office:value-type="string" office:string-value="y" calcext:value-type="string">
            <text:p>y</text:p>
          </table:table-cell>
          <table:table-cell table:formula="of:=COM.MICROSOFT.CONCAT([.F53];[.E53])" office:value-type="string" office:string-value="䷺ 59" calcext:value-type="string">
            <text:p>䷺ 59</text:p>
          </table:table-cell>
          <table:table-cell table:formula="of:=[.N53]" office:value-type="string" office:string-value="Crisis" calcext:value-type="string">
            <text:p>Crisis</text:p>
          </table:table-cell>
          <table:table-cell table:number-columns-repeated="3"/>
        </table:table-row>
        <table:table-row table:style-name="ro1">
          <table:table-cell office:value-type="string" calcext:value-type="string">
            <text:p>z</text:p>
          </table:table-cell>
          <table:table-cell table:formula="of:=[.H54]+2*([.I54]+2*([.J54]+2*([.K54]+2*([.L54]+2*[.M54]))))" office:value-type="float" office:value="51" calcext:value-type="float">
            <text:p>51</text:p>
          </table:table-cell>
          <table:table-cell table:formula="of:=3-[.H54]-[.I54]-[.J54]+[.K54]+[.L54]+[.M54]" office:value-type="float" office:value="3" calcext:value-type="float">
            <text:p>3</text:p>
          </table:table-cell>
          <table:table-cell table:formula="of:=SUM([.H54:.M54])" office:value-type="float" office:value="4" calcext:value-type="float">
            <text:p>4</text:p>
          </table:table-cell>
          <table:table-cell office:value-type="float" office:value="61" calcext:value-type="float">
            <text:p>61</text:p>
          </table:table-cell>
          <table:table-cell office:value-type="string" calcext:value-type="string">
            <text:p>䷼ </text:p>
          </table:table-cell>
          <table:table-cell office:value-type="float" office:value="31" calcext:value-type="float">
            <text:p>3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Politeness</text:p>
          </table:table-cell>
          <table:table-cell office:value-type="string" calcext:value-type="string">
            <text:p>The first 1, meaning MASS, distinguishes politeness from CRISIS. <text:s/>One who must watch his words among comrades would be in a more precarious situation if they were enemies.</text:p>
          </table:table-cell>
          <table:table-cell office:value-type="string" calcext:value-type="string">
            <text:p>The second 1, meaning ACTION, separates politeness from INCOME. <text:s/>Perhaps this suggests a favor must be done in order to be permitted to continue working.</text:p>
          </table:table-cell>
          <table:table-cell office:value-type="string" calcext:value-type="string">
            <text:p>The third 0, lacking PRESERVATION, means politeness has costs, in money, time, or opportunity, which need not be paid by someone more powerful showing mere DISCRETION.</text:p>
          </table:table-cell>
          <table:table-cell office:value-type="string" calcext:value-type="string">
            <text:p>The fourth 0, lacking KNOWLEDGE, suggests politeness is like DIPLOMACY but without a briefing as to all the risks and opportunities.</text:p>
          </table:table-cell>
          <table:table-cell office:value-type="string" calcext:value-type="string">
            <text:p>The fifth 1, meaning COORDINATION, distinguishes politeness from GENEROSITY. <text:s/>Politeness lacks the kind-heartedness because it is done to preserve ties within an organization rather than as choice.</text:p>
          </table:table-cell>
          <table:table-cell office:value-type="string" calcext:value-type="string">
            <text:p>The sixth 1, meaning SECURITY, distinguishes politeness from REGULATIONS. <text:s/>Public knowledge of the reasons for politeness makes it not politeness any more. <text:s/>If you stop at a gas station and they offer a restroom, you think they are being polite, but if you know it is a state law, you only think they are obeying regulations.</text:p>
          </table:table-cell>
          <table:table-cell office:value-type="string" calcext:value-type="string">
            <text:p>In traditional texts politeness is politely described as “inmost sincerity” ... as it is not exposed outwardly.</text:p>
          </table:table-cell>
          <table:table-cell office:value-type="string" calcext:value-type="string">
            <text:p>Indulgence</text:p>
          </table:table-cell>
          <table:table-cell office:value-type="string" calcext:value-type="string">
            <text:p>Vulnerability</text:p>
          </table:table-cell>
          <table:table-cell table:number-columns-repeated="4"/>
          <table:table-cell table:formula="of:=[.A54]" office:value-type="string" office:string-value="z" calcext:value-type="string">
            <text:p>z</text:p>
          </table:table-cell>
          <table:table-cell table:formula="of:=COM.MICROSOFT.CONCAT([.F54];[.E54])" office:value-type="string" office:string-value="䷼ 61" calcext:value-type="string">
            <text:p>䷼ 61</text:p>
          </table:table-cell>
          <table:table-cell table:formula="of:=[.N54]" office:value-type="string" office:string-value="Politeness" calcext:value-type="string">
            <text:p>Politeness</text:p>
          </table:table-cell>
          <table:table-cell table:number-columns-repeated="3"/>
        </table:table-row>
        <table:table-row table:style-name="ro1">
          <table:table-cell office:value-type="float" office:value="0" calcext:value-type="float">
            <text:p>0</text:p>
          </table:table-cell>
          <table:table-cell table:formula="of:=[.H55]+2*([.I55]+2*([.J55]+2*([.K55]+2*([.L55]+2*[.M55]))))" office:value-type="float" office:value="52" calcext:value-type="float">
            <text:p>52</text:p>
          </table:table-cell>
          <table:table-cell table:formula="of:=3-[.H55]-[.I55]-[.J55]+[.K55]+[.L55]+[.M55]" office:value-type="float" office:value="4" calcext:value-type="float">
            <text:p>4</text:p>
          </table:table-cell>
          <table:table-cell table:formula="of:=SUM([.H55:.M55])" office:value-type="float" office:value="3" calcext:value-type="float">
            <text:p>3</text:p>
          </table:table-cell>
          <table:table-cell office:value-type="float" office:value="53" calcext:value-type="float">
            <text:p>53</text:p>
          </table:table-cell>
          <table:table-cell table:style-name="ce8" office:value-type="string" calcext:value-type="string">
            <text:p>䷴ </text:p>
          </table:table-cell>
          <table:table-cell office:value-type="float" office:value="26" calcext:value-type="float">
            <text:p>26</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Rest</text:p>
          </table:table-cell>
          <table:table-cell office:value-type="string" calcext:value-type="string">
            <text:p>The first 0, lacking MASS, distinguishes rest from HOME. <text:s/>The comforts of home, not the company.</text:p>
          </table:table-cell>
          <table:table-cell office:value-type="string" calcext:value-type="string">
            <text:p>The second 0, lacking ACTION, divides rest from INFLUENCE. <text:s/>Taking a break from lobbying.</text:p>
          </table:table-cell>
          <table:table-cell office:value-type="string" calcext:value-type="string">
            <text:p>The third 1, meaning PRESERVATION, divides rest from VIGIL. <text:s/>The lookout has come out of the cold to sit by the fire.</text:p>
          </table:table-cell>
          <table:table-cell office:value-type="string" calcext:value-type="string">
            <text:p>The fourth 0, lacking KNOWLEDGE, divides rest from retirement. <text:s/>No obvious reason why you won’t be back to work.</text:p>
          </table:table-cell>
          <table:table-cell office:value-type="string" calcext:value-type="string">
            <text:p>The fifth 1, meaning COORDINATION, divides rest from RECOVERY. <text:s/>Both are legitimate, but the injured soldier needs no order to take a rest; the healthy one does.</text:p>
          </table:table-cell>
          <table:table-cell office:value-type="string" calcext:value-type="string">
            <text:p>The sixth 1, meaning SECURITY, separates rest from SHIRKING. <text:s/>Those closely watched tend to lose their right to relax.</text:p>
          </table:table-cell>
          <table:table-cell office:value-type="string" calcext:value-type="string">
            <text:p>Rest here is not demanded by injury, but coordinated within a larger organization. <text:s/>It is a home away from home, not considered shirking, but better done in private; the vigilant and the influential take time off from their labors. <text:s/>If one knew it was to continue it would be retirement.</text:p>
          </table:table-cell>
          <table:table-cell office:value-type="string" calcext:value-type="string">
            <text:p>Retreating</text:p>
          </table:table-cell>
          <table:table-cell office:value-type="string" calcext:value-type="string">
            <text:p>The Problem Solver</text:p>
          </table:table-cell>
          <table:table-cell table:number-columns-repeated="4"/>
          <table:table-cell table:formula="of:=[.A55]" office:value-type="float" office:value="0" calcext:value-type="float">
            <text:p>0</text:p>
          </table:table-cell>
          <table:table-cell table:formula="of:=COM.MICROSOFT.CONCAT([.F55];[.E55])" office:value-type="string" office:string-value="䷴ 53" calcext:value-type="string">
            <text:p>䷴ 53</text:p>
          </table:table-cell>
          <table:table-cell table:formula="of:=[.N55]" office:value-type="string" office:string-value="Rest" calcext:value-type="string">
            <text:p>Rest</text:p>
          </table:table-cell>
          <table:table-cell table:number-columns-repeated="3"/>
        </table:table-row>
        <table:table-row table:style-name="ro1">
          <table:table-cell office:value-type="float" office:value="1" calcext:value-type="float">
            <text:p>1</text:p>
          </table:table-cell>
          <table:table-cell table:formula="of:=[.H56]+2*([.I56]+2*([.J56]+2*([.K56]+2*([.L56]+2*[.M56]))))" office:value-type="float" office:value="53" calcext:value-type="float">
            <text:p>53</text:p>
          </table:table-cell>
          <table:table-cell table:formula="of:=3-[.H56]-[.I56]-[.J56]+[.K56]+[.L56]+[.M56]" office:value-type="float" office:value="3" calcext:value-type="float">
            <text:p>3</text:p>
          </table:table-cell>
          <table:table-cell table:formula="of:=SUM([.H56:.M56])" office:value-type="float" office:value="4" calcext:value-type="float">
            <text:p>4</text:p>
          </table:table-cell>
          <table:table-cell office:value-type="float" office:value="37" calcext:value-type="float">
            <text:p>37</text:p>
          </table:table-cell>
          <table:table-cell table:style-name="ce8" office:value-type="string" calcext:value-type="string">
            <text:p>䷤ </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Home</text:p>
          </table:table-cell>
          <table:table-cell office:value-type="string" calcext:value-type="string">
            <text:p>The first 1, meaning MASS, distinguishes the home from REST by the presence of others.</text:p>
          </table:table-cell>
          <table:table-cell office:value-type="string" calcext:value-type="string">
            <text:p>The second 0, lacking ACTION, suggests a relaxed setting without DISCRETION</text:p>
          </table:table-cell>
          <table:table-cell office:value-type="string" calcext:value-type="string">
            <text:p>The third 1, meaning PRESERVATION, distinguishes the home from INCOME. <text:s/>It relies on an accumulation of income.</text:p>
          </table:table-cell>
          <table:table-cell office:value-type="string" calcext:value-type="string">
            <text:p>The fourth 0, lacking KNOWLEDGE, hints that not all the news has reached home, hindering SOLIDARITY.</text:p>
          </table:table-cell>
          <table:table-cell office:value-type="string" calcext:value-type="string">
            <text:p>The fifth 1, meaning COORDINATION, suggests shared CREATIVE EXPRESSION finds mutual approval</text:p>
          </table:table-cell>
          <table:table-cell office:value-type="string" calcext:value-type="string">
            <text:p>The sixth 1, meaning SECURITY, suggests COMPLACENCY at home is safer than elsewhere</text:p>
          </table:table-cell>
          <table:table-cell/>
          <table:table-cell office:value-type="string" calcext:value-type="string">
            <text:p>Rescue</text:p>
          </table:table-cell>
          <table:table-cell office:value-type="string" calcext:value-type="string">
            <text:p>Talent</text:p>
          </table:table-cell>
          <table:table-cell table:number-columns-repeated="4"/>
          <table:table-cell table:formula="of:=[.A56]" office:value-type="float" office:value="1" calcext:value-type="float">
            <text:p>1</text:p>
          </table:table-cell>
          <table:table-cell table:formula="of:=COM.MICROSOFT.CONCAT([.F56];[.E56])" office:value-type="string" office:string-value="䷤ 37" calcext:value-type="string">
            <text:p>䷤ 37</text:p>
          </table:table-cell>
          <table:table-cell table:formula="of:=[.N56]" office:value-type="string" office:string-value="Home" calcext:value-type="string">
            <text:p>Home</text:p>
          </table:table-cell>
          <table:table-cell table:number-columns-repeated="3"/>
        </table:table-row>
        <table:table-row table:style-name="ro1">
          <table:table-cell office:value-type="float" office:value="2" calcext:value-type="float">
            <text:p>2</text:p>
          </table:table-cell>
          <table:table-cell table:formula="of:=[.H57]+2*([.I57]+2*([.J57]+2*([.K57]+2*([.L57]+2*[.M57]))))" office:value-type="float" office:value="54" calcext:value-type="float">
            <text:p>54</text:p>
          </table:table-cell>
          <table:table-cell table:formula="of:=3-[.H57]-[.I57]-[.J57]+[.K57]+[.L57]+[.M57]" office:value-type="float" office:value="3" calcext:value-type="float">
            <text:p>3</text:p>
          </table:table-cell>
          <table:table-cell table:formula="of:=SUM([.H57:.M57])" office:value-type="float" office:value="4" calcext:value-type="float">
            <text:p>4</text:p>
          </table:table-cell>
          <table:table-cell office:value-type="float" office:value="57" calcext:value-type="float">
            <text:p>57</text:p>
          </table:table-cell>
          <table:table-cell table:style-name="ce8" office:value-type="string" calcext:value-type="string">
            <text:p>䷸ </text:p>
          </table:table-cell>
          <table:table-cell office:value-type="float" office:value="28" calcext:value-type="float">
            <text:p>28</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Influence</text:p>
          </table:table-cell>
          <table:table-cell office:value-type="string" calcext:value-type="string">
            <text:p>The first 0, lacking MASS, shows the lobbyist trying to influence a larger society to his own ends. <text:s/>Otherwise it would be DISCRETION of the powerful tending to their existing advantages</text:p>
          </table:table-cell>
          <table:table-cell office:value-type="string" calcext:value-type="string">
            <text:p>The second 1, meaning ACTION, distinguishes influence from REST. <text:s/>It is a busy job that requires work, perhaps not hard work.</text:p>
          </table:table-cell>
          <table:table-cell office:value-type="string" calcext:value-type="string">
            <text:p>The third 1, meaning PRESERVATION, separates influence from CRISIS. <text:s/>In crisis the lobbyist must call in his favors and expend his political capital, which otherwise he would seek to ever increase.</text:p>
          </table:table-cell>
          <table:table-cell office:value-type="string" calcext:value-type="string">
            <text:p>The fourth 0, lacking KNOWLEDGE, distinguishes influence from INTRODUCTION. <text:s/>The lobbyist does not know everything he needs to to slip in comfortably to a role within the administrative group he seeks to influence.</text:p>
          </table:table-cell>
          <table:table-cell office:value-type="string" calcext:value-type="string">
            <text:p>The fifth 1, meaning COORDINATION, distinguishes influence from the PROBLEM SOLVER. <text:s/>The influence is part of a larger plan to solve the problems of a faction, not an individual.</text:p>
          </table:table-cell>
          <table:table-cell office:value-type="string" calcext:value-type="string">
            <text:p>The sixth 1, meaning SECURITY, distinguishes influence from DISCOURSE. <text:s/>Public discussion may be useful, even persuasive, but those who oppose that persuasion can see it and make contrary moves.</text:p>
          </table:table-cell>
          <table:table-cell/>
          <table:table-cell office:value-type="string" calcext:value-type="string">
            <text:p>Migration</text:p>
          </table:table-cell>
          <table:table-cell office:value-type="string" calcext:value-type="string">
            <text:p>*Influence</text:p>
          </table:table-cell>
          <table:table-cell table:number-columns-repeated="4"/>
          <table:table-cell table:formula="of:=[.A57]" office:value-type="float" office:value="2" calcext:value-type="float">
            <text:p>2</text:p>
          </table:table-cell>
          <table:table-cell table:formula="of:=COM.MICROSOFT.CONCAT([.F57];[.E57])" office:value-type="string" office:string-value="䷸ 57" calcext:value-type="string">
            <text:p>䷸ 57</text:p>
          </table:table-cell>
          <table:table-cell table:formula="of:=[.N57]" office:value-type="string" office:string-value="Influence" calcext:value-type="string">
            <text:p>Influence</text:p>
          </table:table-cell>
          <table:table-cell table:number-columns-repeated="3"/>
        </table:table-row>
        <table:table-row table:style-name="ro1">
          <table:table-cell office:value-type="float" office:value="3" calcext:value-type="float">
            <text:p>3</text:p>
          </table:table-cell>
          <table:table-cell table:formula="of:=[.H58]+2*([.I58]+2*([.J58]+2*([.K58]+2*([.L58]+2*[.M58]))))" office:value-type="float" office:value="55" calcext:value-type="float">
            <text:p>55</text:p>
          </table:table-cell>
          <table:table-cell table:formula="of:=3-[.H58]-[.I58]-[.J58]+[.K58]+[.L58]+[.M58]" office:value-type="float" office:value="2" calcext:value-type="float">
            <text:p>2</text:p>
          </table:table-cell>
          <table:table-cell table:formula="of:=SUM([.H58:.M58])" office:value-type="float" office:value="5" calcext:value-type="float">
            <text:p>5</text:p>
          </table:table-cell>
          <table:table-cell office:value-type="float" office:value="9" calcext:value-type="float">
            <text:p>9</text:p>
          </table:table-cell>
          <table:table-cell table:style-name="ce8" office:value-type="string" calcext:value-type="string">
            <text:p>䷈ </text:p>
          </table:table-cell>
          <table:table-cell office:value-type="float" office:value="32" calcext:value-type="float">
            <text:p>3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Discretion</text:p>
          </table:table-cell>
          <table:table-cell office:value-type="string" calcext:value-type="string">
            <text:p>The first 1, meaning MASS, distinguishes discretion from mere INFLUENCE. <text:s/>This is not one person seeking advantage, but a commander who, though lacking knowledge, strives through faultless action to achieve the best outcome in all regards.</text:p>
          </table:table-cell>
          <table:table-cell office:value-type="string" calcext:value-type="string">
            <text:p>The second 1, meaning ACTION, distinguishes discretion from HOME. <text:s/>Discretion requires action to preserve comfort, yet the nature of that action must be tightly controlled.</text:p>
          </table:table-cell>
          <table:table-cell office:value-type="string" calcext:value-type="string">
            <text:p>The third 1, meaning PRESERVATION, hints that the discretion of the powerful need not be as costly as the POLITENESS of those in a weaker position</text:p>
          </table:table-cell>
          <table:table-cell office:value-type="string" calcext:value-type="string">
            <text:p>The fourth 0, meaning KNOWLEDGE, is what is lacking for COMMANDING. <text:s/>Discretion is a state of great power, yet also of uncertainty, and while the would-be commander strives gently for advantage in the face of all circumstances, he cannot yet act with confidence.</text:p>
          </table:table-cell>
          <table:table-cell office:value-type="string" calcext:value-type="string">
            <text:p>The fifth 1, meaning COORDINATION, distinguishes discretion from RESOURCES. <text:s/>The resources are there, but shared with others, and must be tapped ... discreetly.</text:p>
          </table:table-cell>
          <table:table-cell office:value-type="string" calcext:value-type="string">
            <text:p>The sixth 1, meaning SECURITY, distinguishes discretion from GUARDING. <text:s/>The discreet person is on guard, but no one knows he is on guard; it works better that way.</text:p>
          </table:table-cell>
          <table:table-cell office:value-type="string" calcext:value-type="string">
            <text:p>With discretion we see someone who could be in command and immediately deal with any problem; yet he does not know what problem it is he faces, so he chooses not to take action yet.</text:p>
          </table:table-cell>
          <table:table-cell office:value-type="string" calcext:value-type="string">
            <text:p>Inurement</text:p>
          </table:table-cell>
          <table:table-cell office:value-type="string" calcext:value-type="string">
            <text:p>Introduction</text:p>
          </table:table-cell>
          <table:table-cell table:number-columns-repeated="4"/>
          <table:table-cell table:formula="of:=[.A58]" office:value-type="float" office:value="3" calcext:value-type="float">
            <text:p>3</text:p>
          </table:table-cell>
          <table:table-cell table:formula="of:=COM.MICROSOFT.CONCAT([.F58];[.E58])" office:value-type="string" office:string-value="䷈ 9" calcext:value-type="string">
            <text:p>䷈ 9</text:p>
          </table:table-cell>
          <table:table-cell table:formula="of:=[.N58]" office:value-type="string" office:string-value="Discretion" calcext:value-type="string">
            <text:p>Discretion</text:p>
          </table:table-cell>
          <table:table-cell table:number-columns-repeated="3"/>
        </table:table-row>
        <table:table-row table:style-name="ro1">
          <table:table-cell office:value-type="float" office:value="4" calcext:value-type="float">
            <text:p>4</text:p>
          </table:table-cell>
          <table:table-cell table:formula="of:=[.H59]+2*([.I59]+2*([.J59]+2*([.K59]+2*([.L59]+2*[.M59]))))" office:value-type="float" office:value="56" calcext:value-type="float">
            <text:p>56</text:p>
          </table:table-cell>
          <table:table-cell table:formula="of:=3-[.H59]-[.I59]-[.J59]+[.K59]+[.L59]+[.M59]" office:value-type="float" office:value="6" calcext:value-type="float">
            <text:p>6</text:p>
          </table:table-cell>
          <table:table-cell table:formula="of:=SUM([.H59:.M59])" office:value-type="float" office:value="3" calcext:value-type="float">
            <text:p>3</text:p>
          </table:table-cell>
          <table:table-cell office:value-type="float" office:value="12" calcext:value-type="float">
            <text:p>12</text:p>
          </table:table-cell>
          <table:table-cell table:style-name="ce8" office:value-type="string" calcext:value-type="string">
            <text:p>䷋ </text:p>
          </table:table-cell>
          <table:table-cell office:value-type="float" office:value="57" calcext:value-type="float">
            <text:p>57</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string" calcext:value-type="string">
            <text:p>The underground</text:p>
          </table:table-cell>
          <table:table-cell office:value-type="string" calcext:value-type="string">
            <text:p>The first 0, lacking MASS, distinguishes the forthright but officially disapproved actions of the Underground from the HONESTY of ordinary law-abiding people</text:p>
          </table:table-cell>
          <table:table-cell office:value-type="string" calcext:value-type="string">
            <text:p>The second 0, lacking ACTION, distinguishes the hidden underground from open ACTIVISM.</text:p>
          </table:table-cell>
          <table:table-cell office:value-type="string" calcext:value-type="string">
            <text:p>The third 0, lacking PRESERVATION, distinguishes the underground from RETIREMENT of those who have prioritized their safety</text:p>
          </table:table-cell>
          <table:table-cell office:value-type="string" calcext:value-type="string">
            <text:p>The fourth 1, meaning KNOWLEDGE, distinguishes underground from VIGIL. <text:s/>First a group of people banded together to try to figure out what was going on -- now they know, and knowing makes them an underground.</text:p>
          </table:table-cell>
          <table:table-cell office:value-type="string" calcext:value-type="string">
            <text:p>The fifth 1, meaning COORDINATION, distinguishes the underground from individual SCHEMING. <text:s/>It is a collective environment with a broader ferment of ideas.</text:p>
          </table:table-cell>
          <table:table-cell office:value-type="string" calcext:value-type="string">
            <text:p>The sixth 1, meaning SECURITY, distinguishes the underground from SUBVERSION. <text:s/>While the underground has subversive ideas, it maintains a greater separation from society, which dulls its rhetorical impact while reducing risk.</text:p>
          </table:table-cell>
          <table:table-cell office:value-type="string" calcext:value-type="string">
            <text:p>In the underground we have amassed literature and security; we watch and we have knowledge; we scheme and we coordinate.</text:p>
          </table:table-cell>
          <table:table-cell table:number-columns-repeated="2" office:value-type="string" calcext:value-type="string">
            <text:p>Privilege</text:p>
          </table:table-cell>
          <table:table-cell table:number-columns-repeated="4"/>
          <table:table-cell table:formula="of:=[.A59]" office:value-type="float" office:value="4" calcext:value-type="float">
            <text:p>4</text:p>
          </table:table-cell>
          <table:table-cell table:formula="of:=COM.MICROSOFT.CONCAT([.F59];[.E59])" office:value-type="string" office:string-value="䷋ 12" calcext:value-type="string">
            <text:p>䷋ 12</text:p>
          </table:table-cell>
          <table:table-cell table:formula="of:=[.N59]" office:value-type="string" office:string-value="The underground" calcext:value-type="string">
            <text:p>The underground</text:p>
          </table:table-cell>
          <table:table-cell table:number-columns-repeated="3"/>
        </table:table-row>
        <table:table-row table:style-name="ro1">
          <table:table-cell office:value-type="float" office:value="5" calcext:value-type="float">
            <text:p>5</text:p>
          </table:table-cell>
          <table:table-cell table:formula="of:=[.H60]+2*([.I60]+2*([.J60]+2*([.K60]+2*([.L60]+2*[.M60]))))" office:value-type="float" office:value="57" calcext:value-type="float">
            <text:p>57</text:p>
          </table:table-cell>
          <table:table-cell table:formula="of:=3-[.H60]-[.I60]-[.J60]+[.K60]+[.L60]+[.M60]" office:value-type="float" office:value="5" calcext:value-type="float">
            <text:p>5</text:p>
          </table:table-cell>
          <table:table-cell table:formula="of:=SUM([.H60:.M60])" office:value-type="float" office:value="4" calcext:value-type="float">
            <text:p>4</text:p>
          </table:table-cell>
          <table:table-cell office:value-type="float" office:value="25" calcext:value-type="float">
            <text:p>25</text:p>
          </table:table-cell>
          <table:table-cell table:style-name="ce8" office:value-type="string" calcext:value-type="string">
            <text:p>䷘ </text:p>
          </table:table-cell>
          <table:table-cell office:value-type="float" office:value="61" calcext:value-type="float">
            <text:p>61</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string" calcext:value-type="string">
            <text:p>Honesty</text:p>
          </table:table-cell>
          <table:table-cell office:value-type="string" calcext:value-type="string">
            <text:p>The first 1, meaning MASS, distinguishes the open honesty of a culture from the furtive internal honesty of an UNDERGROUND</text:p>
          </table:table-cell>
          <table:table-cell office:value-type="string" calcext:value-type="string">
            <text:p>The second 0, lacking ACTION, separates honesty from DIPLOMACY. <text:s/>When the honest person takes action, it is foremost by reasoned and respectful discussion with other power to pursue his goals in peace.</text:p>
          </table:table-cell>
          <table:table-cell office:value-type="string" calcext:value-type="string">
            <text:p>The third 0, lacking PRESERVATION, suggests an honest person avoiding SOLIDARITY in favor no doubt of principle, but potentially suffering a setback for it</text:p>
          </table:table-cell>
          <table:table-cell office:value-type="string" calcext:value-type="string">
            <text:p>The fourth 1, meaning KNOWLEDGE, distinguishes honest living from INCOME. <text:s/>A means or skill is known to avoid the need to hustle.</text:p>
          </table:table-cell>
          <table:table-cell office:value-type="string" calcext:value-type="string">
            <text:p>The fifth 1, meaning COORDINATION, shows the honest man avoiding punishment because he is obeying (or perhaps making) the law.</text:p>
          </table:table-cell>
          <table:table-cell office:value-type="string" calcext:value-type="string">
            <text:p>The sixth 1, meaning SECURITY, separates honesty from TRAINING. <text:s/>The trainee may intend to be honest, but can’t be trusted to do things unwatched. <text:s/>The honest person *must* be trusted, because if he were constantly being watched, there would be no way to distinguish if he is honest.</text:p>
          </table:table-cell>
          <table:table-cell office:value-type="string" calcext:value-type="string">
            <text:p>“Honesty” focuses on honest, upstanding living. <text:s/>These are people who would be die-hard members of an underground, were they not in the majority and well accepted in their society. <text:s/>In honesty we see someone without selfish thoughts, but also without thought of action,but knowledgeable, coordinating resources with a sense of security, among friends.</text:p>
          </table:table-cell>
          <table:table-cell office:value-type="string" calcext:value-type="string">
            <text:p>Beacon</text:p>
          </table:table-cell>
          <table:table-cell office:value-type="string" calcext:value-type="string">
            <text:p>Strength</text:p>
          </table:table-cell>
          <table:table-cell table:number-columns-repeated="4"/>
          <table:table-cell table:formula="of:=[.A60]" office:value-type="float" office:value="5" calcext:value-type="float">
            <text:p>5</text:p>
          </table:table-cell>
          <table:table-cell table:formula="of:=COM.MICROSOFT.CONCAT([.F60];[.E60])" office:value-type="string" office:string-value="䷘ 25" calcext:value-type="string">
            <text:p>䷘ 25</text:p>
          </table:table-cell>
          <table:table-cell table:formula="of:=[.N60]" office:value-type="string" office:string-value="Honesty" calcext:value-type="string">
            <text:p>Honesty</text:p>
          </table:table-cell>
          <table:table-cell table:number-columns-repeated="3"/>
        </table:table-row>
        <table:table-row table:style-name="ro1">
          <table:table-cell office:value-type="float" office:value="6" calcext:value-type="float">
            <text:p>6</text:p>
          </table:table-cell>
          <table:table-cell table:formula="of:=[.H61]+2*([.I61]+2*([.J61]+2*([.K61]+2*([.L61]+2*[.M61]))))" office:value-type="float" office:value="58" calcext:value-type="float">
            <text:p>58</text:p>
          </table:table-cell>
          <table:table-cell table:formula="of:=3-[.H61]-[.I61]-[.J61]+[.K61]+[.L61]+[.M61]" office:value-type="float" office:value="5" calcext:value-type="float">
            <text:p>5</text:p>
          </table:table-cell>
          <table:table-cell table:formula="of:=SUM([.H61:.M61])" office:value-type="float" office:value="4" calcext:value-type="float">
            <text:p>4</text:p>
          </table:table-cell>
          <table:table-cell office:value-type="float" office:value="6" calcext:value-type="float">
            <text:p>6</text:p>
          </table:table-cell>
          <table:table-cell table:style-name="ce8" office:value-type="string" calcext:value-type="string">
            <text:p>䷅ </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Activism</text:p>
          </table:table-cell>
          <table:table-cell office:value-type="string" calcext:value-type="string">
            <text:p>The first 0, lacking MASS, distinguishes the activism of a few from the DIPLOMACY of those with a country to return to when things go wrong.</text:p>
          </table:table-cell>
          <table:table-cell office:value-type="string" calcext:value-type="string">
            <text:p>The second 1, indicating ACTION, shows the activist standing against the DARK AGE</text:p>
          </table:table-cell>
          <table:table-cell office:value-type="string" calcext:value-type="string">
            <text:p>The third 0, lacking PRESERVATION, suggests the activist coming into conflict with someone rather than a favorable INTRODUCTION.</text:p>
          </table:table-cell>
          <table:table-cell office:value-type="string" calcext:value-type="string">
            <text:p>The fourth 1, signifying KNOWLEDGE, shows the activist has learned a way out of CRISIS.</text:p>
          </table:table-cell>
          <table:table-cell office:value-type="string" calcext:value-type="string">
            <text:p>The fifth 1, indicating COORDINATION, distinguishes activism from the mere OPPORTUNITY to do so.</text:p>
          </table:table-cell>
          <table:table-cell office:value-type="string" calcext:value-type="string">
            <text:p>The sixth 1, having SECURITY, is the distinction between the successful activist and the one subject to OPPRESSION.</text:p>
          </table:table-cell>
          <table:table-cell office:value-type="string" calcext:value-type="string">
            <text:p>The activist could be the commander of all he sees; but he lacks MASS of support, and faces risks to self PRESERVATION. <text:s/>Here activism is the underground taking action, which is say, it is more like “direct action” and different from subversion.</text:p>
          </table:table-cell>
          <table:table-cell office:value-type="string" calcext:value-type="string">
            <text:p>Looting</text:p>
          </table:table-cell>
          <table:table-cell office:value-type="string" calcext:value-type="string">
            <text:p>Guarding</text:p>
          </table:table-cell>
          <table:table-cell table:number-columns-repeated="4"/>
          <table:table-cell table:formula="of:=[.A61]" office:value-type="float" office:value="6" calcext:value-type="float">
            <text:p>6</text:p>
          </table:table-cell>
          <table:table-cell table:formula="of:=COM.MICROSOFT.CONCAT([.F61];[.E61])" office:value-type="string" office:string-value="䷅ 6" calcext:value-type="string">
            <text:p>䷅ 6</text:p>
          </table:table-cell>
          <table:table-cell table:formula="of:=[.N61]" office:value-type="string" office:string-value="Activism" calcext:value-type="string">
            <text:p>Activism</text:p>
          </table:table-cell>
          <table:table-cell table:number-columns-repeated="3"/>
        </table:table-row>
        <table:table-row table:style-name="ro1">
          <table:table-cell office:value-type="float" office:value="7" calcext:value-type="float">
            <text:p>7</text:p>
          </table:table-cell>
          <table:table-cell table:formula="of:=[.H62]+2*([.I62]+2*([.J62]+2*([.K62]+2*([.L62]+2*[.M62]))))" office:value-type="float" office:value="59" calcext:value-type="float">
            <text:p>59</text:p>
          </table:table-cell>
          <table:table-cell table:formula="of:=3-[.H62]-[.I62]-[.J62]+[.K62]+[.L62]+[.M62]" office:value-type="float" office:value="4" calcext:value-type="float">
            <text:p>4</text:p>
          </table:table-cell>
          <table:table-cell table:formula="of:=SUM([.H62:.M62])" office:value-type="float" office:value="5" calcext:value-type="float">
            <text:p>5</text:p>
          </table:table-cell>
          <table:table-cell office:value-type="float" office:value="10" calcext:value-type="float">
            <text:p>10</text:p>
          </table:table-cell>
          <table:table-cell table:style-name="ce8" office:value-type="string" calcext:value-type="string">
            <text:p>䷉ </text:p>
          </table:table-cell>
          <table:table-cell office:value-type="float" office:value="63" calcext:value-type="float">
            <text:p>63</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Diplomacy</text:p>
          </table:table-cell>
          <table:table-cell office:value-type="string" calcext:value-type="string">
            <text:p>The first 1, meaning MASS, distinguishes diplomacy from ACTIVISM. <text:s/>The diplomat’s cause is widely believed and accepted, at least in his own country.</text:p>
          </table:table-cell>
          <table:table-cell office:value-type="string" calcext:value-type="string">
            <text:p>The second 1, meaning ACTION, distinguishes diplomacy from HONESTY. <text:s/>The diplomat must be seen as trustworthy, but his positions are backed by the imminent potential for forceful means.</text:p>
          </table:table-cell>
          <table:table-cell office:value-type="string" calcext:value-type="string">
            <text:p>The third 0, lacking PRESERVATION, shows the diplomat’s position is to give up key resources or take significant risks in order to achieve a larger cause of peace or alliance.</text:p>
          </table:table-cell>
          <table:table-cell office:value-type="string" calcext:value-type="string">
            <text:p>The fourth 1, meaning KNOWLEDGE, distinguishes diplomacy from POLITENESS. <text:s/>The diplomat, surely, is polite, but not in the sense of preparing against any unforeseen direction. <text:s/>He knows where he wants the conversation to go and how he wants it to end.</text:p>
          </table:table-cell>
          <table:table-cell office:value-type="string" calcext:value-type="string">
            <text:p>The fifth 1, meaning COORDINATION, distinguishes diplomacy from ALIENATION. <text:s/>A diplomat representing someone with a strong claim to a throne will simply be a kook if the rest of the world has rejected this out of hand.</text:p>
          </table:table-cell>
          <table:table-cell office:value-type="string" calcext:value-type="string">
            <text:p>The sixth 1, meaning SECURITY, distinguishes diplomacy from RISK. <text:s text:c="3"/>The diplomat must pursue his cause quietly or someone else may make a contrary move.</text:p>
          </table:table-cell>
          <table:table-cell office:value-type="string" calcext:value-type="string">
            <text:p>In diplomacy the commander has been prevented from putting his forces’ well-being foremost, due to his duty to a higher cause. <text:s/>Whether he surrenders strategic ground, abandons a productive assault, or makes a tense handshake amid a hesitant truce, he surrenders some aspect of preservation of forces for himself or his legion, but only on the best of advice from the people he represents.</text:p>
          </table:table-cell>
          <table:table-cell office:value-type="string" calcext:value-type="string">
            <text:p>Survival</text:p>
          </table:table-cell>
          <table:table-cell office:value-type="string" calcext:value-type="string">
            <text:p>Prosecution</text:p>
          </table:table-cell>
          <table:table-cell table:number-columns-repeated="4"/>
          <table:table-cell table:formula="of:=[.A62]" office:value-type="float" office:value="7" calcext:value-type="float">
            <text:p>7</text:p>
          </table:table-cell>
          <table:table-cell table:formula="of:=COM.MICROSOFT.CONCAT([.F62];[.E62])" office:value-type="string" office:string-value="䷉ 10" calcext:value-type="string">
            <text:p>䷉ 10</text:p>
          </table:table-cell>
          <table:table-cell table:formula="of:=[.N62]" office:value-type="string" office:string-value="Diplomacy" calcext:value-type="string">
            <text:p>Diplomacy</text:p>
          </table:table-cell>
          <table:table-cell table:number-columns-repeated="3"/>
        </table:table-row>
        <table:table-row table:style-name="ro1">
          <table:table-cell office:value-type="float" office:value="8" calcext:value-type="float">
            <text:p>8</text:p>
          </table:table-cell>
          <table:table-cell table:formula="of:=[.H63]+2*([.I63]+2*([.J63]+2*([.K63]+2*([.L63]+2*[.M63]))))" office:value-type="float" office:value="60" calcext:value-type="float">
            <text:p>60</text:p>
          </table:table-cell>
          <table:table-cell table:formula="of:=3-[.H63]-[.I63]-[.J63]+[.K63]+[.L63]+[.M63]" office:value-type="float" office:value="5" calcext:value-type="float">
            <text:p>5</text:p>
          </table:table-cell>
          <table:table-cell table:formula="of:=SUM([.H63:.M63])" office:value-type="float" office:value="4" calcext:value-type="float">
            <text:p>4</text:p>
          </table:table-cell>
          <table:table-cell office:value-type="float" office:value="33" calcext:value-type="float">
            <text:p>33</text:p>
          </table:table-cell>
          <table:table-cell table:style-name="ce8" office:value-type="string" calcext:value-type="string">
            <text:p>䷠ </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Retirement</text:p>
          </table:table-cell>
          <table:table-cell office:value-type="string" calcext:value-type="string">
            <text:p>The first 0, lacking MASS, suggests the lack of SOLIDARITY through weakness of numbers.</text:p>
          </table:table-cell>
          <table:table-cell office:value-type="string" calcext:value-type="string">
            <text:p>The second 0, lacking ACTION, is a tangible choice to avoid INTRODUCTION to a potential commanding position</text:p>
          </table:table-cell>
          <table:table-cell office:value-type="string" calcext:value-type="string">
            <text:p>The third 1, meaning PRESERVATION, shows the retired commander avoiding contact with THE UNDERGROUND as a matter of self-preservation. <text:s/>Or a member of the underground retiring from his community with ambition to join the elites.</text:p>
          </table:table-cell>
          <table:table-cell office:value-type="string" calcext:value-type="string">
            <text:p>The fourth 1, meaning KNOWLEDGE, distinguishes the retiree from one at REST - he knows he has a reason to remain out of many affairs.</text:p>
          </table:table-cell>
          <table:table-cell office:value-type="string" calcext:value-type="string">
            <text:p>The fifth 1, meaning COORDINATION, distinguishes the retiree from the HERMIT. <text:s/>He will keep in touch. <text:s/>Or the hermit has retired, and gotten into touch.</text:p>
          </table:table-cell>
          <table:table-cell office:value-type="string" calcext:value-type="string">
            <text:p>The sixth 1, meaning SECURITY, distinguishes retirement from LOVE. <text:s/>Love involves some withdrawal from previous interests, but is publicly more apparent.</text:p>
          </table:table-cell>
          <table:table-cell/>
          <table:table-cell office:value-type="string" calcext:value-type="string">
            <text:p>Holding</text:p>
          </table:table-cell>
          <table:table-cell office:value-type="string" calcext:value-type="string">
            <text:p>Resources</text:p>
          </table:table-cell>
          <table:table-cell table:number-columns-repeated="4"/>
          <table:table-cell table:formula="of:=[.A63]" office:value-type="float" office:value="8" calcext:value-type="float">
            <text:p>8</text:p>
          </table:table-cell>
          <table:table-cell table:formula="of:=COM.MICROSOFT.CONCAT([.F63];[.E63])" office:value-type="string" office:string-value="䷠ 33" calcext:value-type="string">
            <text:p>䷠ 33</text:p>
          </table:table-cell>
          <table:table-cell table:formula="of:=[.N63]" office:value-type="string" office:string-value="Retirement" calcext:value-type="string">
            <text:p>Retirement</text:p>
          </table:table-cell>
          <table:table-cell table:number-columns-repeated="3"/>
        </table:table-row>
        <table:table-row table:style-name="ro1">
          <table:table-cell office:value-type="float" office:value="9" calcext:value-type="float">
            <text:p>9</text:p>
          </table:table-cell>
          <table:table-cell table:formula="of:=[.H64]+2*([.I64]+2*([.J64]+2*([.K64]+2*([.L64]+2*[.M64]))))" office:value-type="float" office:value="61" calcext:value-type="float">
            <text:p>61</text:p>
          </table:table-cell>
          <table:table-cell table:formula="of:=3-[.H64]-[.I64]-[.J64]+[.K64]+[.L64]+[.M64]" office:value-type="float" office:value="4" calcext:value-type="float">
            <text:p>4</text:p>
          </table:table-cell>
          <table:table-cell table:formula="of:=SUM([.H64:.M64])" office:value-type="float" office:value="5" calcext:value-type="float">
            <text:p>5</text:p>
          </table:table-cell>
          <table:table-cell office:value-type="float" office:value="13" calcext:value-type="float">
            <text:p>13</text:p>
          </table:table-cell>
          <table:table-cell table:style-name="ce8" office:value-type="string" calcext:value-type="string">
            <text:p>䷌ </text:p>
          </table:table-cell>
          <table:table-cell office:value-type="float" office:value="62" calcext:value-type="float">
            <text:p>62</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Solidarity</text:p>
          </table:table-cell>
          <table:table-cell office:value-type="string" calcext:value-type="string">
            <text:p>The first 1, meaning MASS, distinguishes solidarity from RETIREMENT. <text:s/>The person steadfastly loyal to a lost cause, but unwilling to take action, and now alone, has little to say about things.</text:p>
          </table:table-cell>
          <table:table-cell office:value-type="string" calcext:value-type="string">
            <text:p>The second 0, meaning ACTION, distinguishes solidarity from COMMANDING. <text:s/>If the commander can make the people cheering for him actually do something, he is a commander in fact.</text:p>
          </table:table-cell>
          <table:table-cell office:value-type="string" calcext:value-type="string">
            <text:p>The third 1, meaning PRESERVATION, suggests solidarity pays off in a way that the ordinary HONESTY of the law-abiding citizen does not. <text:s/>There are times when it behooves a person to be seen cheering for the home team.</text:p>
          </table:table-cell>
          <table:table-cell office:value-type="string" calcext:value-type="string">
            <text:p>The fourth 1, meaning KNOWLEDGE, distinguishes solidarity from HOME. <text:s/>Home has its own sense of solidarity, but less eye on the outside world.</text:p>
          </table:table-cell>
          <table:table-cell office:value-type="string" calcext:value-type="string">
            <text:p>The fifth 1, meaning COORDINATION, distinguishes solidarity from SYMPATHY, inciting public displays of it.</text:p>
          </table:table-cell>
          <table:table-cell office:value-type="string" calcext:value-type="string">
            <text:p>The sixth 1, meaning SECURITY, distinguishes solidarity from PRINCIPLE. <text:s/>Solidarity doesn’t require a very meaningful public position that could be held against someone later.</text:p>
          </table:table-cell>
          <table:table-cell office:value-type="string" calcext:value-type="string">
            <text:p>Solidarity represents every aspect of command -- except action. <text:s/>We will sing your praises and offer our thanks, hold rallies for your support, and we will be with you all the way ... to the recruiting center. <text:s/>There we will wave and cheer and offer our prayers, as you depart for battle.</text:p>
          </table:table-cell>
          <table:table-cell office:value-type="string" calcext:value-type="string">
            <text:p>Attack</text:p>
          </table:table-cell>
          <table:table-cell office:value-type="string" calcext:value-type="string">
            <text:p>Wealth</text:p>
          </table:table-cell>
          <table:table-cell table:number-columns-repeated="4"/>
          <table:table-cell table:formula="of:=[.A64]" office:value-type="float" office:value="9" calcext:value-type="float">
            <text:p>9</text:p>
          </table:table-cell>
          <table:table-cell table:formula="of:=COM.MICROSOFT.CONCAT([.F64];[.E64])" office:value-type="string" office:string-value="䷌ 13" calcext:value-type="string">
            <text:p>䷌ 13</text:p>
          </table:table-cell>
          <table:table-cell table:formula="of:=[.N64]" office:value-type="string" office:string-value="Solidarity" calcext:value-type="string">
            <text:p>Solidarity</text:p>
          </table:table-cell>
          <table:table-cell table:number-columns-repeated="3"/>
        </table:table-row>
        <table:table-row table:style-name="ro1">
          <table:table-cell office:value-type="string" calcext:value-type="string">
            <text:p>+</text:p>
          </table:table-cell>
          <table:table-cell table:formula="of:=[.H65]+2*([.I65]+2*([.J65]+2*([.K65]+2*([.L65]+2*[.M65]))))" office:value-type="float" office:value="62" calcext:value-type="float">
            <text:p>62</text:p>
          </table:table-cell>
          <table:table-cell table:formula="of:=3-[.H65]-[.I65]-[.J65]+[.K65]+[.L65]+[.M65]" office:value-type="float" office:value="4" calcext:value-type="float">
            <text:p>4</text:p>
          </table:table-cell>
          <table:table-cell table:formula="of:=SUM([.H65:.M65])" office:value-type="float" office:value="5" calcext:value-type="float">
            <text:p>5</text:p>
          </table:table-cell>
          <table:table-cell office:value-type="float" office:value="44" calcext:value-type="float">
            <text:p>44</text:p>
          </table:table-cell>
          <table:table-cell table:style-name="ce8" office:value-type="string" calcext:value-type="string">
            <text:p>䷫ </text:p>
          </table:table-cell>
          <table:table-cell office:value-type="float" office:value="60" calcext:value-type="float">
            <text:p>60</text:p>
          </table:table-cell>
          <table:table-cell office:value-type="float" office:value="0" calcext:value-type="float">
            <text:p>0</text:p>
          </table:table-cell>
          <table:table-cell table:number-columns-repeated="5" office:value-type="float" office:value="1" calcext:value-type="float">
            <text:p>1</text:p>
          </table:table-cell>
          <table:table-cell office:value-type="string" calcext:value-type="string">
            <text:p>Introduction</text:p>
          </table:table-cell>
          <table:table-cell office:value-type="string" calcext:value-type="string">
            <text:p>The first 0, lacking MASS, distinguishes the newly introduced person from the well-established commander. <text:s/>Every advantage is present, but he is still unrecognized.</text:p>
          </table:table-cell>
          <table:table-cell office:value-type="string" calcext:value-type="string">
            <text:p>The second 1, meaning ACTION, distinguishes introduction from RETIREMENT. <text:s/>Action will be taken or it will be missed.</text:p>
          </table:table-cell>
          <table:table-cell office:value-type="string" calcext:value-type="string">
            <text:p>The third 1, meaning PRESERVATION, separates introduction from ACTIVISM. <text:s/>The activist introduces himself but will not gain personally by doing so.</text:p>
          </table:table-cell>
          <table:table-cell office:value-type="string" calcext:value-type="string">
            <text:p>The fourth 1, meaning KNOWLEDGE, distinguishes introduction from INFLUENCE. <text:s/>perhaps influence is the beginning of contact, but without knowing how to proceed to a fuller collaboration.</text:p>
          </table:table-cell>
          <table:table-cell office:value-type="string" calcext:value-type="string">
            <text:p>The fifth 1, meaning COORDINATION, separates introduction from TALENT. <text:s/>The introduction may be done based on talent, but only per the plan of some greater association.</text:p>
          </table:table-cell>
          <table:table-cell office:value-type="string" calcext:value-type="string">
            <text:p>The sixth 1, meaning SECURITY, distinguishes introduction from VULNERABILITY. <text:s/>Arranging a meeting when the enemy knows about it creates an opening for attack.</text:p>
          </table:table-cell>
          <table:table-cell office:value-type="string" calcext:value-type="string">
            <text:p>Here we see the future commander alone, in the process of meeting those who would serve him.</text:p>
          </table:table-cell>
          <table:table-cell office:value-type="string" calcext:value-type="string">
            <text:p>Flight</text:p>
          </table:table-cell>
          <table:table-cell office:value-type="string" calcext:value-type="string">
            <text:p>Discretion</text:p>
          </table:table-cell>
          <table:table-cell table:number-columns-repeated="4"/>
          <table:table-cell table:formula="of:=[.A65]" office:value-type="string" office:string-value="+" calcext:value-type="string">
            <text:p>+</text:p>
          </table:table-cell>
          <table:table-cell table:formula="of:=COM.MICROSOFT.CONCAT([.F65];[.E65])" office:value-type="string" office:string-value="䷫ 44" calcext:value-type="string">
            <text:p>䷫ 44</text:p>
          </table:table-cell>
          <table:table-cell table:formula="of:=[.N65]" office:value-type="string" office:string-value="Introduction" calcext:value-type="string">
            <text:p>Introduction</text:p>
          </table:table-cell>
          <table:table-cell table:number-columns-repeated="3"/>
        </table:table-row>
        <table:table-row table:style-name="ro1">
          <table:table-cell office:value-type="string" calcext:value-type="string">
            <text:p>/</text:p>
          </table:table-cell>
          <table:table-cell table:formula="of:=[.H66]+2*([.I66]+2*([.J66]+2*([.K66]+2*([.L66]+2*[.M66]))))" office:value-type="float" office:value="63" calcext:value-type="float">
            <text:p>63</text:p>
          </table:table-cell>
          <table:table-cell table:formula="of:=3-[.H66]-[.I66]-[.J66]+[.K66]+[.L66]+[.M66]" office:value-type="float" office:value="3" calcext:value-type="float">
            <text:p>3</text:p>
          </table:table-cell>
          <table:table-cell table:formula="of:=SUM([.H66:.M66])" office:value-type="float" office:value="6" calcext:value-type="float">
            <text:p>6</text:p>
          </table:table-cell>
          <table:table-cell office:value-type="float" office:value="1" calcext:value-type="float">
            <text:p>1</text:p>
          </table:table-cell>
          <table:table-cell table:style-name="ce8" office:value-type="string" calcext:value-type="string">
            <text:p>䷀ </text:p>
          </table:table-cell>
          <table:table-cell office:value-type="float" office:value="64" calcext:value-type="float">
            <text:p>64</text:p>
          </table:table-cell>
          <table:table-cell table:number-columns-repeated="6" office:value-type="float" office:value="1" calcext:value-type="float">
            <text:p>1</text:p>
          </table:table-cell>
          <table:table-cell office:value-type="string" calcext:value-type="string">
            <text:p>Commanding</text:p>
          </table:table-cell>
          <table:table-cell office:value-type="string" calcext:value-type="string">
            <text:p>The first 1, meaning MASS, shows the commander has been well introduced to many, who recognize his authority.</text:p>
          </table:table-cell>
          <table:table-cell office:value-type="string" calcext:value-type="string">
            <text:p>The second 1, meaning ACTION, means the commander has the solidarity of all his forces, and can retain it while telling them to do new things.</text:p>
          </table:table-cell>
          <table:table-cell office:value-type="string" calcext:value-type="string">
            <text:p>The third 1, meaning PRESERVATION, shows the commander has done what diplomacy demands, yet can still take action to improve the situation of his own people</text:p>
          </table:table-cell>
          <table:table-cell office:value-type="string" calcext:value-type="string">
            <text:p>The fourth 1, meaning KNOWLEDGE, means the commander has exercised discretion while finding out the nature of his challenges, but now is released from uncertainty.</text:p>
          </table:table-cell>
          <table:table-cell office:value-type="string" calcext:value-type="string">
            <text:p>The fifth 1, meaning COORDINATION, means the commander has the advantages of wealth for the sake of a larger cause</text:p>
          </table:table-cell>
          <table:table-cell office:value-type="string" calcext:value-type="string">
            <text:p>The sixth 1, meaning SECURITY, means the commander has prosecuted whoever would hinder him, and now has confidence in his people.</text:p>
          </table:table-cell>
          <table:table-cell office:value-type="string" calcext:value-type="string">
            <text:p>Commanding combines all the military doctrines of success. <text:s/>It means being introduced as a friend to many, rallying all those showing solidarity into action, using diplomacy for the preservation of the whole force, using discretion until all knowledge is obtained, bringing wealth into strong coordination with the larger society, and undertaking prosecutions as necessary to establish security.</text:p>
          </table:table-cell>
          <table:table-cell office:value-type="string" calcext:value-type="string">
            <text:p>Submission</text:p>
          </table:table-cell>
          <table:table-cell office:value-type="string" calcext:value-type="string">
            <text:p>*Commanding</text:p>
          </table:table-cell>
          <table:table-cell table:number-columns-repeated="4"/>
          <table:table-cell table:formula="of:=[.A66]" office:value-type="string" office:string-value="/" calcext:value-type="string">
            <text:p>/</text:p>
          </table:table-cell>
          <table:table-cell table:formula="of:=COM.MICROSOFT.CONCAT([.F66];[.E66])" office:value-type="string" office:string-value="䷀ 1" calcext:value-type="string">
            <text:p>䷀ 1</text:p>
          </table:table-cell>
          <table:table-cell table:formula="of:=[.N66]" office:value-type="string" office:string-value="Commanding" calcext:value-type="string">
            <text:p>Commanding</text:p>
          </table:table-cell>
          <table:table-cell table:number-columns-repeated="3"/>
        </table:table-row>
        <table:table-row table:style-name="ro1" table:number-rows-repeated="1048509">
          <table:table-cell table:number-columns-repeated="33"/>
        </table:table-row>
        <table:table-row table:style-name="ro1">
          <table:table-cell table:number-columns-repeated="33"/>
        </table:table-row>
      </table:table>
      <table:table table:name="Sheet2" table:style-name="ta1">
        <table:table-column table:style-name="co3" table:default-cell-style-name="ce7"/>
        <table:table-column table:style-name="co8" table:default-cell-style-name="Default"/>
        <table:table-column table:style-name="co12" table:default-cell-style-name="Default"/>
        <table:table-column table:style-name="co3" table:default-cell-style-name="ce7"/>
        <table:table-column table:style-name="co13" table:default-cell-style-name="Default"/>
        <table:table-column table:style-name="co14" table:default-cell-style-name="Default"/>
        <table:table-row table:style-name="ro1">
          <table:table-cell office:value-type="string" calcext:value-type="string">
            <text:p>A</text:p>
          </table:table-cell>
          <table:table-cell office:value-type="string" calcext:value-type="string">
            <text:p>䷁ 2</text:p>
          </table:table-cell>
          <table:table-cell office:value-type="string" calcext:value-type="string">
            <text:p>Submission</text:p>
          </table:table-cell>
          <table:table-cell office:value-type="string" calcext:value-type="string">
            <text:p>g</text:p>
          </table:table-cell>
          <table:table-cell office:value-type="string" calcext:value-type="string">
            <text:p>䷖ 23</text:p>
          </table:table-cell>
          <table:table-cell office:value-type="string" calcext:value-type="string">
            <text:p>Disillusion</text:p>
          </table:table-cell>
        </table:table-row>
        <table:table-row table:style-name="ro1">
          <table:table-cell office:value-type="string" calcext:value-type="string">
            <text:p>B</text:p>
          </table:table-cell>
          <table:table-cell office:value-type="string" calcext:value-type="string">
            <text:p>䷗ 24</text:p>
          </table:table-cell>
          <table:table-cell office:value-type="string" calcext:value-type="string">
            <text:p>Flight</text:p>
          </table:table-cell>
          <table:table-cell office:value-type="string" calcext:value-type="string">
            <text:p>h</text:p>
          </table:table-cell>
          <table:table-cell office:value-type="string" calcext:value-type="string">
            <text:p>䷚ 27</text:p>
          </table:table-cell>
          <table:table-cell office:value-type="string" calcext:value-type="string">
            <text:p>Refuge</text:p>
          </table:table-cell>
        </table:table-row>
        <table:table-row table:style-name="ro1">
          <table:table-cell office:value-type="string" calcext:value-type="string">
            <text:p>C</text:p>
          </table:table-cell>
          <table:table-cell office:value-type="string" calcext:value-type="string">
            <text:p>䷆ 7</text:p>
          </table:table-cell>
          <table:table-cell office:value-type="string" calcext:value-type="string">
            <text:p>Attack</text:p>
          </table:table-cell>
          <table:table-cell office:value-type="string" calcext:value-type="string">
            <text:p>i</text:p>
          </table:table-cell>
          <table:table-cell office:value-type="string" calcext:value-type="string">
            <text:p>䷃ 4</text:p>
          </table:table-cell>
          <table:table-cell office:value-type="string" calcext:value-type="string">
            <text:p>Experiment</text:p>
          </table:table-cell>
        </table:table-row>
        <table:table-row table:style-name="ro1">
          <table:table-cell office:value-type="string" calcext:value-type="string">
            <text:p>D</text:p>
          </table:table-cell>
          <table:table-cell office:value-type="string" calcext:value-type="string">
            <text:p>䷒ 19</text:p>
          </table:table-cell>
          <table:table-cell office:value-type="string" calcext:value-type="string">
            <text:p>Holding</text:p>
          </table:table-cell>
          <table:table-cell office:value-type="string" calcext:value-type="string">
            <text:p>j</text:p>
          </table:table-cell>
          <table:table-cell office:value-type="string" calcext:value-type="string">
            <text:p>䷨ 41</text:p>
          </table:table-cell>
          <table:table-cell office:value-type="string" calcext:value-type="string">
            <text:p>Generosity</text:p>
          </table:table-cell>
        </table:table-row>
        <table:table-row table:style-name="ro1">
          <table:table-cell office:value-type="string" calcext:value-type="string">
            <text:p>E</text:p>
          </table:table-cell>
          <table:table-cell office:value-type="string" calcext:value-type="string">
            <text:p>䷎ 15</text:p>
          </table:table-cell>
          <table:table-cell office:value-type="string" calcext:value-type="string">
            <text:p>Survival</text:p>
          </table:table-cell>
          <table:table-cell office:value-type="string" calcext:value-type="string">
            <text:p>k</text:p>
          </table:table-cell>
          <table:table-cell office:value-type="string" calcext:value-type="string">
            <text:p>䷳ 52</text:p>
          </table:table-cell>
          <table:table-cell office:value-type="string" calcext:value-type="string">
            <text:p>Recovery</text:p>
          </table:table-cell>
        </table:table-row>
        <table:table-row table:style-name="ro1">
          <table:table-cell office:value-type="string" calcext:value-type="string">
            <text:p>F</text:p>
          </table:table-cell>
          <table:table-cell office:value-type="string" calcext:value-type="string">
            <text:p>䷣ 36</text:p>
          </table:table-cell>
          <table:table-cell office:value-type="string" calcext:value-type="string">
            <text:p>Looting</text:p>
          </table:table-cell>
          <table:table-cell office:value-type="string" calcext:value-type="string">
            <text:p>l</text:p>
          </table:table-cell>
          <table:table-cell office:value-type="string" calcext:value-type="string">
            <text:p>䷕ 22</text:p>
          </table:table-cell>
          <table:table-cell office:value-type="string" calcext:value-type="string">
            <text:p>Creative Expression</text:p>
          </table:table-cell>
        </table:table-row>
        <table:table-row table:style-name="ro1">
          <table:table-cell office:value-type="string" calcext:value-type="string">
            <text:p>G</text:p>
          </table:table-cell>
          <table:table-cell office:value-type="string" calcext:value-type="string">
            <text:p>䷭ 46</text:p>
          </table:table-cell>
          <table:table-cell office:value-type="string" calcext:value-type="string">
            <text:p>Beacon</text:p>
          </table:table-cell>
          <table:table-cell office:value-type="string" calcext:value-type="string">
            <text:p>m</text:p>
          </table:table-cell>
          <table:table-cell office:value-type="string" calcext:value-type="string">
            <text:p>䷑ 18</text:p>
          </table:table-cell>
          <table:table-cell office:value-type="string" calcext:value-type="string">
            <text:p>The Problem Solver</text:p>
          </table:table-cell>
        </table:table-row>
        <table:table-row table:style-name="ro1">
          <table:table-cell office:value-type="string" calcext:value-type="string">
            <text:p>H</text:p>
          </table:table-cell>
          <table:table-cell office:value-type="string" calcext:value-type="string">
            <text:p>䷊ 11</text:p>
          </table:table-cell>
          <table:table-cell office:value-type="string" calcext:value-type="string">
            <text:p>Privilege</text:p>
          </table:table-cell>
          <table:table-cell office:value-type="string" calcext:value-type="string">
            <text:p>n</text:p>
          </table:table-cell>
          <table:table-cell office:value-type="string" calcext:value-type="string">
            <text:p>䷙ 26</text:p>
          </table:table-cell>
          <table:table-cell office:value-type="string" calcext:value-type="string">
            <text:p>Resources</text:p>
          </table:table-cell>
        </table:table-row>
        <table:table-row table:style-name="ro1">
          <table:table-cell office:value-type="string" calcext:value-type="string">
            <text:p>I</text:p>
          </table:table-cell>
          <table:table-cell office:value-type="string" calcext:value-type="string">
            <text:p>䷏ 16</text:p>
          </table:table-cell>
          <table:table-cell office:value-type="string" calcext:value-type="string">
            <text:p>Inurement</text:p>
          </table:table-cell>
          <table:table-cell office:value-type="string" calcext:value-type="string">
            <text:p>o</text:p>
          </table:table-cell>
          <table:table-cell office:value-type="string" calcext:value-type="string">
            <text:p>䷢ 35</text:p>
          </table:table-cell>
          <table:table-cell office:value-type="string" calcext:value-type="string">
            <text:p>Scheming</text:p>
          </table:table-cell>
        </table:table-row>
        <table:table-row table:style-name="ro1">
          <table:table-cell office:value-type="string" calcext:value-type="string">
            <text:p>J</text:p>
          </table:table-cell>
          <table:table-cell office:value-type="string" calcext:value-type="string">
            <text:p>䷲ 51</text:p>
          </table:table-cell>
          <table:table-cell office:value-type="string" calcext:value-type="string">
            <text:p>Migration</text:p>
          </table:table-cell>
          <table:table-cell office:value-type="string" calcext:value-type="string">
            <text:p>p</text:p>
          </table:table-cell>
          <table:table-cell office:value-type="string" calcext:value-type="string">
            <text:p>䷔ 21</text:p>
          </table:table-cell>
          <table:table-cell office:value-type="string" calcext:value-type="string">
            <text:p>Punishment</text:p>
          </table:table-cell>
        </table:table-row>
        <table:table-row table:style-name="ro1">
          <table:table-cell office:value-type="string" calcext:value-type="string">
            <text:p>K</text:p>
          </table:table-cell>
          <table:table-cell office:value-type="string" calcext:value-type="string">
            <text:p>䷧ 40</text:p>
          </table:table-cell>
          <table:table-cell office:value-type="string" calcext:value-type="string">
            <text:p>Rescue</text:p>
          </table:table-cell>
          <table:table-cell office:value-type="string" calcext:value-type="string">
            <text:p>q</text:p>
          </table:table-cell>
          <table:table-cell office:value-type="string" calcext:value-type="string">
            <text:p>䷿ 64</text:p>
          </table:table-cell>
          <table:table-cell office:value-type="string" calcext:value-type="string">
            <text:p>Opportunity</text:p>
          </table:table-cell>
        </table:table-row>
        <table:table-row table:style-name="ro1">
          <table:table-cell office:value-type="string" calcext:value-type="string">
            <text:p>L</text:p>
          </table:table-cell>
          <table:table-cell office:value-type="string" calcext:value-type="string">
            <text:p>䷵ 54</text:p>
          </table:table-cell>
          <table:table-cell office:value-type="string" calcext:value-type="string">
            <text:p>Retreating</text:p>
          </table:table-cell>
          <table:table-cell office:value-type="string" calcext:value-type="string">
            <text:p>r</text:p>
          </table:table-cell>
          <table:table-cell office:value-type="string" calcext:value-type="string">
            <text:p>䷥ 38</text:p>
          </table:table-cell>
          <table:table-cell office:value-type="string" calcext:value-type="string">
            <text:p>Alienation</text:p>
          </table:table-cell>
        </table:table-row>
        <table:table-row table:style-name="ro1">
          <table:table-cell office:value-type="string" calcext:value-type="string">
            <text:p>M</text:p>
          </table:table-cell>
          <table:table-cell office:value-type="string" calcext:value-type="string">
            <text:p>䷽ 62</text:p>
          </table:table-cell>
          <table:table-cell office:value-type="string" calcext:value-type="string">
            <text:p>Indulgence</text:p>
          </table:table-cell>
          <table:table-cell office:value-type="string" calcext:value-type="string">
            <text:p>s</text:p>
          </table:table-cell>
          <table:table-cell office:value-type="string" calcext:value-type="string">
            <text:p>䷷ 56</text:p>
          </table:table-cell>
          <table:table-cell office:value-type="string" calcext:value-type="string">
            <text:p>The Hermit</text:p>
          </table:table-cell>
        </table:table-row>
        <table:table-row table:style-name="ro1">
          <table:table-cell office:value-type="string" calcext:value-type="string">
            <text:p>N</text:p>
          </table:table-cell>
          <table:table-cell office:value-type="string" calcext:value-type="string">
            <text:p>䷶ 55</text:p>
          </table:table-cell>
          <table:table-cell office:value-type="string" calcext:value-type="string">
            <text:p>Prosperity</text:p>
          </table:table-cell>
          <table:table-cell office:value-type="string" calcext:value-type="string">
            <text:p>t</text:p>
          </table:table-cell>
          <table:table-cell office:value-type="string" calcext:value-type="string">
            <text:p>䷝ 30</text:p>
          </table:table-cell>
          <table:table-cell office:value-type="string" calcext:value-type="string">
            <text:p>Sympathy</text:p>
          </table:table-cell>
        </table:table-row>
        <table:table-row table:style-name="ro1">
          <table:table-cell office:value-type="string" calcext:value-type="string">
            <text:p>O</text:p>
          </table:table-cell>
          <table:table-cell office:value-type="string" calcext:value-type="string">
            <text:p>䷟ 32</text:p>
          </table:table-cell>
          <table:table-cell office:value-type="string" calcext:value-type="string">
            <text:p>Perseverance</text:p>
          </table:table-cell>
          <table:table-cell office:value-type="string" calcext:value-type="string">
            <text:p>u</text:p>
          </table:table-cell>
          <table:table-cell office:value-type="string" calcext:value-type="string">
            <text:p>䷱ 50</text:p>
          </table:table-cell>
          <table:table-cell office:value-type="string" calcext:value-type="string">
            <text:p>Talent</text:p>
          </table:table-cell>
        </table:table-row>
        <table:table-row table:style-name="ro1">
          <table:table-cell office:value-type="string" calcext:value-type="string">
            <text:p>P</text:p>
          </table:table-cell>
          <table:table-cell office:value-type="string" calcext:value-type="string">
            <text:p>䷡ 34</text:p>
          </table:table-cell>
          <table:table-cell office:value-type="string" calcext:value-type="string">
            <text:p>Strength</text:p>
          </table:table-cell>
          <table:table-cell office:value-type="string" calcext:value-type="string">
            <text:p>v</text:p>
          </table:table-cell>
          <table:table-cell office:value-type="string" calcext:value-type="string">
            <text:p>䷍ 14</text:p>
          </table:table-cell>
          <table:table-cell office:value-type="string" calcext:value-type="string">
            <text:p>Wealth</text:p>
          </table:table-cell>
        </table:table-row>
        <table:table-row table:style-name="ro1">
          <table:table-cell office:value-type="string" calcext:value-type="string">
            <text:p>Q</text:p>
          </table:table-cell>
          <table:table-cell office:value-type="string" calcext:value-type="string">
            <text:p>䷇ 8</text:p>
          </table:table-cell>
          <table:table-cell office:value-type="string" calcext:value-type="string">
            <text:p>Compliance</text:p>
          </table:table-cell>
          <table:table-cell office:value-type="string" calcext:value-type="string">
            <text:p>w</text:p>
          </table:table-cell>
          <table:table-cell office:value-type="string" calcext:value-type="string">
            <text:p>䷓ 20</text:p>
          </table:table-cell>
          <table:table-cell office:value-type="string" calcext:value-type="string">
            <text:p>Vigil</text:p>
          </table:table-cell>
        </table:table-row>
        <table:table-row table:style-name="ro1">
          <table:table-cell office:value-type="string" calcext:value-type="string">
            <text:p>R</text:p>
          </table:table-cell>
          <table:table-cell office:value-type="string" calcext:value-type="string">
            <text:p>䷂ 3</text:p>
          </table:table-cell>
          <table:table-cell office:value-type="string" calcext:value-type="string">
            <text:p>Founding</text:p>
          </table:table-cell>
          <table:table-cell office:value-type="string" calcext:value-type="string">
            <text:p>x</text:p>
          </table:table-cell>
          <table:table-cell office:value-type="string" calcext:value-type="string">
            <text:p>䷩ 42</text:p>
          </table:table-cell>
          <table:table-cell office:value-type="string" calcext:value-type="string">
            <text:p>Income</text:p>
          </table:table-cell>
        </table:table-row>
        <table:table-row table:style-name="ro1">
          <table:table-cell office:value-type="string" calcext:value-type="string">
            <text:p>S</text:p>
          </table:table-cell>
          <table:table-cell office:value-type="string" calcext:value-type="string">
            <text:p>䷜ 29</text:p>
          </table:table-cell>
          <table:table-cell office:value-type="string" calcext:value-type="string">
            <text:p>Fearing</text:p>
          </table:table-cell>
          <table:table-cell office:value-type="string" calcext:value-type="string">
            <text:p>y</text:p>
          </table:table-cell>
          <table:table-cell office:value-type="string" calcext:value-type="string">
            <text:p>䷺ 59</text:p>
          </table:table-cell>
          <table:table-cell office:value-type="string" calcext:value-type="string">
            <text:p>Crisis</text:p>
          </table:table-cell>
        </table:table-row>
        <table:table-row table:style-name="ro1">
          <table:table-cell office:value-type="string" calcext:value-type="string">
            <text:p>T</text:p>
          </table:table-cell>
          <table:table-cell office:value-type="string" calcext:value-type="string">
            <text:p>䷻ 60</text:p>
          </table:table-cell>
          <table:table-cell office:value-type="string" calcext:value-type="string">
            <text:p>Regulations</text:p>
          </table:table-cell>
          <table:table-cell office:value-type="string" calcext:value-type="string">
            <text:p>z</text:p>
          </table:table-cell>
          <table:table-cell office:value-type="string" calcext:value-type="string">
            <text:p>䷼ 61</text:p>
          </table:table-cell>
          <table:table-cell office:value-type="string" calcext:value-type="string">
            <text:p>Politeness</text:p>
          </table:table-cell>
        </table:table-row>
        <table:table-row table:style-name="ro1">
          <table:table-cell office:value-type="string" calcext:value-type="string">
            <text:p>U</text:p>
          </table:table-cell>
          <table:table-cell office:value-type="string" calcext:value-type="string">
            <text:p>䷦ 39</text:p>
          </table:table-cell>
          <table:table-cell office:value-type="string" calcext:value-type="string">
            <text:p>Shirking</text:p>
          </table:table-cell>
          <table:table-cell office:value-type="float" office:value="0" calcext:value-type="float">
            <text:p>0</text:p>
          </table:table-cell>
          <table:table-cell office:value-type="string" calcext:value-type="string">
            <text:p>䷴ 53</text:p>
          </table:table-cell>
          <table:table-cell office:value-type="string" calcext:value-type="string">
            <text:p>Rest</text:p>
          </table:table-cell>
        </table:table-row>
        <table:table-row table:style-name="ro1">
          <table:table-cell office:value-type="string" calcext:value-type="string">
            <text:p>V</text:p>
          </table:table-cell>
          <table:table-cell office:value-type="string" calcext:value-type="string">
            <text:p>䷾ 63</text:p>
          </table:table-cell>
          <table:table-cell office:value-type="string" calcext:value-type="string">
            <text:p>Complacency</text:p>
          </table:table-cell>
          <table:table-cell office:value-type="float" office:value="1" calcext:value-type="float">
            <text:p>1</text:p>
          </table:table-cell>
          <table:table-cell office:value-type="string" calcext:value-type="string">
            <text:p>䷤ 37</text:p>
          </table:table-cell>
          <table:table-cell office:value-type="string" calcext:value-type="string">
            <text:p>Home</text:p>
          </table:table-cell>
        </table:table-row>
        <table:table-row table:style-name="ro1">
          <table:table-cell office:value-type="string" calcext:value-type="string">
            <text:p>W</text:p>
          </table:table-cell>
          <table:table-cell office:value-type="string" calcext:value-type="string">
            <text:p>䷯ 48</text:p>
          </table:table-cell>
          <table:table-cell office:value-type="string" calcext:value-type="string">
            <text:p>Discourse</text:p>
          </table:table-cell>
          <table:table-cell office:value-type="float" office:value="2" calcext:value-type="float">
            <text:p>2</text:p>
          </table:table-cell>
          <table:table-cell office:value-type="string" calcext:value-type="string">
            <text:p>䷸ 57</text:p>
          </table:table-cell>
          <table:table-cell office:value-type="string" calcext:value-type="string">
            <text:p>Influence</text:p>
          </table:table-cell>
        </table:table-row>
        <table:table-row table:style-name="ro1">
          <table:table-cell office:value-type="string" calcext:value-type="string">
            <text:p>X</text:p>
          </table:table-cell>
          <table:table-cell office:value-type="string" calcext:value-type="string">
            <text:p>䷄ 5</text:p>
          </table:table-cell>
          <table:table-cell office:value-type="string" calcext:value-type="string">
            <text:p>Guarding</text:p>
          </table:table-cell>
          <table:table-cell office:value-type="float" office:value="3" calcext:value-type="float">
            <text:p>3</text:p>
          </table:table-cell>
          <table:table-cell office:value-type="string" calcext:value-type="string">
            <text:p>䷈ 9</text:p>
          </table:table-cell>
          <table:table-cell office:value-type="string" calcext:value-type="string">
            <text:p>Discretion</text:p>
          </table:table-cell>
        </table:table-row>
        <table:table-row table:style-name="ro1">
          <table:table-cell office:value-type="string" calcext:value-type="string">
            <text:p>Y</text:p>
          </table:table-cell>
          <table:table-cell office:value-type="string" calcext:value-type="string">
            <text:p>䷬ 45</text:p>
          </table:table-cell>
          <table:table-cell office:value-type="string" calcext:value-type="string">
            <text:p>Subversion</text:p>
          </table:table-cell>
          <table:table-cell office:value-type="float" office:value="4" calcext:value-type="float">
            <text:p>4</text:p>
          </table:table-cell>
          <table:table-cell office:value-type="string" calcext:value-type="string">
            <text:p>䷋ 12</text:p>
          </table:table-cell>
          <table:table-cell office:value-type="string" calcext:value-type="string">
            <text:p>The underground</text:p>
          </table:table-cell>
        </table:table-row>
        <table:table-row table:style-name="ro1">
          <table:table-cell office:value-type="string" calcext:value-type="string">
            <text:p>Z</text:p>
          </table:table-cell>
          <table:table-cell office:value-type="string" calcext:value-type="string">
            <text:p>䷐ 17</text:p>
          </table:table-cell>
          <table:table-cell office:value-type="string" calcext:value-type="string">
            <text:p>Training</text:p>
          </table:table-cell>
          <table:table-cell office:value-type="float" office:value="5" calcext:value-type="float">
            <text:p>5</text:p>
          </table:table-cell>
          <table:table-cell office:value-type="string" calcext:value-type="string">
            <text:p>䷘ 25</text:p>
          </table:table-cell>
          <table:table-cell office:value-type="string" calcext:value-type="string">
            <text:p>Honesty</text:p>
          </table:table-cell>
        </table:table-row>
        <table:table-row table:style-name="ro1">
          <table:table-cell office:value-type="string" calcext:value-type="string">
            <text:p>a</text:p>
          </table:table-cell>
          <table:table-cell office:value-type="string" calcext:value-type="string">
            <text:p>䷮ 47</text:p>
          </table:table-cell>
          <table:table-cell office:value-type="string" calcext:value-type="string">
            <text:p>Oppression</text:p>
          </table:table-cell>
          <table:table-cell office:value-type="float" office:value="6" calcext:value-type="float">
            <text:p>6</text:p>
          </table:table-cell>
          <table:table-cell office:value-type="string" calcext:value-type="string">
            <text:p>䷅ 6</text:p>
          </table:table-cell>
          <table:table-cell office:value-type="string" calcext:value-type="string">
            <text:p>Activism</text:p>
          </table:table-cell>
        </table:table-row>
        <table:table-row table:style-name="ro1">
          <table:table-cell office:value-type="string" calcext:value-type="string">
            <text:p>b</text:p>
          </table:table-cell>
          <table:table-cell office:value-type="string" calcext:value-type="string">
            <text:p>䷹ 58</text:p>
          </table:table-cell>
          <table:table-cell office:value-type="string" calcext:value-type="string">
            <text:p>Risk</text:p>
          </table:table-cell>
          <table:table-cell office:value-type="float" office:value="7" calcext:value-type="float">
            <text:p>7</text:p>
          </table:table-cell>
          <table:table-cell office:value-type="string" calcext:value-type="string">
            <text:p>䷉ 10</text:p>
          </table:table-cell>
          <table:table-cell office:value-type="string" calcext:value-type="string">
            <text:p>Diplomacy</text:p>
          </table:table-cell>
        </table:table-row>
        <table:table-row table:style-name="ro1">
          <table:table-cell office:value-type="string" calcext:value-type="string">
            <text:p>c</text:p>
          </table:table-cell>
          <table:table-cell office:value-type="string" calcext:value-type="string">
            <text:p>䷞ 31</text:p>
          </table:table-cell>
          <table:table-cell office:value-type="string" calcext:value-type="string">
            <text:p>Love</text:p>
          </table:table-cell>
          <table:table-cell office:value-type="float" office:value="8" calcext:value-type="float">
            <text:p>8</text:p>
          </table:table-cell>
          <table:table-cell office:value-type="string" calcext:value-type="string">
            <text:p>䷠ 33</text:p>
          </table:table-cell>
          <table:table-cell office:value-type="string" calcext:value-type="string">
            <text:p>Retirement</text:p>
          </table:table-cell>
        </table:table-row>
        <table:table-row table:style-name="ro1">
          <table:table-cell office:value-type="string" calcext:value-type="string">
            <text:p>d</text:p>
          </table:table-cell>
          <table:table-cell office:value-type="string" calcext:value-type="string">
            <text:p>䷰ 49</text:p>
          </table:table-cell>
          <table:table-cell office:value-type="string" calcext:value-type="string">
            <text:p>Principle</text:p>
          </table:table-cell>
          <table:table-cell office:value-type="float" office:value="9" calcext:value-type="float">
            <text:p>9</text:p>
          </table:table-cell>
          <table:table-cell office:value-type="string" calcext:value-type="string">
            <text:p>䷌ 13</text:p>
          </table:table-cell>
          <table:table-cell office:value-type="string" calcext:value-type="string">
            <text:p>Solidarity</text:p>
          </table:table-cell>
        </table:table-row>
        <table:table-row table:style-name="ro1">
          <table:table-cell office:value-type="string" calcext:value-type="string">
            <text:p>e</text:p>
          </table:table-cell>
          <table:table-cell office:value-type="string" calcext:value-type="string">
            <text:p>䷛ 28</text:p>
          </table:table-cell>
          <table:table-cell office:value-type="string" calcext:value-type="string">
            <text:p>Vulnerability</text:p>
          </table:table-cell>
          <table:table-cell office:value-type="string" calcext:value-type="string">
            <text:p>+</text:p>
          </table:table-cell>
          <table:table-cell office:value-type="string" calcext:value-type="string">
            <text:p>䷫ 44</text:p>
          </table:table-cell>
          <table:table-cell office:value-type="string" calcext:value-type="string">
            <text:p>Introduction</text:p>
          </table:table-cell>
        </table:table-row>
        <table:table-row table:style-name="ro1">
          <table:table-cell office:value-type="string" calcext:value-type="string">
            <text:p>f</text:p>
          </table:table-cell>
          <table:table-cell office:value-type="string" calcext:value-type="string">
            <text:p>䷪ 43</text:p>
          </table:table-cell>
          <table:table-cell office:value-type="string" calcext:value-type="string">
            <text:p>Prosecution</text:p>
          </table:table-cell>
          <table:table-cell office:value-type="string" calcext:value-type="string">
            <text:p>/</text:p>
          </table:table-cell>
          <table:table-cell office:value-type="string" calcext:value-type="string">
            <text:p>䷀ 1</text:p>
          </table:table-cell>
          <table:table-cell office:value-type="string" calcext:value-type="string">
            <text:p>Commanding</text:p>
          </table:table-cell>
        </table:table-row>
        <table:table-row table:style-name="ro1" table:number-rows-repeated="1048543">
          <table:table-cell table:number-columns-repeated="6"/>
        </table:table-row>
        <table:table-row table:style-name="ro1">
          <table:table-cell table:number-columns-repeated="6"/>
        </table:table-row>
      </table:table>
      <table:named-expressions/>
      <table:database-ranges>
        <table:database-range table:name="__Anonymous_Sheet_DB__0" table:target-range-address="Sheet1.A3:Sheet1.AMJ66" table:contains-header="false">
          <table:sort>
            <table:sort-by table:field-number="1" table:data-type="automatic"/>
            <table:sort-by table:field-number="2"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21">
      <number:number number:decimal-places="5" number:min-decimal-places="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159%" style:writing-mode="lr-tb"/>
      <style:header-style>
        <style:header-footer-properties fo:min-height="0.3in" fo:margin-left="0in" fo:margin-right="0in" fo:margin-bottom="0.1in"/>
      </style:header-style>
      <style:footer-style>
        <style:header-footer-properties fo:min-height="0.2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2">00/00/0000</text:date>, <text:time style:data-style-name="N2" text:time-value="01:30:04.3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0T16:34:48.072000000</meta:creation-date>
    <dc:date>2021-01-01T18:55:50.801000000</dc:date>
    <meta:editing-duration>P1DT7H52M41S</meta:editing-duration>
    <meta:editing-cycles>78</meta:editing-cycles>
    <meta:generator>LibreOffice/7.0.0.3$Windows_X86_64 LibreOffice_project/8061b3e9204bef6b321a21033174034a5e2ea88e</meta:generator>
    <meta:document-statistic meta:table-count="2" meta:cell-count="1967" meta:object-count="0"/>
  </office:meta>
</office:document-meta>
</file>